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family-generic="roman" style:font-pitch="variable" style:font-charset="x-symbol"/>
    <style:font-face style:name="Symbol" svg:font-family="Symbol" style:font-adornments="Roman" style:font-family-generic="roman" style:font-pitch="variable" style:font-charset="x-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Lucida Sans Unicode" svg:font-family="'Lucida Sans Unicode'" style:font-pitch="variable"/>
    <style:font-face style:name="Tahoma" svg:font-family="Tahoma" style:font-pitch="variable"/>
    <style:font-face style:name="Georgia4" svg:font-family="Georgia" style:font-family-generic="roman" style:font-pitch="variable"/>
    <style:font-face style:name="Georgia3" svg:font-family="Georgia" style:font-adornments="Corsivo" style:font-family-generic="roman" style:font-pitch="variable"/>
    <style:font-face style:name="Georgia1" svg:font-family="Georgia" style:font-adornments="Grassetto" style:font-family-generic="roman" style:font-pitch="variable"/>
    <style:font-face style:name="Georgia2" svg:font-family="Georgia" style:font-adornments="Grassetto Corsivo" style:font-family-generic="roman" style:font-pitch="variable"/>
    <style:font-face style:name="Georgia" svg:font-family="Georgia"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a1" style:family="table">
      <style:table-properties style:width="17cm" table:align="margins"/>
    </style:style>
    <style:style style:name="Tabella1.A" style:family="table-column">
      <style:table-column-properties style:column-width="0.96cm" style:rel-column-width="3700*"/>
    </style:style>
    <style:style style:name="Tabella1.B" style:family="table-column">
      <style:table-column-properties style:column-width="1.782cm" style:rel-column-width="6869*"/>
    </style:style>
    <style:style style:name="Tabella1.C" style:family="table-column">
      <style:table-column-properties style:column-width="14.259cm" style:rel-column-width="54966*"/>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0.958cm" style:rel-column-width="3693*"/>
    </style:style>
    <style:style style:name="Tabella2.B" style:family="table-column">
      <style:table-column-properties style:column-width="1.782cm" style:rel-column-width="6869*"/>
    </style:style>
    <style:style style:name="Tabella2.C" style:family="table-column">
      <style:table-column-properties style:column-width="14.261cm" style:rel-column-width="54973*"/>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0.997cm" style:rel-column-width="3842*"/>
    </style:style>
    <style:style style:name="Tabella3.B" style:family="table-column">
      <style:table-column-properties style:column-width="2.007cm" style:rel-column-width="7739*"/>
    </style:style>
    <style:style style:name="Tabella3.C" style:family="table-column">
      <style:table-column-properties style:column-width="13.996cm" style:rel-column-width="53954*"/>
    </style:style>
    <style:style style:name="Tabella3.A1" style:family="table-cell">
      <style:table-cell-properties fo:padding="0.097cm" fo:border-left="0.002cm solid #000000" fo:border-right="none" fo:border-top="0.002cm solid #000000" fo:border-bottom="0.002cm solid #000000"/>
    </style:style>
    <style:style style:name="Tabella3.C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0.997cm" style:rel-column-width="3842*"/>
    </style:style>
    <style:style style:name="Tabella4.B" style:family="table-column">
      <style:table-column-properties style:column-width="2.007cm" style:rel-column-width="7739*"/>
    </style:style>
    <style:style style:name="Tabella4.C" style:family="table-column">
      <style:table-column-properties style:column-width="13.996cm" style:rel-column-width="53954*"/>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8" style:family="table">
      <style:table-properties style:width="17cm" table:align="margins"/>
    </style:style>
    <style:style style:name="Tabella8.A" style:family="table-column">
      <style:table-column-properties style:column-width="0.977cm" style:rel-column-width="3767*"/>
    </style:style>
    <style:style style:name="Tabella8.B" style:family="table-column">
      <style:table-column-properties style:column-width="2.007cm" style:rel-column-width="7739*"/>
    </style:style>
    <style:style style:name="Tabella8.C" style:family="table-column">
      <style:table-column-properties style:column-width="14.016cm" style:rel-column-width="54029*"/>
    </style:style>
    <style:style style:name="Tabella8.A1" style:family="table-cell">
      <style:table-cell-properties fo:padding="0.097cm" fo:border-left="0.002cm solid #000000" fo:border-right="none" fo:border-top="0.002cm solid #000000" fo:border-bottom="0.002cm solid #000000"/>
    </style:style>
    <style:style style:name="Tabella8.C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C2" style:family="table-cell">
      <style:table-cell-properties fo:padding="0.097cm" fo:border-left="0.002cm solid #000000" fo:border-right="0.002cm solid #000000" fo:border-top="none" fo:border-bottom="0.002cm solid #000000"/>
    </style:style>
    <style:style style:name="Tabella7" style:family="table">
      <style:table-properties style:width="17cm" table:align="margins"/>
    </style:style>
    <style:style style:name="Tabella7.A" style:family="table-column">
      <style:table-column-properties style:column-width="0.94cm" style:rel-column-width="3624*"/>
    </style:style>
    <style:style style:name="Tabella7.B" style:family="table-column">
      <style:table-column-properties style:column-width="2.044cm" style:rel-column-width="7882*"/>
    </style:style>
    <style:style style:name="Tabella7.C" style:family="table-column">
      <style:table-column-properties style:column-width="14.016cm" style:rel-column-width="54029*"/>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0.94cm" style:rel-column-width="3624*"/>
    </style:style>
    <style:style style:name="Tabella6.B" style:family="table-column">
      <style:table-column-properties style:column-width="2.044cm" style:rel-column-width="7882*"/>
    </style:style>
    <style:style style:name="Tabella6.C" style:family="table-column">
      <style:table-column-properties style:column-width="14.016cm" style:rel-column-width="54029*"/>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15" style:family="table">
      <style:table-properties style:width="4.004cm" fo:margin-left="6.498cm" fo:margin-right="6.498cm" table:align="margins"/>
    </style:style>
    <style:style style:name="Tabella15.A" style:family="table-column">
      <style:table-column-properties style:column-width="1.004cm" style:rel-column-width="16420*"/>
    </style:style>
    <style:style style:name="Tabella15.B" style:family="table-column">
      <style:table-column-properties style:column-width="1.007cm" style:rel-column-width="16478*"/>
    </style:style>
    <style:style style:name="Tabella15.C" style:family="table-column">
      <style:table-column-properties style:column-width="1.005cm" style:rel-column-width="16449*"/>
    </style:style>
    <style:style style:name="Tabella15.D" style:family="table-column">
      <style:table-column-properties style:column-width="0.99cm" style:rel-column-width="16188*"/>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D2" style:family="table-cell">
      <style:table-cell-properties fo:padding="0.097cm" fo:border-left="0.002cm solid #000000" fo:border-right="0.002cm solid #000000" fo:border-top="none" fo:border-bottom="0.002cm solid #000000"/>
    </style:style>
    <style:style style:name="Tabella16" style:family="table">
      <style:table-properties style:width="17cm" table:align="margins"/>
    </style:style>
    <style:style style:name="Tabella16.A" style:family="table-column">
      <style:table-column-properties style:column-width="0.94cm" style:rel-column-width="3624*"/>
    </style:style>
    <style:style style:name="Tabella16.B" style:family="table-column">
      <style:table-column-properties style:column-width="2.044cm" style:rel-column-width="7882*"/>
    </style:style>
    <style:style style:name="Tabella16.C" style:family="table-column">
      <style:table-column-properties style:column-width="14.016cm" style:rel-column-width="54029*"/>
    </style:style>
    <style:style style:name="Tabella16.A1" style:family="table-cell">
      <style:table-cell-properties fo:padding="0.097cm" fo:border-left="0.002cm solid #000000" fo:border-right="none" fo:border-top="0.002cm solid #000000" fo:border-bottom="0.002cm solid #000000"/>
    </style:style>
    <style:style style:name="Tabella16.C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C2" style:family="table-cell">
      <style:table-cell-properties fo:padding="0.097cm" fo:border-left="0.002cm solid #000000" fo:border-right="0.002cm solid #000000" fo:border-top="none" fo:border-bottom="0.002cm solid #000000"/>
    </style:style>
    <style:style style:name="Tabella9" style:family="table">
      <style:table-properties style:width="6.789cm" table:align="center"/>
    </style:style>
    <style:style style:name="Tabella9.A" style:family="table-column">
      <style:table-column-properties style:column-width="2.674cm"/>
    </style:style>
    <style:style style:name="Tabella9.B" style:family="table-column">
      <style:table-column-properties style:column-width="1.222cm"/>
    </style:style>
    <style:style style:name="Tabella9.C" style:family="table-column">
      <style:table-column-properties style:column-width="0.979cm"/>
    </style:style>
    <style:style style:name="Tabella9.D" style:family="table-column">
      <style:table-column-properties style:column-width="0.998cm"/>
    </style:style>
    <style:style style:name="Tabella9.E" style:family="table-column">
      <style:table-column-properties style:column-width="0.915cm"/>
    </style:style>
    <style:style style:name="Tabella9.A1" style:family="table-cell">
      <style:table-cell-properties fo:padding="0.097cm" fo:border="none"/>
    </style:style>
    <style:style style:name="Tabella9.B1" style:family="table-cell">
      <style:table-cell-properties fo:padding="0.097cm" fo:border-left="0.035cm solid #000000" fo:border-right="none" fo:border-top="0.035cm solid #000000" fo:border-bottom="0.002cm solid #000000"/>
    </style:style>
    <style:style style:name="Tabella9.D1" style:family="table-cell">
      <style:table-cell-properties fo:padding="0.097cm" fo:border-left="0.002cm solid #000000" fo:border-right="none" fo:border-top="0.035cm solid #000000" fo:border-bottom="0.002cm solid #000000"/>
    </style:style>
    <style:style style:name="Tabella9.E1" style:family="table-cell">
      <style:table-cell-properties fo:padding="0.097cm" fo:border-left="0.002cm solid #000000" fo:border-right="0.035cm solid #000000" fo:border-top="0.035cm solid #000000" fo:border-bottom="0.002cm solid #000000"/>
    </style:style>
    <style:style style:name="Tabella9.B2" style:family="table-cell">
      <style:table-cell-properties fo:padding="0.097cm" fo:border-left="0.035cm solid #000000" fo:border-right="none" fo:border-top="none" fo:border-bottom="0.002cm solid #000000"/>
    </style:style>
    <style:style style:name="Tabella9.D2" style:family="table-cell">
      <style:table-cell-properties fo:padding="0.097cm" fo:border-left="0.002cm solid #000000" fo:border-right="none" fo:border-top="none" fo:border-bottom="0.002cm solid #000000"/>
    </style:style>
    <style:style style:name="Tabella9.E2" style:family="table-cell">
      <style:table-cell-properties fo:padding="0.097cm" fo:border-left="0.002cm solid #000000" fo:border-right="0.035cm solid #000000" fo:border-top="none" fo:border-bottom="0.002cm solid #000000"/>
    </style:style>
    <style:style style:name="Tabella9.C3" style:family="table-cell">
      <style:table-cell-properties fo:padding="0.097cm" fo:border-left="0.035cm solid #000000" fo:border-right="none" fo:border-top="none" fo:border-bottom="0.035cm solid #000000"/>
    </style:style>
    <style:style style:name="Tabella9.D3" style:family="table-cell">
      <style:table-cell-properties fo:padding="0.097cm" fo:border-left="0.002cm solid #000000" fo:border-right="none" fo:border-top="none" fo:border-bottom="0.035cm solid #000000"/>
    </style:style>
    <style:style style:name="Tabella9.E3" style:family="table-cell">
      <style:table-cell-properties fo:padding="0.097cm" fo:border-left="0.002cm solid #000000" fo:border-right="0.035cm solid #000000" fo:border-top="none" fo:border-bottom="0.035cm solid #000000"/>
    </style:style>
    <style:style style:name="Tabella9.B4" style:family="table-cell">
      <style:table-cell-properties fo:padding="0.097cm" fo:border="0.035cm solid #000000"/>
    </style:style>
    <style:style style:name="Tabella9.5" style:family="table-row">
      <style:table-row-properties style:row-height="0.109cm"/>
    </style:style>
    <style:style style:name="Tabella10" style:family="table">
      <style:table-properties style:width="6.789cm" table:align="center"/>
    </style:style>
    <style:style style:name="Tabella10.A" style:family="table-column">
      <style:table-column-properties style:column-width="2.674cm"/>
    </style:style>
    <style:style style:name="Tabella10.B" style:family="table-column">
      <style:table-column-properties style:column-width="1.222cm"/>
    </style:style>
    <style:style style:name="Tabella10.C" style:family="table-column">
      <style:table-column-properties style:column-width="0.979cm"/>
    </style:style>
    <style:style style:name="Tabella10.D" style:family="table-column">
      <style:table-column-properties style:column-width="0.998cm"/>
    </style:style>
    <style:style style:name="Tabella10.E" style:family="table-column">
      <style:table-column-properties style:column-width="0.915cm"/>
    </style:style>
    <style:style style:name="Tabella10.A1" style:family="table-cell">
      <style:table-cell-properties fo:padding="0.097cm" fo:border="none"/>
    </style:style>
    <style:style style:name="Tabella10.B1" style:family="table-cell">
      <style:table-cell-properties fo:padding="0.097cm" fo:border-left="0.035cm solid #000000" fo:border-right="none" fo:border-top="0.035cm solid #000000" fo:border-bottom="0.002cm solid #000000"/>
    </style:style>
    <style:style style:name="Tabella10.D1" style:family="table-cell">
      <style:table-cell-properties fo:padding="0.097cm" fo:border-left="0.002cm solid #000000" fo:border-right="none" fo:border-top="0.035cm solid #000000" fo:border-bottom="0.002cm solid #000000"/>
    </style:style>
    <style:style style:name="Tabella10.E1" style:family="table-cell">
      <style:table-cell-properties fo:padding="0.097cm" fo:border-left="0.002cm solid #000000" fo:border-right="0.035cm solid #000000" fo:border-top="0.035cm solid #000000" fo:border-bottom="0.002cm solid #000000"/>
    </style:style>
    <style:style style:name="Tabella10.B2" style:family="table-cell">
      <style:table-cell-properties fo:padding="0.097cm" fo:border-left="0.035cm solid #000000" fo:border-right="none" fo:border-top="none" fo:border-bottom="0.002cm solid #000000"/>
    </style:style>
    <style:style style:name="Tabella10.D2" style:family="table-cell">
      <style:table-cell-properties fo:padding="0.097cm" fo:border-left="0.002cm solid #000000" fo:border-right="none" fo:border-top="none" fo:border-bottom="0.002cm solid #000000"/>
    </style:style>
    <style:style style:name="Tabella10.E2" style:family="table-cell">
      <style:table-cell-properties fo:padding="0.097cm" fo:border-left="0.002cm solid #000000" fo:border-right="0.035cm solid #000000" fo:border-top="none" fo:border-bottom="0.002cm solid #000000"/>
    </style:style>
    <style:style style:name="Tabella10.C3" style:family="table-cell">
      <style:table-cell-properties fo:padding="0.097cm" fo:border-left="0.035cm solid #000000" fo:border-right="none" fo:border-top="none" fo:border-bottom="0.035cm solid #000000"/>
    </style:style>
    <style:style style:name="Tabella10.D3" style:family="table-cell">
      <style:table-cell-properties fo:padding="0.097cm" fo:border-left="0.002cm solid #000000" fo:border-right="none" fo:border-top="none" fo:border-bottom="0.035cm solid #000000"/>
    </style:style>
    <style:style style:name="Tabella10.E3" style:family="table-cell">
      <style:table-cell-properties fo:padding="0.097cm" fo:border-left="0.002cm solid #000000" fo:border-right="0.035cm solid #000000" fo:border-top="none" fo:border-bottom="0.035cm solid #000000"/>
    </style:style>
    <style:style style:name="Tabella10.B4" style:family="table-cell">
      <style:table-cell-properties fo:padding="0.097cm" fo:border="0.035cm solid #000000"/>
    </style:style>
    <style:style style:name="Tabella10.5" style:family="table-row">
      <style:table-row-properties style:row-height="0.109cm"/>
    </style:style>
    <style:style style:name="Tabella11" style:family="table">
      <style:table-properties style:width="17cm" table:align="margins"/>
    </style:style>
    <style:style style:name="Tabella11.A" style:family="table-column">
      <style:table-column-properties style:column-width="0.96cm" style:rel-column-width="3699*"/>
    </style:style>
    <style:style style:name="Tabella11.B" style:family="table-column">
      <style:table-column-properties style:column-width="2.025cm" style:rel-column-width="7807*"/>
    </style:style>
    <style:style style:name="Tabella11.C" style:family="table-column">
      <style:table-column-properties style:column-width="14.016cm" style:rel-column-width="54029*"/>
    </style:style>
    <style:style style:name="Tabella11.A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9" style:family="table">
      <style:table-properties style:width="17cm" table:align="margins"/>
    </style:style>
    <style:style style:name="Tabella19.A" style:family="table-column">
      <style:table-column-properties style:column-width="0.96cm" style:rel-column-width="3699*"/>
    </style:style>
    <style:style style:name="Tabella19.B" style:family="table-column">
      <style:table-column-properties style:column-width="2.025cm" style:rel-column-width="7807*"/>
    </style:style>
    <style:style style:name="Tabella19.C" style:family="table-column">
      <style:table-column-properties style:column-width="14.016cm" style:rel-column-width="54029*"/>
    </style:style>
    <style:style style:name="Tabella19.A1" style:family="table-cell">
      <style:table-cell-properties fo:padding="0.097cm" fo:border-left="0.002cm solid #000000" fo:border-right="none" fo:border-top="0.002cm solid #000000" fo:border-bottom="0.002cm solid #000000"/>
    </style:style>
    <style:style style:name="Tabella19.C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C2" style:family="table-cell">
      <style:table-cell-properties fo:padding="0.097cm" fo:border-left="0.002cm solid #000000" fo:border-right="0.002cm solid #000000" fo:border-top="none" fo:border-bottom="0.002cm solid #000000"/>
    </style:style>
    <style:style style:name="Tabella12" style:family="table">
      <style:table-properties style:width="17cm" table:align="margins"/>
    </style:style>
    <style:style style:name="Tabella12.A" style:family="table-column">
      <style:table-column-properties style:column-width="0.96cm" style:rel-column-width="3699*"/>
    </style:style>
    <style:style style:name="Tabella12.B" style:family="table-column">
      <style:table-column-properties style:column-width="2.025cm" style:rel-column-width="7807*"/>
    </style:style>
    <style:style style:name="Tabella12.C" style:family="table-column">
      <style:table-column-properties style:column-width="14.016cm" style:rel-column-width="54029*"/>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13" style:family="table">
      <style:table-properties style:width="17cm" table:align="margins"/>
    </style:style>
    <style:style style:name="Tabella13.A" style:family="table-column">
      <style:table-column-properties style:column-width="0.96cm" style:rel-column-width="3699*"/>
    </style:style>
    <style:style style:name="Tabella13.B" style:family="table-column">
      <style:table-column-properties style:column-width="2.025cm" style:rel-column-width="7807*"/>
    </style:style>
    <style:style style:name="Tabella13.C" style:family="table-column">
      <style:table-column-properties style:column-width="14.016cm" style:rel-column-width="54029*"/>
    </style:style>
    <style:style style:name="Tabella13.A1" style:family="table-cell">
      <style:table-cell-properties fo:padding="0.097cm" fo:border-left="0.002cm solid #000000" fo:border-right="none" fo:border-top="0.002cm solid #000000" fo:border-bottom="0.002cm solid #000000"/>
    </style:style>
    <style:style style:name="Tabella13.C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C2" style:family="table-cell">
      <style:table-cell-properties fo:padding="0.097cm" fo:border-left="0.002cm solid #000000" fo:border-right="0.002cm solid #000000" fo:border-top="none" fo:border-bottom="0.002cm solid #000000"/>
    </style:style>
    <style:style style:name="Tabella17" style:family="table">
      <style:table-properties style:width="17cm" table:align="margins"/>
    </style:style>
    <style:style style:name="Tabella17.A" style:family="table-column">
      <style:table-column-properties style:column-width="0.96cm" style:rel-column-width="3699*"/>
    </style:style>
    <style:style style:name="Tabella17.B" style:family="table-column">
      <style:table-column-properties style:column-width="2.025cm" style:rel-column-width="7807*"/>
    </style:style>
    <style:style style:name="Tabella17.C" style:family="table-column">
      <style:table-column-properties style:column-width="14.016cm" style:rel-column-width="54029*"/>
    </style:style>
    <style:style style:name="Tabella17.A1" style:family="table-cell">
      <style:table-cell-properties fo:padding="0.097cm" fo:border-left="0.002cm solid #000000" fo:border-right="none" fo:border-top="0.002cm solid #000000" fo:border-bottom="0.002cm solid #000000"/>
    </style:style>
    <style:style style:name="Tabella17.C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C2" style:family="table-cell">
      <style:table-cell-properties fo:padding="0.097cm" fo:border-left="0.002cm solid #000000" fo:border-right="0.002cm solid #000000" fo:border-top="none" fo:border-bottom="0.002cm solid #000000"/>
    </style:style>
    <style:style style:name="Tabella18" style:family="table">
      <style:table-properties style:width="17cm" table:align="margins"/>
    </style:style>
    <style:style style:name="Tabella18.A" style:family="table-column">
      <style:table-column-properties style:column-width="0.96cm" style:rel-column-width="3699*"/>
    </style:style>
    <style:style style:name="Tabella18.B" style:family="table-column">
      <style:table-column-properties style:column-width="2.025cm" style:rel-column-width="7807*"/>
    </style:style>
    <style:style style:name="Tabella18.C" style:family="table-column">
      <style:table-column-properties style:column-width="14.016cm" style:rel-column-width="54029*"/>
    </style:style>
    <style:style style:name="Tabella18.A1" style:family="table-cell">
      <style:table-cell-properties fo:padding="0.097cm" fo:border-left="0.002cm solid #000000" fo:border-right="none" fo:border-top="0.002cm solid #000000" fo:border-bottom="0.002cm solid #000000"/>
    </style:style>
    <style:style style:name="Tabella18.C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C2" style:family="table-cell">
      <style:table-cell-properties fo:padding="0.097cm" fo:border-left="0.002cm solid #000000" fo:border-right="0.002cm solid #000000" fo:border-top="none" fo:border-bottom="0.002cm solid #000000"/>
    </style:style>
    <style:style style:name="Tabella14" style:family="table">
      <style:table-properties style:width="17cm" table:align="margins"/>
    </style:style>
    <style:style style:name="Tabella14.A" style:family="table-column">
      <style:table-column-properties style:column-width="0.96cm" style:rel-column-width="3699*"/>
    </style:style>
    <style:style style:name="Tabella14.B" style:family="table-column">
      <style:table-column-properties style:column-width="2.025cm" style:rel-column-width="7807*"/>
    </style:style>
    <style:style style:name="Tabella14.C" style:family="table-column">
      <style:table-column-properties style:column-width="14.016cm" style:rel-column-width="54029*"/>
    </style:style>
    <style:style style:name="Tabella14.A1" style:family="table-cell">
      <style:table-cell-properties fo:padding="0.097cm" fo:border-left="0.002cm solid #000000" fo:border-right="none" fo:border-top="0.002cm solid #000000" fo:border-bottom="0.002cm solid #000000"/>
    </style:style>
    <style:style style:name="Tabella14.C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C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0.997cm" style:rel-column-width="3842*"/>
    </style:style>
    <style:style style:name="Tabella5.B" style:family="table-column">
      <style:table-column-properties style:column-width="1.988cm" style:rel-column-width="7664*"/>
    </style:style>
    <style:style style:name="Tabella5.C" style:family="table-column">
      <style:table-column-properties style:column-width="14.016cm" style:rel-column-width="54029*"/>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font-style="italic" style:font-size-asian="8pt" style:font-style-asian="italic" style:font-size-complex="8pt" style:font-style-complex="italic"/>
    </style:style>
    <style:style style:name="P2"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3" style:family="paragraph" style:parent-style-name="Footer">
      <style:text-properties fo:font-size="16pt" fo:font-style="italic" style:font-size-asian="16pt" style:font-style-asian="italic" style:font-size-complex="16pt" style:font-style-complex="italic"/>
    </style:style>
    <style:style style:name="P4" style:family="paragraph" style:parent-style-name="Footer">
      <style:paragraph-properties fo:text-align="end" style:justify-single-word="false"/>
      <style:text-properties fo:font-size="16pt" fo:font-style="italic" style:font-size-asian="16pt" style:font-style-asian="italic" style:font-size-complex="16pt" style:font-style-complex="italic"/>
    </style:style>
    <style:style style:name="P5" style:family="paragraph" style:parent-style-name="Footer">
      <style:text-properties fo:font-size="14pt" fo:font-style="normal" style:font-size-asian="14pt" style:font-style-asian="normal" style:font-size-complex="14pt" style:font-style-complex="normal"/>
    </style:style>
    <style:style style:name="P6" style:family="paragraph" style:parent-style-name="Footer">
      <style:paragraph-properties fo:text-align="end" style:justify-single-word="false"/>
      <style:text-properties fo:font-size="14pt" fo:font-style="italic" style:font-size-asian="14pt" style:font-style-asian="italic" style:font-size-complex="14pt" style:font-style-complex="italic"/>
    </style:style>
    <style:style style:name="P7" style:family="paragraph" style:parent-style-name="Header_20_left">
      <style:paragraph-properties fo:text-align="start" style:justify-single-word="false"/>
      <style:text-properties fo:font-size="8pt" fo:font-style="italic" style:font-size-asian="8pt" style:font-style-asian="italic" style:font-size-complex="8pt" style:font-style-complex="italic"/>
    </style:style>
    <style:style style:name="P8" style:family="paragraph" style:parent-style-name="Header_20_left">
      <style:paragraph-properties fo:text-align="end" style:justify-single-word="false"/>
      <style:text-properties fo:font-size="8pt" fo:font-style="italic" style:font-size-asian="8pt" style:font-style-asian="italic" style:font-size-complex="8pt" style:font-style-complex="italic"/>
    </style:style>
    <style:style style:name="P9"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0" style:family="paragraph" style:parent-style-name="Standard">
      <style:paragraph-properties fo:text-align="center" style:justify-single-word="false"/>
    </style:style>
    <style:style style:name="P11" style:family="paragraph" style:parent-style-name="Standard">
      <style:text-properties style:font-name="Georgia4"/>
    </style:style>
    <style:style style:name="P12" style:family="paragraph" style:parent-style-name="Standard">
      <style:paragraph-properties fo:text-align="center" style:justify-single-word="false"/>
      <style:text-properties style:font-name="Georgia4"/>
    </style:style>
    <style:style style:name="P13" style:family="paragraph" style:parent-style-name="Standard">
      <style:paragraph-properties fo:text-align="start" style:justify-single-word="false"/>
      <style:text-properties style:font-name="Georgia4"/>
    </style:style>
    <style:style style:name="P14" style:family="paragraph" style:parent-style-name="Standard">
      <style:paragraph-properties fo:text-align="justify" style:justify-single-word="false"/>
      <style:text-properties style:font-name="Georgia4"/>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6" style:family="paragraph" style:parent-style-name="Index">
      <style:paragraph-properties fo:break-before="page"/>
    </style:style>
    <style:style style:name="P17" style:family="paragraph" style:parent-style-name="Heading_20_1">
      <style:paragraph-properties fo:break-before="page"/>
    </style:style>
    <style:style style:name="P18" style:family="paragraph" style:parent-style-name="Contents_20_1">
      <style:paragraph-properties>
        <style:tab-stops>
          <style:tab-stop style:position="15.998cm" style:type="right" style:leader-style="dotted" style:leader-text="."/>
        </style:tab-stops>
      </style:paragraph-properties>
    </style:style>
    <style:style style:name="P19" style:family="paragraph" style:parent-style-name="Standard">
      <style:paragraph-properties fo:margin-left="0.506cm" fo:margin-right="0cm" fo:text-align="justify" style:justify-single-word="false" fo:text-indent="0cm" style:auto-text-indent="false">
        <style:tab-stops>
          <style:tab-stop style:position="-0.506cm"/>
          <style:tab-stop style:position="1.494cm" style:leader-style="dotted" style:leader-text="."/>
        </style:tab-stops>
      </style:paragraph-properties>
    </style:style>
    <style:style style:name="P20" style:family="paragraph" style:parent-style-name="Standard">
      <style:paragraph-properties fo:margin-left="0.506cm" fo:margin-right="0cm" fo:text-align="justify" style:justify-single-word="false" fo:text-indent="0cm" style:auto-text-indent="false">
        <style:tab-stops>
          <style:tab-stop style:position="-0.506cm"/>
          <style:tab-stop style:position="1.494cm" style:leader-style="dotted" style:leader-text="."/>
        </style:tab-stops>
      </style:paragraph-properties>
      <style:text-properties style:font-name="Georgia4"/>
    </style:style>
    <style:style style:name="P21" style:family="paragraph" style:parent-style-name="Standard">
      <style:paragraph-properties fo:margin-left="0.506cm" fo:margin-right="0cm" fo:text-indent="0cm" style:auto-text-indent="false">
        <style:tab-stops>
          <style:tab-stop style:position="-0.506cm"/>
          <style:tab-stop style:position="1.494cm" style:leader-style="dotted" style:leader-text="."/>
        </style:tab-stops>
      </style:paragraph-properties>
      <style:text-properties style:font-name="Georgia4"/>
    </style:style>
    <style:style style:name="P22" style:family="paragraph" style:parent-style-name="Standard">
      <style:paragraph-properties fo:margin-left="0cm" fo:margin-right="0cm" fo:text-indent="0.506cm" style:auto-text-indent="false">
        <style:tab-stops>
          <style:tab-stop style:position="7.505cm" style:leader-style="dotted" style:leader-text="."/>
        </style:tab-stops>
      </style:paragraph-properties>
    </style:style>
    <style:style style:name="P23" style:family="paragraph" style:parent-style-name="Standard">
      <style:paragraph-properties fo:margin-left="0cm" fo:margin-right="0cm" fo:text-align="start" style:justify-single-word="false" fo:text-indent="0.506cm" style:auto-text-indent="false">
        <style:tab-stops>
          <style:tab-stop style:position="7.519cm" style:leader-style="dotted" style:leader-text="."/>
        </style:tab-stops>
      </style:paragraph-properties>
    </style:style>
    <style:style style:name="P24" style:family="paragraph" style:parent-style-name="Standard">
      <style:paragraph-properties fo:margin-left="0cm" fo:margin-right="0cm" fo:text-align="start" style:justify-single-word="false" fo:text-indent="0.506cm" style:auto-text-indent="false">
        <style:tab-stops>
          <style:tab-stop style:position="7.519cm"/>
        </style:tab-stops>
      </style:paragraph-properties>
    </style:style>
    <style:style style:name="P25" style:family="paragraph" style:parent-style-name="Standard">
      <style:paragraph-properties fo:margin-left="0cm" fo:margin-right="0cm" fo:text-indent="0.506cm" style:auto-text-indent="false">
        <style:tab-stops>
          <style:tab-stop style:position="7.505cm"/>
        </style:tab-stops>
      </style:paragraph-properties>
      <style:text-properties style:font-name="Georgia4" fo:font-size="12pt" style:font-name-asian="Bitstream Vera Sans Mono1" style:font-size-asian="12pt" style:font-name-complex="Bitstream Vera Sans Mono1" style:font-size-complex="12pt"/>
    </style:style>
    <style:style style:name="P26" style:family="paragraph" style:parent-style-name="Heading_20_2">
      <style:paragraph-properties fo:margin-left="0cm" fo:margin-right="0cm" fo:text-indent="0cm" style:auto-text-indent="false"/>
    </style:style>
    <style:style style:name="P27" style:family="paragraph" style:parent-style-name="Tasti_20_-_20_commento">
      <style:paragraph-properties fo:margin-left="0cm" fo:margin-right="0cm" fo:margin-top="0cm" fo:margin-bottom="0cm" fo:text-align="justify" style:justify-single-word="false" fo:text-indent="0cm" style:auto-text-indent="false"/>
      <style:text-properties style:font-name="Georgia" fo:font-size="10pt"/>
    </style:style>
    <style:style style:name="P28" style:family="paragraph" style:parent-style-name="Standard">
      <style:paragraph-properties fo:margin-left="7.505cm" fo:margin-right="0cm" fo:text-indent="0cm" style:auto-text-indent="false">
        <style:tab-stops/>
      </style:paragraph-properties>
      <style:text-properties style:font-name="Georgia4" fo:font-size="12pt" style:font-name-asian="Bitstream Vera Sans Mono1" style:font-size-asian="12pt" style:font-name-complex="Bitstream Vera Sans Mono1" style:font-size-complex="12pt"/>
    </style:style>
    <style:style style:name="P29" style:family="paragraph" style:parent-style-name="Standard">
      <style:paragraph-properties fo:margin-left="7.505cm" fo:margin-right="0cm" fo:text-indent="0cm" style:auto-text-indent="false">
        <style:tab-stops/>
      </style:paragraph-properties>
      <style:text-properties style:font-name="Georgia4" fo:font-size="12pt" style:font-size-asian="12pt" style:font-size-complex="12pt"/>
    </style:style>
    <style:style style:name="P30" style:family="paragraph" style:parent-style-name="Sequenza_20_di_20_tasti_20_-_20_commento">
      <style:paragraph-properties fo:margin-left="1cm" fo:margin-right="0cm" fo:margin-top="0.101cm" fo:margin-bottom="0.101cm" fo:text-align="justify" style:justify-single-word="false" fo:text-indent="0cm" style:auto-text-indent="false"/>
    </style:style>
    <style:style style:name="P31" style:family="paragraph" style:parent-style-name="Marginalia">
      <style:paragraph-properties fo:margin-left="1cm" fo:margin-right="0cm" fo:margin-top="0.101cm" fo:margin-bottom="0.101cm" fo:text-align="justify" style:justify-single-word="false" fo:text-indent="0cm" style:auto-text-indent="false"/>
    </style:style>
    <style:style style:name="P32" style:family="paragraph" style:parent-style-name="Tasti">
      <style:text-properties style:font-name="Bitstream Vera Sans Mono"/>
    </style:style>
    <style:style style:name="P33" style:family="paragraph" style:parent-style-name="Tasti">
      <style:text-properties style:font-name="Bitstream Vera Sans Mono" style:font-name-asian="Bitstream Vera Sans Mono" style:font-name-complex="Bitstream Vera Sans Mono"/>
    </style:style>
    <style:style style:name="P34" style:family="paragraph" style:parent-style-name="Tasti">
      <style:text-properties style:font-name="Georgia4" style:font-name-asian="Georgia4" style:font-name-complex="Georgia4"/>
    </style:style>
    <style:style style:name="P35" style:family="paragraph" style:parent-style-name="Standard">
      <style:paragraph-properties fo:margin-top="0.101cm" fo:margin-bottom="0.101cm"/>
      <style:text-properties style:font-name="Georgia4"/>
    </style:style>
    <style:style style:name="P36" style:family="paragraph" style:parent-style-name="Standard">
      <style:paragraph-properties fo:margin-top="0.101cm" fo:margin-bottom="0.101cm" fo:text-align="center" style:justify-single-word="false"/>
      <style:text-properties style:font-name="Georgia4"/>
    </style:style>
    <style:style style:name="P37" style:family="paragraph" style:parent-style-name="Standard">
      <style:paragraph-properties fo:margin-top="0.101cm" fo:margin-bottom="0.101cm" fo:text-align="center" style:justify-single-word="false"/>
    </style:style>
    <style:style style:name="P38" style:family="paragraph" style:parent-style-name="Table_20_Contents">
      <style:text-properties style:use-window-font-color="true"/>
    </style:style>
    <style:style style:name="P39"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40" style:family="paragraph" style:parent-style-name="Table_20_Contents">
      <style:paragraph-properties fo:text-align="center" style:justify-single-word="false"/>
      <style:text-properties style:use-window-font-color="true"/>
    </style:style>
    <style:style style:name="P41" style:family="paragraph" style:parent-style-name="Standard">
      <style:paragraph-properties fo:margin-top="0.101cm" fo:margin-bottom="0cm"/>
      <style:text-properties style:font-name="Georgia4"/>
    </style:style>
    <style:style style:name="P42" style:family="paragraph" style:parent-style-name="Sequenza_20_di_20_tasti">
      <style:paragraph-properties fo:margin-left="0.975cm" fo:margin-right="0cm" fo:text-indent="0cm" style:auto-text-indent="false"/>
    </style:style>
    <style:style style:name="P43"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style>
    <style:style style:name="P44"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style>
    <style:style style:name="P45"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style>
    <style:style style:name="P46"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text-properties style:font-name="Georgia4"/>
    </style:style>
    <style:style style:name="P47"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style>
    <style:style style:name="P48"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style>
    <style:style style:name="P49"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text-properties style:font-name="Georgia4"/>
    </style:style>
    <style:style style:name="P50"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text-properties style:font-name="Georgia4"/>
    </style:style>
    <style:style style:name="P51"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text-properties style:font-name="Georgia4"/>
    </style:style>
    <style:style style:name="P52"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style>
    <style:style style:name="P53"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style>
    <style:style style:name="P54"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text-properties style:font-name="Georgia4"/>
    </style:style>
    <style:style style:name="P55" style:family="paragraph" style:parent-style-name="Standard" style:master-page-name="">
      <style:paragraph-properties fo:margin-left="0.506cm" fo:margin-right="0cm" fo:text-align="justify" style:justify-single-word="false" fo:text-indent="0cm" style:auto-text-indent="false" style:page-number="auto">
        <style:tab-stops>
          <style:tab-stop style:position="-0.506cm"/>
          <style:tab-stop style:position="1.494cm" style:leader-style="dotted" style:leader-text="."/>
        </style:tab-stops>
      </style:paragraph-properties>
    </style:style>
    <style:style style:name="P56" style:family="paragraph" style:parent-style-name="Standard">
      <style:text-properties style:font-name="Georgia4" fo:font-size="10pt" style:font-size-asian="10pt" style:font-size-complex="10pt"/>
    </style:style>
    <style:style style:name="P57" style:family="paragraph" style:parent-style-name="Heading_20_1" style:master-page-name="Right_20_Page">
      <style:paragraph-properties style:page-number="1"/>
    </style:style>
    <style:style style:name="P58" style:family="paragraph" style:parent-style-name="Title" style:master-page-name="Standard">
      <style:paragraph-properties style:page-number="auto"/>
    </style:style>
    <style:style style:name="T1" style:family="text">
      <style:text-properties fo:font-size="10pt" fo:font-style="italic" style:font-size-asian="10pt" style:font-style-asian="italic" style:font-size-complex="10pt" style:font-style-complex="italic"/>
    </style:style>
    <style:style style:name="T2" style:family="text">
      <style:text-properties style:font-name="Georgia4"/>
    </style:style>
    <style:style style:name="T3" style:family="text">
      <style:text-properties style:font-name="Georgia4" fo:font-size="12pt" style:font-name-asian="Bitstream Vera Sans Mono1" style:font-size-asian="12pt" style:font-name-complex="Bitstream Vera Sans Mono1" style:font-size-complex="12pt"/>
    </style:style>
    <style:style style:name="T4" style:family="text">
      <style:text-properties style:font-name="Georgia4" fo:font-size="12pt" style:font-size-asian="12pt" style:font-size-complex="12pt"/>
    </style:style>
    <style:style style:name="T5" style:family="text">
      <style:text-properties style:font-name="Georgia4" fo:font-size="12pt" style:font-name-asian="Georgia4" style:font-size-asian="12pt" style:font-name-complex="Georgia4" style:font-size-complex="12pt"/>
    </style:style>
    <style:style style:name="T6" style:family="text">
      <style:text-properties style:font-name="Georgia4" style:font-name-asian="Georgia4" style:font-name-complex="Georgia4"/>
    </style:style>
    <style:style style:name="T7" style:family="text">
      <style:text-properties style:font-name="Georgia4" style:font-name-asian="Symbol1" style:font-name-complex="Symbol1"/>
    </style:style>
    <style:style style:name="T8" style:family="text">
      <style:text-properties style:font-name="Bitstream Vera Sans Mono1" fo:font-size="10pt" style:font-size-asian="10pt" style:font-size-complex="10pt"/>
    </style:style>
    <style:style style:name="T9" style:family="text">
      <style:text-properties style:font-name="Bitstream Vera Sans Mono1" fo:font-size="10pt" style:font-name-asian="Bitstream Vera Sans Mono1" style:font-size-asian="10pt" style:font-name-complex="Bitstream Vera Sans Mono1" style:font-size-complex="10pt"/>
    </style:style>
    <style:style style:name="T10" style:family="text">
      <style:text-properties style:font-name="Bitstream Vera Sans Mono1" fo:font-size="8pt" fo:font-style="italic" style:font-size-asian="8pt" style:font-style-asian="italic" style:font-size-complex="8pt" style:font-style-complex="italic"/>
    </style:style>
    <style:style style:name="T11" style:family="text">
      <style:text-properties style:text-position="super 58%"/>
    </style:style>
    <style:style style:name="T12" style:family="text">
      <style:text-properties style:text-position="super 58%" style:font-name="Bitstream Vera Sans Mono1" fo:font-size="10pt" style:font-size-asian="10pt" style:font-size-complex="10pt"/>
    </style:style>
    <style:style style:name="T13" style:family="text">
      <style:text-properties style:text-position="sub 58%"/>
    </style:style>
    <style:style style:name="T14" style:family="text">
      <style:text-properties style:font-name-asian="Times New Roman" style:font-name-complex="Times New Roman"/>
    </style:style>
    <style:style style:name="T15" style:family="text">
      <style:text-properties style:font-name="Symbol1"/>
    </style:style>
    <style:style style:name="T16" style:family="text">
      <style:text-properties style:font-name="Symbol1" fo:font-size="10pt" style:font-name-asian="Symbol1" style:font-size-asian="10pt" style:font-name-complex="Symbol1" style:font-size-complex="10pt"/>
    </style:style>
    <style:style style:name="T17" style:family="text">
      <style:text-properties style:font-name="Symbol" style:font-name-asian="Symbol" style:font-name-complex="Symbol"/>
    </style:style>
    <style:style style:name="T18" style:family="text">
      <style:text-properties style:font-name="Georgia" fo:font-size="10pt"/>
    </style:style>
    <style:style style:name="T19" style:family="text">
      <style:text-properties style:font-name="Times New Roman"/>
    </style:style>
    <style:style style:name="T20" style:family="text">
      <style:text-properties style:font-name="Times New Roman" style:font-name-asian="Times New Roman" style:font-name-complex="Times New Roman"/>
    </style:style>
    <style:style style:name="T21" style:family="text">
      <style:text-properties style:font-name-asian="Georgia4" style:font-name-complex="Georgia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Title"><text:title>10 programmi per la calcolatrice CASIO fx-180P</text:tit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user-defined text:name="Data">10/09/2006</text:user-defined></text:p>
      <text:p text:style-name="P9">Revisione <text:user-defined text:name="Revisione">0.1</text:user-defined></text:p>
      <text:p text:style-name="P10"><text:span text:style-name="T1"><text:user-defined text:name="Autore">Gianfranco Zuliani</text:user-defined></text:span><text:span text:style-name="T1"><text:creator/></text:span><text:span text:style-name="T1"> - </text:span><text:span text:style-name="T1"><text:user-defined text:name="Copyright">Alcuni diritti riservati</text:user-defined></text:span></text:p>
      <text:table-of-content text:style-name="Sect1" text:protected="true" text:name="Indice generale1">
        <text:table-of-content-source text:outline-level="1">
          <text:index-title-template text:style-name="Index">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6">Indice</text:p>
          </text:index-title>
          <text:p text:style-name="P18">Indovina il numero...<text:tab/>1</text:p>
          <text:p text:style-name="P18">Pensa un numero...<text:tab/>3</text:p>
          <text:p text:style-name="P18">Lancio di due dadi<text:tab/>5</text:p>
          <text:p text:style-name="P18">Caccia al tesoro<text:tab/>7</text:p>
          <text:p text:style-name="P18">Scegli un numero<text:tab/>10</text:p>
          <text:p text:style-name="P18">Morra cinese<text:tab/>12</text:p>
          <text:p text:style-name="P18">Ritorno al futuro<text:tab/>15</text:p>
          <text:p text:style-name="P18">Gioco del 21<text:tab/>18</text:p>
          <text:p text:style-name="P18">Balistica<text:tab/>20</text:p>
          <text:p text:style-name="P18">Modulo lunare<text:tab/>23</text:p>
          <text:p text:style-name="P18">Valutazione delle prestazioni<text:tab/>26</text:p>
        </text:index-body>
      </text:table-of-content>
      <text:h text:style-name="Heading_20_1" text:outline-level="1"/>
      <text:h text:style-name="P57" text:outline-level="1">Indovina il numero...</text:h>
      <text:p text:style-name="P11">Scopo del gioco è indovinare il numero “pensato” dalla calcolatrice.</text:p>
      <text:p text:style-name="P11">Il gioco è realizzato mediante due programmi: il programma P2 inizializza il gioco, generando un numero compreso tra 0 e 999 (estremi inclusi), che rappresenta il numero da indovinare, ed azzerando il contatore dei tentativi effettuati; il programma P1 che risponde -1 se il numero proposto dall'utente è inferiore al numero da indovinare, 0 se uguale, 1 se superiore.</text:p>
      <text:h text:style-name="Heading_20_2" text:outline-level="2">Uso delle memorie</text:h>
      <text:p text:style-name="P43">K1<text:tab/><text:span text:style-name="T2">contiene il numero di tentativi effettuati</text:span></text:p>
      <text:p text:style-name="P20">K2<text:tab/>contiene il numero da indovinare</text:p>
      <text:h text:style-name="Heading_20_2" text:outline-level="2">Note implementative</text:h>
      <text:p text:style-name="P22"><text:span text:style-name="T8">x</text:span><text:span text:style-name="T12">2</text:span><text:span text:style-name="T8"> </text:span><text:span text:style-name="T9">√</text:span><text:span text:style-name="T3"><text:tab/>determina</text:span> il valore assoluto</text:p>
      <text:p text:style-name="P23"><text:span text:style-name="T8">× (Kout N + 1) Kin N ÷ Kout N =</text:span><text:span text:style-name="T4"><text:tab/></text:span>incrementa la memoria KN, preservando</text:p>
      <text:p text:style-name="P24"><text:tab/>il valore dell'espressione in corso di valutazione</text:p>
      <text:h text:style-name="P26" text:outline-level="2">Esempio d'uso</text:h>
      <text:h text:style-name="Heading_20_3" text:outline-level="3">Sequenza di inizializzazione del programma</text:h>
      <text:p text:style-name="Sequenza_20_di_20_tasti">P2 [0]</text:p>
      <text:h text:style-name="Heading_20_3" text:outline-level="3">Uso del programma</text:h>
      <text:p text:style-name="Sequenza_20_di_20_tasti_20_-_20_commento">L'utente prova con 500</text:p>
      <text:p text:style-name="Sequenza_20_di_20_tasti">500 P1 [-1]</text:p>
      <text:p text:style-name="Sequenza_20_di_20_tasti_20_-_20_commento">500 è inferiore al numero da indovinare, l'utente gioca 750:</text:p>
      <text:p text:style-name="Sequenza_20_di_20_tasti">750 P1 [1]</text:p>
      <text:p text:style-name="Sequenza_20_di_20_tasti_20_-_20_commento">750 è maggiore del numero segreto, l'utente tenta con 675:</text:p>
      <text:p text:style-name="Sequenza_20_di_20_tasti">675 P1 [0]</text:p>
      <text:p text:style-name="Sequenza_20_di_20_tasti_20_-_20_commento">L'utente ha indovinato! Il numero di tentativi effettuati è contenuto nella memoria K1:</text:p>
      <text:p text:style-name="Sequenza_20_di_20_tasti">Kout 1 [3]</text:p>
      <text:p text:style-name="Sequenza_20_di_20_tasti_20_-_20_commento">L'utente ha impiegato 3 tentativi per indovinare il numero segreto.</text:p>
      <text:h text:style-name="Heading_20_2" text:outline-level="2">P2</text:h>
      <table:table table:name="Tabella1" table:style-name="Tabella1">
        <table:table-column table:style-name="Tabella1.A"/>
        <table:table-column table:style-name="Tabella1.B"/>
        <table:table-column table:style-name="Tabella1.C"/>
        <table:table-row>
          <table:table-cell table:style-name="Tabella1.A1" office:value-type="string">
            <text:p text:style-name="Tasti_20_-_20_commento">1</text:p>
          </table:table-cell>
          <table:table-cell table:style-name="Tabella1.A1" office:value-type="string">
            <text:p text:style-name="Tasti">RAN#</text:p>
          </table:table-cell>
          <table:table-cell table:style-name="Tabella1.C1" office:value-type="string">
            <text:p text:style-name="Tasti_20_-_20_commento">genera un numero casuale compreso tra 0.000 e 0.999</text:p>
          </table:table-cell>
        </table:table-row>
        <table:table-row>
          <table:table-cell table:style-name="Tabella1.A2" office:value-type="string">
            <text:p text:style-name="Tasti_20_-_20_commento">2</text:p>
          </table:table-cell>
          <table:table-cell table:style-name="Tabella1.A2" office:value-type="string">
            <text:p text:style-name="Tasti">×</text:p>
          </table:table-cell>
          <table:table-cell table:style-name="Tabella1.C2" office:value-type="string">
            <text:p text:style-name="Tasti_20_-_20_commento">moltiplicandolo per 1000, lo si porta nel campo [0, 999]</text:p>
          </table:table-cell>
        </table:table-row>
        <table:table-row>
          <table:table-cell table:style-name="Tabella1.A2" office:value-type="string">
            <text:p text:style-name="Tasti_20_-_20_commento">3</text:p>
          </table:table-cell>
          <table:table-cell table:style-name="Tabella1.A2" office:value-type="string">
            <text:p text:style-name="Tasti">1</text:p>
          </table:table-cell>
          <table:table-cell table:style-name="Tabella1.C2" office:value-type="string">
            <text:p text:style-name="Tasti_20_-_20_commento"/>
          </table:table-cell>
        </table:table-row>
        <table:table-row>
          <table:table-cell table:style-name="Tabella1.A2" office:value-type="string">
            <text:p text:style-name="Tasti_20_-_20_commento">4</text:p>
          </table:table-cell>
          <table:table-cell table:style-name="Tabella1.A2" office:value-type="string">
            <text:p text:style-name="Tasti">EXP</text:p>
          </table:table-cell>
          <table:table-cell table:style-name="Tabella1.C2" office:value-type="string">
            <text:p text:style-name="Tasti_20_-_20_commento"/>
          </table:table-cell>
        </table:table-row>
        <table:table-row>
          <table:table-cell table:style-name="Tabella1.A2" office:value-type="string">
            <text:p text:style-name="Tasti_20_-_20_commento">5</text:p>
          </table:table-cell>
          <table:table-cell table:style-name="Tabella1.A2" office:value-type="string">
            <text:p text:style-name="Tasti">3</text:p>
          </table:table-cell>
          <table:table-cell table:style-name="Tabella1.C2" office:value-type="string">
            <text:p text:style-name="Tasti_20_-_20_commento"/>
          </table:table-cell>
        </table:table-row>
        <text:soft-page-break/>
        <table:table-row>
          <table:table-cell table:style-name="Tabella1.A2" office:value-type="string">
            <text:p text:style-name="Tasti_20_-_20_commento">6</text:p>
          </table:table-cell>
          <table:table-cell table:style-name="Tabella1.A2" office:value-type="string">
            <text:p text:style-name="Tasti">=</text:p>
          </table:table-cell>
          <table:table-cell table:style-name="Tabella1.C2" office:value-type="string">
            <text:p text:style-name="Tasti_20_-_20_commento"/>
          </table:table-cell>
        </table:table-row>
        <table:table-row>
          <table:table-cell table:style-name="Tabella1.A2" office:value-type="string">
            <text:p text:style-name="Tasti_20_-_20_commento">7</text:p>
          </table:table-cell>
          <table:table-cell table:style-name="Tabella1.A2" office:value-type="string">
            <text:p text:style-name="Tasti">Kin 2</text:p>
          </table:table-cell>
          <table:table-cell table:style-name="Tabella1.C2" office:value-type="string">
            <text:p text:style-name="Tasti_20_-_20_commento">il numero “segreto” viene memorizzato in K2</text:p>
          </table:table-cell>
        </table:table-row>
        <table:table-row>
          <table:table-cell table:style-name="Tabella1.A2" office:value-type="string">
            <text:p text:style-name="Tasti_20_-_20_commento">8</text:p>
          </table:table-cell>
          <table:table-cell table:style-name="Tabella1.A2" office:value-type="string">
            <text:p text:style-name="Tasti">0</text:p>
          </table:table-cell>
          <table:table-cell table:style-name="Tabella1.C2" office:value-type="string">
            <text:p text:style-name="Tasti_20_-_20_commento"/>
          </table:table-cell>
        </table:table-row>
        <table:table-row>
          <table:table-cell table:style-name="Tabella1.A2" office:value-type="string">
            <text:p text:style-name="Tasti_20_-_20_commento">9</text:p>
          </table:table-cell>
          <table:table-cell table:style-name="Tabella1.A2" office:value-type="string">
            <text:p text:style-name="Tasti">Kin 1</text:p>
          </table:table-cell>
          <table:table-cell table:style-name="Tabella1.C2" office:value-type="string">
            <text:p text:style-name="Tasti_20_-_20_commento">azzera il contatore dei tentativi (ed elimina il numero “segreto” dal display)</text:p>
          </table:table-cell>
        </table:table-row>
      </table:table>
      <text:h text:style-name="Heading_20_2" text:outline-level="2">P1</text:h>
      <table:table table:name="Tabella2" table:style-name="Tabella2">
        <table:table-column table:style-name="Tabella2.A"/>
        <table:table-column table:style-name="Tabella2.B"/>
        <table:table-column table:style-name="Tabella2.C"/>
        <table:table-row>
          <table:table-cell table:style-name="Tabella2.A1" office:value-type="string">
            <text:p text:style-name="Tasti_20_-_20_commento">10</text:p>
          </table:table-cell>
          <table:table-cell table:style-name="Tabella2.A1" office:value-type="string">
            <text:p text:style-name="Tasti">-</text:p>
          </table:table-cell>
          <table:table-cell table:style-name="Tabella2.C1" office:value-type="string">
            <text:p text:style-name="Tasti_20_-_20_commento"/>
          </table:table-cell>
        </table:table-row>
        <table:table-row>
          <table:table-cell table:style-name="Tabella2.A2" office:value-type="string">
            <text:p text:style-name="Tasti_20_-_20_commento">11</text:p>
          </table:table-cell>
          <table:table-cell table:style-name="Tabella2.A2" office:value-type="string">
            <text:p text:style-name="Tasti">Kout 2</text:p>
          </table:table-cell>
          <table:table-cell table:style-name="Tabella2.C2" office:value-type="string">
            <text:p text:style-name="Tasti_20_-_20_commento"/>
          </table:table-cell>
        </table:table-row>
        <table:table-row>
          <table:table-cell table:style-name="Tabella2.A2" office:value-type="string">
            <text:p text:style-name="Tasti_20_-_20_commento">12</text:p>
          </table:table-cell>
          <table:table-cell table:style-name="Tabella2.A2" office:value-type="string">
            <text:p text:style-name="Tasti">=</text:p>
          </table:table-cell>
          <table:table-cell table:style-name="Tabella2.C2" office:value-type="string">
            <text:p text:style-name="Tasti_20_-_20_commento">determina la differenza tra il tentativo dell'utente ed il numero segreto</text:p>
          </table:table-cell>
        </table:table-row>
        <table:table-row>
          <table:table-cell table:style-name="Tabella2.A2" office:value-type="string">
            <text:p text:style-name="Tasti_20_-_20_commento">13</text:p>
          </table:table-cell>
          <table:table-cell table:style-name="Tabella2.A2" office:value-type="string">
            <text:p text:style-name="Tasti">×</text:p>
          </table:table-cell>
          <table:table-cell table:style-name="Tabella2.C2" office:value-type="string">
            <text:p text:style-name="Tasti_20_-_20_commento"/>
          </table:table-cell>
        </table:table-row>
        <table:table-row>
          <table:table-cell table:style-name="Tabella2.A2" office:value-type="string">
            <text:p text:style-name="Tasti_20_-_20_commento">14</text:p>
          </table:table-cell>
          <table:table-cell table:style-name="Tabella2.A2" office:value-type="string">
            <text:p text:style-name="Tasti">(</text:p>
          </table:table-cell>
          <table:table-cell table:style-name="Tabella2.C2" office:value-type="string">
            <text:p text:style-name="Tasti_20_-_20_commento">incrementa il contatore dei tentativi mediante la formula</text:p>
          </table:table-cell>
        </table:table-row>
        <table:table-row>
          <table:table-cell table:style-name="Tabella2.A2" office:value-type="string">
            <text:p text:style-name="Tasti_20_-_20_commento">15</text:p>
          </table:table-cell>
          <table:table-cell table:style-name="Tabella2.A2" office:value-type="string">
            <text:p text:style-name="Tasti">Kout 1</text:p>
          </table:table-cell>
          <table:table-cell table:style-name="Tabella2.C2" office:value-type="string">
            <text:p text:style-name="Tasti_20_-_20_commento">(Kout 1 + 1) Kin 1 / Kout 1</text:p>
          </table:table-cell>
        </table:table-row>
        <table:table-row>
          <table:table-cell table:style-name="Tabella2.A2" office:value-type="string">
            <text:p text:style-name="Tasti_20_-_20_commento">16</text:p>
          </table:table-cell>
          <table:table-cell table:style-name="Tabella2.A2" office:value-type="string">
            <text:p text:style-name="Tasti">+</text:p>
          </table:table-cell>
          <table:table-cell table:style-name="Tabella2.C2" office:value-type="string">
            <text:p text:style-name="Tasti_20_-_20_commento">che, pur lasciando inalterato il valore della differenza appena calcolata</text:p>
          </table:table-cell>
        </table:table-row>
        <table:table-row>
          <table:table-cell table:style-name="Tabella2.A2" office:value-type="string">
            <text:p text:style-name="Tasti_20_-_20_commento">17</text:p>
          </table:table-cell>
          <table:table-cell table:style-name="Tabella2.A2" office:value-type="string">
            <text:p text:style-name="Tasti">1</text:p>
          </table:table-cell>
          <table:table-cell table:style-name="Tabella2.C2" office:value-type="string">
            <text:p text:style-name="Tasti_20_-_20_commento"/>
          </table:table-cell>
        </table:table-row>
        <table:table-row>
          <table:table-cell table:style-name="Tabella2.A2" office:value-type="string">
            <text:p text:style-name="Tasti_20_-_20_commento">18</text:p>
          </table:table-cell>
          <table:table-cell table:style-name="Tabella2.A2" office:value-type="string">
            <text:p text:style-name="Tasti">)</text:p>
          </table:table-cell>
          <table:table-cell table:style-name="Tabella2.C2" office:value-type="string">
            <text:p text:style-name="Tasti_20_-_20_commento"/>
          </table:table-cell>
        </table:table-row>
        <table:table-row>
          <table:table-cell table:style-name="Tabella2.A2" office:value-type="string">
            <text:p text:style-name="Tasti_20_-_20_commento">19</text:p>
          </table:table-cell>
          <table:table-cell table:style-name="Tabella2.A2" office:value-type="string">
            <text:p text:style-name="Tasti">Kin 1</text:p>
          </table:table-cell>
          <table:table-cell table:style-name="Tabella2.C2" office:value-type="string">
            <text:p text:style-name="Tasti_20_-_20_commento"/>
          </table:table-cell>
        </table:table-row>
        <table:table-row>
          <table:table-cell table:style-name="Tabella2.A2" office:value-type="string">
            <text:p text:style-name="Tasti_20_-_20_commento">20</text:p>
          </table:table-cell>
          <table:table-cell table:style-name="Tabella2.A2" office:value-type="string">
            <text:p text:style-name="Tasti">÷</text:p>
          </table:table-cell>
          <table:table-cell table:style-name="Tabella2.C2" office:value-type="string">
            <text:p text:style-name="Tasti_20_-_20_commento"/>
          </table:table-cell>
        </table:table-row>
        <table:table-row>
          <table:table-cell table:style-name="Tabella2.A2" office:value-type="string">
            <text:p text:style-name="Tasti_20_-_20_commento">21</text:p>
          </table:table-cell>
          <table:table-cell table:style-name="Tabella2.A2" office:value-type="string">
            <text:p text:style-name="Tasti">Kout 1</text:p>
          </table:table-cell>
          <table:table-cell table:style-name="Tabella2.C2" office:value-type="string">
            <text:p text:style-name="Tasti_20_-_20_commento"/>
          </table:table-cell>
        </table:table-row>
        <table:table-row>
          <table:table-cell table:style-name="Tabella2.A2" office:value-type="string">
            <text:p text:style-name="Tasti_20_-_20_commento">22</text:p>
          </table:table-cell>
          <table:table-cell table:style-name="Tabella2.A2" office:value-type="string">
            <text:p text:style-name="Tasti">=</text:p>
          </table:table-cell>
          <table:table-cell table:style-name="Tabella2.C2" office:value-type="string">
            <text:p text:style-name="Tasti_20_-_20_commento"/>
          </table:table-cell>
        </table:table-row>
        <table:table-row>
          <table:table-cell table:style-name="Tabella2.A2" office:value-type="string">
            <text:p text:style-name="Tasti_20_-_20_commento">23</text:p>
          </table:table-cell>
          <table:table-cell table:style-name="Tabella2.A2" office:value-type="string">
            <text:p text:style-name="Tasti">Min</text:p>
          </table:table-cell>
          <table:table-cell table:style-name="Tabella2.C2" office:value-type="string">
            <text:p text:style-name="Tasti_20_-_20_commento">memorizza temporaneamente il valore della differenza nella memoria M</text:p>
          </table:table-cell>
        </table:table-row>
        <table:table-row>
          <table:table-cell table:style-name="Tabella2.A2" office:value-type="string">
            <text:p text:style-name="Tasti_20_-_20_commento">24</text:p>
          </table:table-cell>
          <table:table-cell table:style-name="Tabella2.A2" office:value-type="string">
            <text:p text:style-name="Tasti">x<text:span text:style-name="T11">2</text:span></text:p>
          </table:table-cell>
          <table:table-cell table:style-name="Tabella2.C2" office:value-type="string">
            <text:p text:style-name="Tasti_20_-_20_commento">determina il valore assoluto della differenza</text:p>
          </table:table-cell>
        </table:table-row>
        <table:table-row>
          <table:table-cell table:style-name="Tabella2.A2" office:value-type="string">
            <text:p text:style-name="Tasti_20_-_20_commento">25</text:p>
          </table:table-cell>
          <table:table-cell table:style-name="Tabella2.A2" office:value-type="string">
            <text:p text:style-name="Tasti">√</text:p>
          </table:table-cell>
          <table:table-cell table:style-name="Tabella2.C2" office:value-type="string">
            <text:p text:style-name="Tasti_20_-_20_commento"/>
          </table:table-cell>
        </table:table-row>
        <table:table-row>
          <table:table-cell table:style-name="Tabella2.A2" office:value-type="string">
            <text:p text:style-name="Tasti_20_-_20_commento">26</text:p>
          </table:table-cell>
          <table:table-cell table:style-name="Tabella2.A2" office:value-type="string">
            <text:p text:style-name="Tasti">÷</text:p>
          </table:table-cell>
          <table:table-cell table:style-name="Tabella2.C2" office:value-type="string">
            <text:p text:style-name="Tasti_20_-_20_commento">fornisce l'esito del tentativo come risultato dell'espressione</text:p>
          </table:table-cell>
        </table:table-row>
        <table:table-row>
          <table:table-cell table:style-name="Tabella2.A2" office:value-type="string">
            <text:p text:style-name="Tasti_20_-_20_commento">27</text:p>
          </table:table-cell>
          <table:table-cell table:style-name="Tabella2.A2" office:value-type="string">
            <text:p text:style-name="Tasti">(</text:p>
          </table:table-cell>
          <table:table-cell table:style-name="Tabella2.C2" office:value-type="string">
            <text:p text:style-name="Tasti_20_-_20_commento">|d| / (d + ε)</text:p>
          </table:table-cell>
        </table:table-row>
        <table:table-row>
          <table:table-cell table:style-name="Tabella2.A2" office:value-type="string">
            <text:p text:style-name="Tasti_20_-_20_commento">28</text:p>
          </table:table-cell>
          <table:table-cell table:style-name="Tabella2.A2" office:value-type="string">
            <text:p text:style-name="Tasti">MR</text:p>
          </table:table-cell>
          <table:table-cell table:style-name="Tabella2.C2" office:value-type="string">
            <text:p text:style-name="Tasti_20_-_20_commento">che per d non nullo torna il segno della differenza, 0 altrimenti</text:p>
          </table:table-cell>
        </table:table-row>
        <table:table-row>
          <table:table-cell table:style-name="Tabella2.A2" office:value-type="string">
            <text:p text:style-name="Tasti_20_-_20_commento">29</text:p>
          </table:table-cell>
          <table:table-cell table:style-name="Tabella2.A2" office:value-type="string">
            <text:p text:style-name="Tasti">+</text:p>
          </table:table-cell>
          <table:table-cell table:style-name="Tabella2.C2" office:value-type="string">
            <text:p text:style-name="Tasti_20_-_20_commento"/>
          </table:table-cell>
        </table:table-row>
        <table:table-row>
          <table:table-cell table:style-name="Tabella2.A2" office:value-type="string">
            <text:p text:style-name="Tasti_20_-_20_commento">30</text:p>
          </table:table-cell>
          <table:table-cell table:style-name="Tabella2.A2" office:value-type="string">
            <text:p text:style-name="Tasti">1</text:p>
          </table:table-cell>
          <table:table-cell table:style-name="Tabella2.C2" office:value-type="string">
            <text:p text:style-name="Tasti_20_-_20_commento"/>
          </table:table-cell>
        </table:table-row>
        <table:table-row>
          <table:table-cell table:style-name="Tabella2.A2" office:value-type="string">
            <text:p text:style-name="Tasti_20_-_20_commento">31</text:p>
          </table:table-cell>
          <table:table-cell table:style-name="Tabella2.A2" office:value-type="string">
            <text:p text:style-name="Tasti">EXP</text:p>
          </table:table-cell>
          <table:table-cell table:style-name="Tabella2.C2" office:value-type="string">
            <text:p text:style-name="Tasti_20_-_20_commento"/>
          </table:table-cell>
        </table:table-row>
        <table:table-row>
          <table:table-cell table:style-name="Tabella2.A2" office:value-type="string">
            <text:p text:style-name="Tasti_20_-_20_commento">32</text:p>
          </table:table-cell>
          <table:table-cell table:style-name="Tabella2.A2" office:value-type="string">
            <text:p text:style-name="Tasti">9</text:p>
          </table:table-cell>
          <table:table-cell table:style-name="Tabella2.C2" office:value-type="string">
            <text:p text:style-name="Tasti_20_-_20_commento"/>
          </table:table-cell>
        </table:table-row>
        <table:table-row>
          <table:table-cell table:style-name="Tabella2.A2" office:value-type="string">
            <text:p text:style-name="Tasti_20_-_20_commento">33</text:p>
          </table:table-cell>
          <table:table-cell table:style-name="Tabella2.A2" office:value-type="string">
            <text:p text:style-name="Tasti">9</text:p>
          </table:table-cell>
          <table:table-cell table:style-name="Tabella2.C2" office:value-type="string">
            <text:p text:style-name="Tasti_20_-_20_commento"/>
          </table:table-cell>
        </table:table-row>
        <table:table-row>
          <table:table-cell table:style-name="Tabella2.A2" office:value-type="string">
            <text:p text:style-name="Tasti_20_-_20_commento">34</text:p>
          </table:table-cell>
          <table:table-cell table:style-name="Tabella2.A2" office:value-type="string">
            <text:p text:style-name="Tasti">+/-</text:p>
          </table:table-cell>
          <table:table-cell table:style-name="Tabella2.C2" office:value-type="string">
            <text:p text:style-name="Tasti_20_-_20_commento"/>
          </table:table-cell>
        </table:table-row>
        <table:table-row>
          <table:table-cell table:style-name="Tabella2.A2" office:value-type="string">
            <text:p text:style-name="Tasti_20_-_20_commento">35</text:p>
          </table:table-cell>
          <table:table-cell table:style-name="Tabella2.A2" office:value-type="string">
            <text:p text:style-name="Tasti">)</text:p>
          </table:table-cell>
          <table:table-cell table:style-name="Tabella2.C2" office:value-type="string">
            <text:p text:style-name="Tasti_20_-_20_commento"/>
          </table:table-cell>
        </table:table-row>
        <table:table-row>
          <table:table-cell table:style-name="Tabella2.A2" office:value-type="string">
            <text:p text:style-name="Tasti_20_-_20_commento">36</text:p>
          </table:table-cell>
          <table:table-cell table:style-name="Tabella2.A2" office:value-type="string">
            <text:p text:style-name="Tasti">=</text:p>
          </table:table-cell>
          <table:table-cell table:style-name="Tabella2.C2" office:value-type="string">
            <text:p text:style-name="Tasti_20_-_20_commento"/>
          </table:table-cell>
        </table:table-row>
      </table:table>
      <text:p text:style-name="P11"/>
      <text:h text:style-name="P17" text:outline-level="1">Pensa un numero...</text:h>
      <text:p text:style-name="P11">Scopo del gioco è aiutare la calcolatrice ad indovinare il numero pensato dall'utente, rispondendo “troppo alto”/“troppo basso” alle proposte che di volta in volta la calcolatrice elabora. Il numero segreto può essere scelto a piacere nell'intervallo [0, 1023]</text:p>
      <text:p text:style-name="P11">Se l'utente non bara, la calcolatrice riesce sempre a scoprire il numero “segreto” effettuando al più 10 giocate.</text:p>
      <text:p text:style-name="P11">Il gioco è realizzato mediante due programmi: il programma P2 inizializza il gioco ed effettua la prima giocata; il programma P1 elabora il prossimo numero da proporre sulla base della risposta dell'utente al turno precedente.</text:p>
      <text:p text:style-name="P11">L'utente deve rispondere con -1 se il numero segreto è inferiore a quello proposto dalla calcolatrice, 1 in caso contrario.</text:p>
      <text:h text:style-name="Heading_20_2" text:outline-level="2">Uso delle memorie</text:h>
      <text:p text:style-name="P43">K1<text:tab/>cont<text:span text:style-name="T2">iene il numero di tentativi effettuati</text:span></text:p>
      <text:p text:style-name="P20">K2<text:tab/>contiene l'ultimo numero proposto all'utente</text:p>
      <text:h text:style-name="Heading_20_2" text:outline-level="2">Esempio d'uso</text:h>
      <text:p text:style-name="Sequenza_20_di_20_tasti_20_-_20_commento">L'utente sceglie 384 come numero “segreto”</text:p>
      <text:h text:style-name="Heading_20_3" text:outline-level="3">Sequenza di inizializzazione del programma</text:h>
      <text:p text:style-name="Sequenza_20_di_20_tasti_20_-_20_commento">P2 [512]</text:p>
      <text:h text:style-name="Heading_20_3" text:outline-level="3">Uso del programma</text:h>
      <text:p text:style-name="Sequenza_20_di_20_tasti_20_-_20_commento">L'utente risponde -1 per segnalare che il numero “segreto” è inferiore a quello proposto:</text:p>
      <text:p text:style-name="Sequenza_20_di_20_tasti">1 +/- P1 [256]</text:p>
      <text:p text:style-name="Sequenza_20_di_20_tasti_20_-_20_commento">L'utente risponde 1 per segnalare che il numero “segreto” è superiore a quello proposto:</text:p>
      <text:p text:style-name="Sequenza_20_di_20_tasti">1 P1 [384]</text:p>
      <text:p text:style-name="Sequenza_20_di_20_tasti_20_-_20_commento">La calcolatrice ha già indovinato; per verificare il numero di giocate effettuate dalla calcolatrice si ispeziona il contenuto della memoria K1:</text:p>
      <text:p text:style-name="Sequenza_20_di_20_tasti">Kout 1 [3]</text:p>
      <text:p text:style-name="Sequenza_20_di_20_tasti_20_-_20_commento">La calcolatrice ha effettuato 3 tentativi prima di scoprire il numero “segreto”.</text:p>
      <text:h text:style-name="Heading_20_2" text:outline-level="2">P2</text:h>
      <table:table table:name="Tabella3" table:style-name="Tabella3">
        <table:table-column table:style-name="Tabella3.A"/>
        <table:table-column table:style-name="Tabella3.B"/>
        <table:table-column table:style-name="Tabella3.C"/>
        <table:table-row>
          <table:table-cell table:style-name="Tabella3.A1" office:value-type="string">
            <text:p text:style-name="Tasti_20_-_20_commento">1</text:p>
          </table:table-cell>
          <table:table-cell table:style-name="Tabella3.A1" office:value-type="string">
            <text:p text:style-name="Tasti">1</text:p>
          </table:table-cell>
          <table:table-cell table:style-name="Tabella3.C1" office:value-type="string">
            <text:p text:style-name="Tasti_20_-_20_commento">inizializza il contatore di tentativi effettuati</text:p>
          </table:table-cell>
        </table:table-row>
        <table:table-row>
          <table:table-cell table:style-name="Tabella3.A2" office:value-type="string">
            <text:p text:style-name="Tasti_20_-_20_commento">2</text:p>
          </table:table-cell>
          <table:table-cell table:style-name="Tabella3.A2" office:value-type="string">
            <text:p text:style-name="Tasti">Kin 1</text:p>
          </table:table-cell>
          <table:table-cell table:style-name="Tabella3.C2" office:value-type="string">
            <text:p text:style-name="Tasti_20_-_20_commento"/>
          </table:table-cell>
        </table:table-row>
        <table:table-row>
          <table:table-cell table:style-name="Tabella3.A2" office:value-type="string">
            <text:p text:style-name="Tasti_20_-_20_commento">3</text:p>
          </table:table-cell>
          <table:table-cell table:style-name="Tabella3.A2" office:value-type="string">
            <text:p text:style-name="Tasti">5</text:p>
          </table:table-cell>
          <table:table-cell table:style-name="Tabella3.C2" office:value-type="string">
            <text:p text:style-name="Tasti_20_-_20_commento">imposta il primo tentativo da effettuare</text:p>
          </table:table-cell>
        </table:table-row>
        <table:table-row>
          <table:table-cell table:style-name="Tabella3.A2" office:value-type="string">
            <text:p text:style-name="Tasti_20_-_20_commento">4</text:p>
          </table:table-cell>
          <table:table-cell table:style-name="Tabella3.A2" office:value-type="string">
            <text:p text:style-name="Tasti">1</text:p>
          </table:table-cell>
          <table:table-cell table:style-name="Tabella3.C2" office:value-type="string">
            <text:p text:style-name="Tasti_20_-_20_commento">si tratta del centro dell'intervallo di gioco [0, 1023]</text:p>
          </table:table-cell>
        </table:table-row>
        <table:table-row>
          <table:table-cell table:style-name="Tabella3.A2" office:value-type="string">
            <text:p text:style-name="Tasti_20_-_20_commento">5</text:p>
          </table:table-cell>
          <table:table-cell table:style-name="Tabella3.A2" office:value-type="string">
            <text:p text:style-name="Tasti">2</text:p>
          </table:table-cell>
          <table:table-cell table:style-name="Tabella3.C2" office:value-type="string">
            <text:p text:style-name="Tasti_20_-_20_commento">il gioco proseguirà bisezionando l'intervallo contenente</text:p>
          </table:table-cell>
        </table:table-row>
        <table:table-row>
          <table:table-cell table:style-name="Tabella3.A2" office:value-type="string">
            <text:p text:style-name="Tasti_20_-_20_commento">6</text:p>
          </table:table-cell>
          <table:table-cell table:style-name="Tabella3.A2" office:value-type="string">
            <text:p text:style-name="Tasti">Kin 2</text:p>
          </table:table-cell>
          <table:table-cell table:style-name="Tabella3.C2" office:value-type="string">
            <text:p text:style-name="Tasti_20_-_20_commento">il numero “segreto”, seguendo le indicazioni fornite dall'utente</text:p>
          </table:table-cell>
        </table:table-row>
      </table:table>
      <text:h text:style-name="Heading_20_2" text:outline-level="2"><text:soft-page-break/>P1</text:h>
      <table:table table:name="Tabella4" table:style-name="Tabella4">
        <table:table-column table:style-name="Tabella4.A"/>
        <table:table-column table:style-name="Tabella4.B"/>
        <table:table-column table:style-name="Tabella4.C"/>
        <table:table-row>
          <table:table-cell table:style-name="Tabella4.A1" office:value-type="string">
            <text:p text:style-name="Tasti_20_-_20_commento">7</text:p>
          </table:table-cell>
          <table:table-cell table:style-name="Tabella4.A1" office:value-type="string">
            <text:p text:style-name="Tasti">×</text:p>
          </table:table-cell>
          <table:table-cell table:style-name="Tabella4.C1" office:value-type="string">
            <text:p text:style-name="Tasti_20_-_20_commento">incrementa il contatore di tentativi (cfr. “Indovina il numero segreto”)</text:p>
          </table:table-cell>
        </table:table-row>
        <table:table-row>
          <table:table-cell table:style-name="Tabella4.A2" office:value-type="string">
            <text:p text:style-name="Tasti_20_-_20_commento">8</text:p>
          </table:table-cell>
          <table:table-cell table:style-name="Tabella4.A2" office:value-type="string">
            <text:p text:style-name="Tasti">(</text:p>
          </table:table-cell>
          <table:table-cell table:style-name="Tabella4.C2" office:value-type="string">
            <text:p text:style-name="Tasti_20_-_20_commento"/>
          </table:table-cell>
        </table:table-row>
        <table:table-row>
          <table:table-cell table:style-name="Tabella4.A2" office:value-type="string">
            <text:p text:style-name="Tasti_20_-_20_commento">9</text:p>
          </table:table-cell>
          <table:table-cell table:style-name="Tabella4.A2" office:value-type="string">
            <text:p text:style-name="Tasti">Kout 1</text:p>
          </table:table-cell>
          <table:table-cell table:style-name="Tabella4.C2" office:value-type="string">
            <text:p text:style-name="Tasti_20_-_20_commento"/>
          </table:table-cell>
        </table:table-row>
        <table:table-row>
          <table:table-cell table:style-name="Tabella4.A2" office:value-type="string">
            <text:p text:style-name="Tasti_20_-_20_commento">10</text:p>
          </table:table-cell>
          <table:table-cell table:style-name="Tabella4.A2" office:value-type="string">
            <text:p text:style-name="Tasti">+</text:p>
          </table:table-cell>
          <table:table-cell table:style-name="Tabella4.C2" office:value-type="string">
            <text:p text:style-name="Tasti_20_-_20_commento"/>
          </table:table-cell>
        </table:table-row>
        <table:table-row>
          <table:table-cell table:style-name="Tabella4.A2" office:value-type="string">
            <text:p text:style-name="Tasti_20_-_20_commento">11</text:p>
          </table:table-cell>
          <table:table-cell table:style-name="Tabella4.A2" office:value-type="string">
            <text:p text:style-name="Tasti">1</text:p>
          </table:table-cell>
          <table:table-cell table:style-name="Tabella4.C2" office:value-type="string">
            <text:p text:style-name="Tasti_20_-_20_commento"/>
          </table:table-cell>
        </table:table-row>
        <table:table-row>
          <table:table-cell table:style-name="Tabella4.A2" office:value-type="string">
            <text:p text:style-name="Tasti_20_-_20_commento">12</text:p>
          </table:table-cell>
          <table:table-cell table:style-name="Tabella4.A2" office:value-type="string">
            <text:p text:style-name="Tasti">)</text:p>
          </table:table-cell>
          <table:table-cell table:style-name="Tabella4.C2" office:value-type="string">
            <text:p text:style-name="Tasti_20_-_20_commento"/>
          </table:table-cell>
        </table:table-row>
        <table:table-row>
          <table:table-cell table:style-name="Tabella4.A2" office:value-type="string">
            <text:p text:style-name="Tasti_20_-_20_commento">13</text:p>
          </table:table-cell>
          <table:table-cell table:style-name="Tabella4.A2" office:value-type="string">
            <text:p text:style-name="Tasti">Kin 1</text:p>
          </table:table-cell>
          <table:table-cell table:style-name="Tabella4.C2" office:value-type="string">
            <text:p text:style-name="Tasti_20_-_20_commento"/>
          </table:table-cell>
        </table:table-row>
        <table:table-row>
          <table:table-cell table:style-name="Tabella4.A2" office:value-type="string">
            <text:p text:style-name="Tasti_20_-_20_commento">14</text:p>
          </table:table-cell>
          <table:table-cell table:style-name="Tabella4.A2" office:value-type="string">
            <text:p text:style-name="Tasti">÷</text:p>
          </table:table-cell>
          <table:table-cell table:style-name="Tabella4.C2" office:value-type="string">
            <text:p text:style-name="Tasti_20_-_20_commento"/>
          </table:table-cell>
        </table:table-row>
        <table:table-row>
          <table:table-cell table:style-name="Tabella4.A2" office:value-type="string">
            <text:p text:style-name="Tasti_20_-_20_commento">15</text:p>
          </table:table-cell>
          <table:table-cell table:style-name="Tabella4.A2" office:value-type="string">
            <text:p text:style-name="Tasti">Kout 1</text:p>
          </table:table-cell>
          <table:table-cell table:style-name="Tabella4.C2" office:value-type="string">
            <text:p text:style-name="Tasti_20_-_20_commento"/>
          </table:table-cell>
        </table:table-row>
        <table:table-row>
          <table:table-cell table:style-name="Tabella4.A2" office:value-type="string">
            <text:p text:style-name="Tasti_20_-_20_commento">16</text:p>
          </table:table-cell>
          <table:table-cell table:style-name="Tabella4.A2" office:value-type="string">
            <text:p text:style-name="Tasti">=</text:p>
          </table:table-cell>
          <table:table-cell table:style-name="Tabella4.C2" office:value-type="string">
            <text:p text:style-name="Tasti_20_-_20_commento"/>
          </table:table-cell>
        </table:table-row>
        <table:table-row>
          <table:table-cell table:style-name="Tabella4.A2" office:value-type="string">
            <text:p text:style-name="Tasti_20_-_20_commento">17</text:p>
          </table:table-cell>
          <table:table-cell table:style-name="Tabella4.A2" office:value-type="string">
            <text:p text:style-name="Tasti">×</text:p>
          </table:table-cell>
          <table:table-cell table:style-name="Tabella4.C2" office:value-type="string">
            <text:p text:style-name="Tasti_20_-_20_commento">biseziona l'intervallo corrente, giocando il numero centrale del semi-intervallo</text:p>
          </table:table-cell>
        </table:table-row>
        <table:table-row>
          <table:table-cell table:style-name="Tabella4.A2" office:value-type="string">
            <text:p text:style-name="Tasti_20_-_20_commento">18</text:p>
          </table:table-cell>
          <table:table-cell table:style-name="Tabella4.A2" office:value-type="string">
            <text:p text:style-name="Tasti">2</text:p>
          </table:table-cell>
          <table:table-cell table:style-name="Tabella4.C2" office:value-type="string">
            <text:p text:style-name="Tasti_20_-_20_commento">inferiore se l'utente ha risposto -1 (numero “segreto” inferiore a quello</text:p>
          </table:table-cell>
        </table:table-row>
        <table:table-row>
          <table:table-cell table:style-name="Tabella4.A2" office:value-type="string">
            <text:p text:style-name="Tasti_20_-_20_commento">19</text:p>
          </table:table-cell>
          <table:table-cell table:style-name="Tabella4.A2" office:value-type="string">
            <text:p text:style-name="Tasti">x<text:span text:style-name="T11">y</text:span></text:p>
          </table:table-cell>
          <table:table-cell table:style-name="Tabella4.C2" office:value-type="string">
            <text:p text:style-name="Tasti_20_-_20_commento">precedentemente proposto), quello superiore se l'utente ha risposto +1 (numero</text:p>
          </table:table-cell>
        </table:table-row>
        <table:table-row>
          <table:table-cell table:style-name="Tabella4.A2" office:value-type="string">
            <text:p text:style-name="Tasti_20_-_20_commento">20</text:p>
          </table:table-cell>
          <table:table-cell table:style-name="Tabella4.A2" office:value-type="string">
            <text:p text:style-name="Tasti">(</text:p>
          </table:table-cell>
          <table:table-cell table:style-name="Tabella4.C2" office:value-type="string">
            <text:p text:style-name="Tasti_20_-_20_commento">“segreto” superiore a quello proposto)</text:p>
          </table:table-cell>
        </table:table-row>
        <table:table-row>
          <table:table-cell table:style-name="Tabella4.A2" office:value-type="string">
            <text:p text:style-name="Tasti_20_-_20_commento">21</text:p>
          </table:table-cell>
          <table:table-cell table:style-name="Tabella4.A2" office:value-type="string">
            <text:p text:style-name="Tasti">1</text:p>
          </table:table-cell>
          <table:table-cell table:style-name="Tabella4.C2" office:value-type="string">
            <text:p text:style-name="Tasti_20_-_20_commento"/>
          </table:table-cell>
        </table:table-row>
        <table:table-row>
          <table:table-cell table:style-name="Tabella4.A2" office:value-type="string">
            <text:p text:style-name="Tasti_20_-_20_commento">22</text:p>
          </table:table-cell>
          <table:table-cell table:style-name="Tabella4.A2" office:value-type="string">
            <text:p text:style-name="Tasti">0</text:p>
          </table:table-cell>
          <table:table-cell table:style-name="Tabella4.C2" office:value-type="string">
            <text:p text:style-name="Tasti_20_-_20_commento">trattandosi di una ricerca sul campo [0, 1023], si fa uso di una semplice</text:p>
          </table:table-cell>
        </table:table-row>
        <table:table-row>
          <table:table-cell table:style-name="Tabella4.A2" office:value-type="string">
            <text:p text:style-name="Tasti_20_-_20_commento">23</text:p>
          </table:table-cell>
          <table:table-cell table:style-name="Tabella4.A2" office:value-type="string">
            <text:p text:style-name="Tasti">-</text:p>
          </table:table-cell>
          <table:table-cell table:style-name="Tabella4.C2" office:value-type="string">
            <text:p text:style-name="Tasti_20_-_20_commento">bisezione binaria, seguendo lo schema:</text:p>
          </table:table-cell>
        </table:table-row>
        <table:table-row>
          <table:table-cell table:style-name="Tabella4.A2" office:value-type="string">
            <text:p text:style-name="Tasti_20_-_20_commento">24</text:p>
          </table:table-cell>
          <table:table-cell table:style-name="Tabella4.A2" office:value-type="string">
            <text:p text:style-name="Tasti">Kout 1</text:p>
          </table:table-cell>
          <table:table-cell table:style-name="Tabella4.C2" office:value-type="string">
            <text:p text:style-name="Tasti_20_-_20_commento"/>
          </table:table-cell>
        </table:table-row>
        <table:table-row>
          <table:table-cell table:style-name="Tabella4.A2" office:value-type="string">
            <text:p text:style-name="Tasti_20_-_20_commento">25</text:p>
          </table:table-cell>
          <table:table-cell table:style-name="Tabella4.A2" office:value-type="string">
            <text:p text:style-name="Tasti">)</text:p>
          </table:table-cell>
          <table:table-cell table:style-name="Tabella4.C2" office:value-type="string">
            <text:p text:style-name="Tasti_20_-_20_commento">t<text:span text:style-name="T13">n+1</text:span> <text:span text:style-name="T14">=</text:span> t<text:span text:style-name="T13">n</text:span> + r <text:s/>× 2<text:span text:style-name="T11">10-n</text:span></text:p>
          </table:table-cell>
        </table:table-row>
        <table:table-row>
          <table:table-cell table:style-name="Tabella4.A2" office:value-type="string">
            <text:p text:style-name="Tasti_20_-_20_commento">26</text:p>
          </table:table-cell>
          <table:table-cell table:style-name="Tabella4.A2" office:value-type="string">
            <text:p text:style-name="Tasti">=</text:p>
          </table:table-cell>
          <table:table-cell table:style-name="Tabella4.C2" office:value-type="string">
            <text:p text:style-name="Tasti_20_-_20_commento"/>
          </table:table-cell>
        </table:table-row>
        <table:table-row>
          <table:table-cell table:style-name="Tabella4.A2" office:value-type="string">
            <text:p text:style-name="Tasti_20_-_20_commento">27</text:p>
          </table:table-cell>
          <table:table-cell table:style-name="Tabella4.A2" office:value-type="string">
            <text:p text:style-name="Tasti">+</text:p>
          </table:table-cell>
          <table:table-cell table:style-name="Tabella4.C2" office:value-type="string">
            <text:p text:style-name="Tasti_20_-_20_commento">ove t<text:span text:style-name="T13">n</text:span> rappresenta l'n-esimo numero proposto, r è la risposta dell'utente</text:p>
          </table:table-cell>
        </table:table-row>
        <table:table-row>
          <table:table-cell table:style-name="Tabella4.A2" office:value-type="string">
            <text:p text:style-name="Tasti_20_-_20_commento">28</text:p>
          </table:table-cell>
          <table:table-cell table:style-name="Tabella4.A2" office:value-type="string">
            <text:p text:style-name="Tasti">Kout 2</text:p>
          </table:table-cell>
          <table:table-cell table:style-name="Tabella4.C2" office:value-type="string">
            <text:p text:style-name="Tasti_20_-_20_commento"/>
          </table:table-cell>
        </table:table-row>
        <table:table-row>
          <table:table-cell table:style-name="Tabella4.A2" office:value-type="string">
            <text:p text:style-name="Tasti_20_-_20_commento">29</text:p>
          </table:table-cell>
          <table:table-cell table:style-name="Tabella4.A2" office:value-type="string">
            <text:p text:style-name="Tasti">=</text:p>
          </table:table-cell>
          <table:table-cell table:style-name="Tabella4.C2" office:value-type="string">
            <text:p text:style-name="Tasti_20_-_20_commento"/>
          </table:table-cell>
        </table:table-row>
        <table:table-row>
          <table:table-cell table:style-name="Tabella4.A2" office:value-type="string">
            <text:p text:style-name="Tasti_20_-_20_commento">30</text:p>
          </table:table-cell>
          <table:table-cell table:style-name="Tabella4.A2" office:value-type="string">
            <text:p text:style-name="Tasti">Kin 2</text:p>
          </table:table-cell>
          <table:table-cell table:style-name="Tabella4.C2" office:value-type="string">
            <text:p text:style-name="Tasti_20_-_20_commento"/>
          </table:table-cell>
        </table:table-row>
      </table:table>
      <text:p text:style-name="P11"/>
      <text:h text:style-name="P17" text:outline-level="1">Lancio di due dadi</text:h>
      <text:p text:style-name="P11">Il programma simula il lancio di due dadi.</text:p>
      <text:p text:style-name="Marginalia">Nota: disattivare l'uso dei decimali <text:s/>(FIX 0) prima di giocare.</text:p>
      <text:h text:style-name="Heading_20_2" text:outline-level="2">Note implementative</text:h>
      <text:p text:style-name="P22"><text:span text:style-name="T9">RND</text:span><text:span text:style-name="T3"><text:tab/>rende effettivo l'arrotondamento in atto;</text:span></text:p>
      <text:p text:style-name="P28">quando opera in modalità FIX, la calcolatrice visualizza il dato corrente con il numero di cifre decimali richieste, ma utilizza tutte quelle a sua disposizione per la valutazione dell'espressione; l'istruzione RND rende il dato interno uguale a quello visualizzato </text:p>
      <text:h text:style-name="Heading_20_2" text:outline-level="2">Esempio d'uso</text:h>
      <text:h text:style-name="Heading_20_3" text:outline-level="3">Uso del programma</text:h>
      <text:p text:style-name="Sequenza_20_di_20_tasti">P1 [41]</text:p>
      <text:p text:style-name="Sequenza_20_di_20_tasti">P1 [35]</text:p>
      <text:p text:style-name="Sequenza_20_di_20_tasti">P1 [62]</text:p>
      <text:h text:style-name="Heading_20_2" text:outline-level="2">P1</text:h>
      <table:table table:name="Tabella8" table:style-name="Tabella8">
        <table:table-column table:style-name="Tabella8.A"/>
        <table:table-column table:style-name="Tabella8.B"/>
        <table:table-column table:style-name="Tabella8.C"/>
        <table:table-row>
          <table:table-cell table:style-name="Tabella8.A1" office:value-type="string">
            <text:p text:style-name="Tasti_20_-_20_commento">1</text:p>
          </table:table-cell>
          <table:table-cell table:style-name="Tabella8.A1" office:value-type="string">
            <text:p text:style-name="Tasti">RAN#</text:p>
          </table:table-cell>
          <table:table-cell table:style-name="Tabella8.C1" office:value-type="string">
            <text:p text:style-name="Tasti_20_-_20_commento">genera un numero casuale in [0.000, 0.999]</text:p>
          </table:table-cell>
        </table:table-row>
        <table:table-row>
          <table:table-cell table:style-name="Tabella8.A2" office:value-type="string">
            <text:p text:style-name="Tasti_20_-_20_commento">2</text:p>
          </table:table-cell>
          <table:table-cell table:style-name="Tabella8.A2" office:value-type="string">
            <text:p text:style-name="Tasti">×</text:p>
          </table:table-cell>
          <table:table-cell table:style-name="Tabella8.C2" office:value-type="string">
            <text:p text:style-name="Tasti_20_-_20_commento">moltiplica il numero per 6.006, coprendo il campo [0.000, 5.994]</text:p>
          </table:table-cell>
        </table:table-row>
        <table:table-row>
          <table:table-cell table:style-name="Tabella8.A2" office:value-type="string">
            <text:p text:style-name="Tasti_20_-_20_commento">3</text:p>
          </table:table-cell>
          <table:table-cell table:style-name="Tabella8.A2" office:value-type="string">
            <text:p text:style-name="Tasti">6</text:p>
          </table:table-cell>
          <table:table-cell table:style-name="Tabella8.C2" office:value-type="string">
            <text:p text:style-name="Tasti_20_-_20_commento"/>
          </table:table-cell>
        </table:table-row>
        <table:table-row>
          <table:table-cell table:style-name="Tabella8.A2" office:value-type="string">
            <text:p text:style-name="Tasti_20_-_20_commento">4</text:p>
          </table:table-cell>
          <table:table-cell table:style-name="Tabella8.A2" office:value-type="string">
            <text:p text:style-name="Tasti">.</text:p>
          </table:table-cell>
          <table:table-cell table:style-name="Tabella8.C2" office:value-type="string">
            <text:p text:style-name="Tasti_20_-_20_commento"/>
          </table:table-cell>
        </table:table-row>
        <table:table-row>
          <table:table-cell table:style-name="Tabella8.A2" office:value-type="string">
            <text:p text:style-name="Tasti_20_-_20_commento">5</text:p>
          </table:table-cell>
          <table:table-cell table:style-name="Tabella8.A2" office:value-type="string">
            <text:p text:style-name="Tasti">0</text:p>
          </table:table-cell>
          <table:table-cell table:style-name="Tabella8.C2" office:value-type="string">
            <text:p text:style-name="Tasti_20_-_20_commento"/>
          </table:table-cell>
        </table:table-row>
        <table:table-row>
          <table:table-cell table:style-name="Tabella8.A2" office:value-type="string">
            <text:p text:style-name="Tasti_20_-_20_commento">6</text:p>
          </table:table-cell>
          <table:table-cell table:style-name="Tabella8.A2" office:value-type="string">
            <text:p text:style-name="Tasti">0</text:p>
          </table:table-cell>
          <table:table-cell table:style-name="Tabella8.C2" office:value-type="string">
            <text:p text:style-name="Tasti_20_-_20_commento"/>
          </table:table-cell>
        </table:table-row>
        <table:table-row>
          <table:table-cell table:style-name="Tabella8.A2" office:value-type="string">
            <text:p text:style-name="Tasti_20_-_20_commento">7</text:p>
          </table:table-cell>
          <table:table-cell table:style-name="Tabella8.A2" office:value-type="string">
            <text:p text:style-name="Tasti">6</text:p>
          </table:table-cell>
          <table:table-cell table:style-name="Tabella8.C2" office:value-type="string">
            <text:p text:style-name="Tasti_20_-_20_commento"/>
          </table:table-cell>
        </table:table-row>
        <table:table-row>
          <table:table-cell table:style-name="Tabella8.A2" office:value-type="string">
            <text:p text:style-name="Tasti_20_-_20_commento">8</text:p>
          </table:table-cell>
          <table:table-cell table:style-name="Tabella8.A2" office:value-type="string">
            <text:p text:style-name="Tasti">+</text:p>
          </table:table-cell>
          <table:table-cell table:style-name="Tabella8.C2" office:value-type="string">
            <text:p text:style-name="Tasti_20_-_20_commento">somma 0.5, coprendo il campo [0.500, 6.499]</text:p>
          </table:table-cell>
        </table:table-row>
        <table:table-row>
          <table:table-cell table:style-name="Tabella8.A2" office:value-type="string">
            <text:p text:style-name="Tasti_20_-_20_commento">9</text:p>
          </table:table-cell>
          <table:table-cell table:style-name="Tabella8.A2" office:value-type="string">
            <text:p text:style-name="Tasti">.</text:p>
          </table:table-cell>
          <table:table-cell table:style-name="Tabella8.C2" office:value-type="string">
            <text:p text:style-name="Tasti_20_-_20_commento"/>
          </table:table-cell>
        </table:table-row>
        <table:table-row>
          <table:table-cell table:style-name="Tabella8.A2" office:value-type="string">
            <text:p text:style-name="Tasti_20_-_20_commento">10</text:p>
          </table:table-cell>
          <table:table-cell table:style-name="Tabella8.A2" office:value-type="string">
            <text:p text:style-name="Tasti">5</text:p>
          </table:table-cell>
          <table:table-cell table:style-name="Tabella8.C2" office:value-type="string">
            <text:p text:style-name="Tasti_20_-_20_commento"/>
          </table:table-cell>
        </table:table-row>
        <table:table-row>
          <table:table-cell table:style-name="Tabella8.A2" office:value-type="string">
            <text:p text:style-name="Tasti_20_-_20_commento">11</text:p>
          </table:table-cell>
          <table:table-cell table:style-name="Tabella8.A2" office:value-type="string">
            <text:p text:style-name="Tasti">=</text:p>
          </table:table-cell>
          <table:table-cell table:style-name="Tabella8.C2" office:value-type="string">
            <text:p text:style-name="Tasti_20_-_20_commento"/>
          </table:table-cell>
        </table:table-row>
        <table:table-row>
          <table:table-cell table:style-name="Tabella8.A2" office:value-type="string">
            <text:p text:style-name="Tasti_20_-_20_commento">12</text:p>
          </table:table-cell>
          <table:table-cell table:style-name="Tabella8.A2" office:value-type="string">
            <text:p text:style-name="Tasti">RND</text:p>
          </table:table-cell>
          <table:table-cell table:style-name="Tabella8.C2" office:value-type="string">
            <text:p text:style-name="Tasti_20_-_20_commento">effettua l'arrotondamento in [1, 6]</text:p>
          </table:table-cell>
        </table:table-row>
        <table:table-row>
          <table:table-cell table:style-name="Tabella8.A2" office:value-type="string">
            <text:p text:style-name="Tasti_20_-_20_commento">13</text:p>
          </table:table-cell>
          <table:table-cell table:style-name="Tabella8.A2" office:value-type="string">
            <text:p text:style-name="Tasti">×</text:p>
          </table:table-cell>
          <table:table-cell table:style-name="Tabella8.C2" office:value-type="string">
            <text:p text:style-name="Tasti_20_-_20_commento">moltiplica per 10, per “far posto” al secondo dado...</text:p>
          </table:table-cell>
        </table:table-row>
        <table:table-row>
          <table:table-cell table:style-name="Tabella8.A2" office:value-type="string">
            <text:p text:style-name="Tasti_20_-_20_commento">14</text:p>
          </table:table-cell>
          <table:table-cell table:style-name="Tabella8.A2" office:value-type="string">
            <text:p text:style-name="Tasti">1</text:p>
          </table:table-cell>
          <table:table-cell table:style-name="Tabella8.C2" office:value-type="string">
            <text:p text:style-name="Tasti_20_-_20_commento"/>
          </table:table-cell>
        </table:table-row>
        <table:table-row>
          <table:table-cell table:style-name="Tabella8.A2" office:value-type="string">
            <text:p text:style-name="Tasti_20_-_20_commento">15</text:p>
          </table:table-cell>
          <table:table-cell table:style-name="Tabella8.A2" office:value-type="string">
            <text:p text:style-name="Tasti">0</text:p>
          </table:table-cell>
          <table:table-cell table:style-name="Tabella8.C2" office:value-type="string">
            <text:p text:style-name="Tasti_20_-_20_commento"/>
          </table:table-cell>
        </table:table-row>
        <table:table-row>
          <table:table-cell table:style-name="Tabella8.A2" office:value-type="string">
            <text:p text:style-name="Tasti_20_-_20_commento">16</text:p>
          </table:table-cell>
          <table:table-cell table:style-name="Tabella8.A2" office:value-type="string">
            <text:p text:style-name="Tasti">+</text:p>
          </table:table-cell>
          <table:table-cell table:style-name="Tabella8.C2" office:value-type="string">
            <text:p text:style-name="Tasti_20_-_20_commento"/>
          </table:table-cell>
        </table:table-row>
        <text:soft-page-break/>
        <table:table-row>
          <table:table-cell table:style-name="Tabella8.A2" office:value-type="string">
            <text:p text:style-name="Tasti_20_-_20_commento">17</text:p>
          </table:table-cell>
          <table:table-cell table:style-name="Tabella8.A2" office:value-type="string">
            <text:p text:style-name="Tasti">(</text:p>
          </table:table-cell>
          <table:table-cell table:style-name="Tabella8.C2" office:value-type="string">
            <text:p text:style-name="Tasti_20_-_20_commento">determina il punteggio del secondo dado...</text:p>
          </table:table-cell>
        </table:table-row>
        <table:table-row>
          <table:table-cell table:style-name="Tabella8.A2" office:value-type="string">
            <text:p text:style-name="Tasti_20_-_20_commento">18</text:p>
          </table:table-cell>
          <table:table-cell table:style-name="Tabella8.A2" office:value-type="string">
            <text:p text:style-name="Tasti">RAN#</text:p>
          </table:table-cell>
          <table:table-cell table:style-name="Tabella8.C2" office:value-type="string">
            <text:p text:style-name="Tasti_20_-_20_commento"/>
          </table:table-cell>
        </table:table-row>
        <table:table-row>
          <table:table-cell table:style-name="Tabella8.A2" office:value-type="string">
            <text:p text:style-name="Tasti_20_-_20_commento">19</text:p>
          </table:table-cell>
          <table:table-cell table:style-name="Tabella8.A2" office:value-type="string">
            <text:p text:style-name="Tasti">×</text:p>
          </table:table-cell>
          <table:table-cell table:style-name="Tabella8.C2" office:value-type="string">
            <text:p text:style-name="Tasti_20_-_20_commento"/>
          </table:table-cell>
        </table:table-row>
        <table:table-row>
          <table:table-cell table:style-name="Tabella8.A2" office:value-type="string">
            <text:p text:style-name="Tasti_20_-_20_commento">20</text:p>
          </table:table-cell>
          <table:table-cell table:style-name="Tabella8.A2" office:value-type="string">
            <text:p text:style-name="Tasti">6</text:p>
          </table:table-cell>
          <table:table-cell table:style-name="Tabella8.C2" office:value-type="string">
            <text:p text:style-name="Tasti_20_-_20_commento"/>
          </table:table-cell>
        </table:table-row>
        <table:table-row>
          <table:table-cell table:style-name="Tabella8.A2" office:value-type="string">
            <text:p text:style-name="Tasti_20_-_20_commento">21</text:p>
          </table:table-cell>
          <table:table-cell table:style-name="Tabella8.A2" office:value-type="string">
            <text:p text:style-name="Tasti">.</text:p>
          </table:table-cell>
          <table:table-cell table:style-name="Tabella8.C2" office:value-type="string">
            <text:p text:style-name="Tasti_20_-_20_commento"/>
          </table:table-cell>
        </table:table-row>
        <table:table-row>
          <table:table-cell table:style-name="Tabella8.A2" office:value-type="string">
            <text:p text:style-name="Tasti_20_-_20_commento">22</text:p>
          </table:table-cell>
          <table:table-cell table:style-name="Tabella8.A2" office:value-type="string">
            <text:p text:style-name="Tasti">0</text:p>
          </table:table-cell>
          <table:table-cell table:style-name="Tabella8.C2" office:value-type="string">
            <text:p text:style-name="Tasti_20_-_20_commento"/>
          </table:table-cell>
        </table:table-row>
        <table:table-row>
          <table:table-cell table:style-name="Tabella8.A2" office:value-type="string">
            <text:p text:style-name="Tasti_20_-_20_commento">23</text:p>
          </table:table-cell>
          <table:table-cell table:style-name="Tabella8.A2" office:value-type="string">
            <text:p text:style-name="Tasti">0</text:p>
          </table:table-cell>
          <table:table-cell table:style-name="Tabella8.C2" office:value-type="string">
            <text:p text:style-name="Tasti_20_-_20_commento"/>
          </table:table-cell>
        </table:table-row>
        <table:table-row>
          <table:table-cell table:style-name="Tabella8.A2" office:value-type="string">
            <text:p text:style-name="Tasti_20_-_20_commento">24</text:p>
          </table:table-cell>
          <table:table-cell table:style-name="Tabella8.A2" office:value-type="string">
            <text:p text:style-name="Tasti">6</text:p>
          </table:table-cell>
          <table:table-cell table:style-name="Tabella8.C2" office:value-type="string">
            <text:p text:style-name="Tasti_20_-_20_commento"/>
          </table:table-cell>
        </table:table-row>
        <table:table-row>
          <table:table-cell table:style-name="Tabella8.A2" office:value-type="string">
            <text:p text:style-name="Tasti_20_-_20_commento">25</text:p>
          </table:table-cell>
          <table:table-cell table:style-name="Tabella8.A2" office:value-type="string">
            <text:p text:style-name="Tasti">+</text:p>
          </table:table-cell>
          <table:table-cell table:style-name="Tabella8.C2" office:value-type="string">
            <text:p text:style-name="Tasti_20_-_20_commento"/>
          </table:table-cell>
        </table:table-row>
        <table:table-row>
          <table:table-cell table:style-name="Tabella8.A2" office:value-type="string">
            <text:p text:style-name="Tasti_20_-_20_commento">26</text:p>
          </table:table-cell>
          <table:table-cell table:style-name="Tabella8.A2" office:value-type="string">
            <text:p text:style-name="Tasti">.</text:p>
          </table:table-cell>
          <table:table-cell table:style-name="Tabella8.C2" office:value-type="string">
            <text:p text:style-name="Tasti_20_-_20_commento"/>
          </table:table-cell>
        </table:table-row>
        <table:table-row>
          <table:table-cell table:style-name="Tabella8.A2" office:value-type="string">
            <text:p text:style-name="Tasti_20_-_20_commento">27</text:p>
          </table:table-cell>
          <table:table-cell table:style-name="Tabella8.A2" office:value-type="string">
            <text:p text:style-name="Tasti">5</text:p>
          </table:table-cell>
          <table:table-cell table:style-name="Tabella8.C2" office:value-type="string">
            <text:p text:style-name="Tasti_20_-_20_commento"/>
          </table:table-cell>
        </table:table-row>
        <table:table-row>
          <table:table-cell table:style-name="Tabella8.A2" office:value-type="string">
            <text:p text:style-name="Tasti_20_-_20_commento">28</text:p>
          </table:table-cell>
          <table:table-cell table:style-name="Tabella8.A2" office:value-type="string">
            <text:p text:style-name="Tasti">)</text:p>
          </table:table-cell>
          <table:table-cell table:style-name="Tabella8.C2" office:value-type="string">
            <text:p text:style-name="Tasti_20_-_20_commento"/>
          </table:table-cell>
        </table:table-row>
        <table:table-row>
          <table:table-cell table:style-name="Tabella8.A2" office:value-type="string">
            <text:p text:style-name="Tasti_20_-_20_commento">29</text:p>
          </table:table-cell>
          <table:table-cell table:style-name="Tabella8.A2" office:value-type="string">
            <text:p text:style-name="Tasti">RND</text:p>
          </table:table-cell>
          <table:table-cell table:style-name="Tabella8.C2" office:value-type="string">
            <text:p text:style-name="Tasti_20_-_20_commento"/>
          </table:table-cell>
        </table:table-row>
        <table:table-row>
          <table:table-cell table:style-name="Tabella8.A2" office:value-type="string">
            <text:p text:style-name="Tasti_20_-_20_commento">30</text:p>
          </table:table-cell>
          <table:table-cell table:style-name="Tabella8.A2" office:value-type="string">
            <text:p text:style-name="Tasti">=</text:p>
          </table:table-cell>
          <table:table-cell table:style-name="Tabella8.C2" office:value-type="string">
            <text:p text:style-name="Tasti_20_-_20_commento">mostra i punteggi dei due dadi “affiancati”</text:p>
          </table:table-cell>
        </table:table-row>
      </table:table>
      <text:p text:style-name="Marginalia"/>
      <text:h text:style-name="P17" text:outline-level="1">Caccia al tesoro</text:h>
      <text:p text:style-name="P11">Scopo del gioco è scoprire dove è stato sepolto il tesoro.</text:p>
      <text:p text:style-name="P11">Il gioco è realizzato mediante due programmi: il programma P2 inizializza il gioco, richiedendo la dimensione del campo di gioco (legato alla difficoltà della ricerca da compiere), generando due numeri casuali che rappresentano le coordinate da indovinare, ed azzerando il contatore dei tentativi effettuati; il programma P1 che dà un'indicazione di quanto vicino al tesoro si trovi il punto identificato dalle coordinate immesse dall'utente. Il gioco termina quando l'utente scopre l'ubicazione del tesoro, evento segnalato dalla calcolatrice con l'emissione di uno zero.</text:p>
      <text:p text:style-name="Marginalia">Nota: disattivare l'uso dei decimali (FIX 0) prima di giocare.</text:p>
      <text:h text:style-name="Heading_20_2" text:outline-level="2">Uso delle memorie</text:h>
      <text:p text:style-name="P43">K1<text:span text:style-name="T2"><text:tab/>contiene il numero di tentativi effettuati</text:span></text:p>
      <text:p text:style-name="P20">K2<text:tab/>contiene la coordinata x del punto da indovinare</text:p>
      <text:p text:style-name="P20">K3<text:tab/>contiene la coordinata y del punto da indovinare</text:p>
      <text:p text:style-name="P20">K4<text:tab/>dimensione del campo di gioco</text:p>
      <text:h text:style-name="Heading_20_2" text:outline-level="2">Note implementative</text:h>
      <text:p text:style-name="P22"><text:span text:style-name="T8">X</text:span><text:span text:style-name="T16"></text:span><text:span text:style-name="T8">K N + 1 = X</text:span><text:span text:style-name="T16"></text:span><text:span text:style-name="T8">K N</text:span><text:span text:style-name="T4"><text:tab/></text:span>incrementa la memoria KN, preservando</text:p>
      <text:p text:style-name="P24"><text:tab/>il valore dell'espressione in corso di valutazione</text:p>
      <text:h text:style-name="Heading_20_2" text:outline-level="2">Esempio d'uso</text:h>
      <text:h text:style-name="Heading_20_3" text:outline-level="3">Sequenza di inizializzazione del programma</text:h>
      <text:p text:style-name="Sequenza_20_di_20_tasti_20_-_20_commento">Inizializza un campo di gioco di 5x5 caselle:</text:p>
      <text:p text:style-name="Sequenza_20_di_20_tasti">4 P2 [0]</text:p>
      <text:h text:style-name="Heading_20_3" text:outline-level="3">Uso del programma</text:h>
      <text:p text:style-name="Sequenza_20_di_20_tasti">P1</text:p>
      <text:p text:style-name="Sequenza_20_di_20_tasti_20_-_20_commento">L'utente tenta la posizione (4,0):</text:p>
      <text:p text:style-name="Sequenza_20_di_20_tasti">4 RUN 0 RUN [2]</text:p>
      <text:p text:style-name="Sequenza_20_di_20_tasti_20_-_20_commento">La distanza dichiarata è 2; l'utente prova con (2,0):</text:p>
      <text:p text:style-name="Sequenza_20_di_20_tasti">2 RUN 0 RUN [2]</text:p>
      <text:p text:style-name="Sequenza_20_di_20_tasti_20_-_20_commento">La distanza rimane 2; l'utente prova a spostarsi lungo l'asse y, con (2,1):</text:p>
      <text:p text:style-name="Sequenza_20_di_20_tasti">2 RUN 1 RUN [1]</text:p>
      <text:p text:style-name="Sequenza_20_di_20_tasti_20_-_20_commento">La distanza è scesa a 1; si prosegue lungo la stessa direzione, provando (2,2):</text:p>
      <text:p text:style-name="Sequenza_20_di_20_tasti">2 RUN 2 RUN [0]</text:p>
      <text:p text:style-name="Sequenza_20_di_20_tasti_20_-_20_commento">Il tesoro è stato raggiunto!</text:p>
      <text:p text:style-name="Sequenza_20_di_20_tasti">Kout 1 [4]</text:p>
      <text:p text:style-name="Sequenza_20_di_20_tasti_20_-_20_commento">L'ubicazione del tesoro è stata scoperta dopo 4 tentativi.</text:p>
      <text:h text:style-name="Heading_20_2" text:outline-level="2"><text:soft-page-break/>P2</text:h>
      <table:table table:name="Tabella7" table:style-name="Tabella7">
        <table:table-column table:style-name="Tabella7.A"/>
        <table:table-column table:style-name="Tabella7.B"/>
        <table:table-column table:style-name="Tabella7.C"/>
        <table:table-row>
          <table:table-cell table:style-name="Tabella7.A1" office:value-type="string">
            <text:p text:style-name="Tasti_20_-_20_commento">1</text:p>
          </table:table-cell>
          <table:table-cell table:style-name="Tabella7.A1" office:value-type="string">
            <text:p text:style-name="Tasti">ENT</text:p>
          </table:table-cell>
          <table:table-cell table:style-name="Tabella7.C1" office:value-type="string">
            <text:p text:style-name="Tasti_20_-_20_commento">riceve le dimensioni del campo di gioco (intero nell'intervallo [1, 9])</text:p>
          </table:table-cell>
        </table:table-row>
        <table:table-row>
          <table:table-cell table:style-name="Tabella7.A2" office:value-type="string">
            <text:p text:style-name="Tasti_20_-_20_commento">2</text:p>
          </table:table-cell>
          <table:table-cell table:style-name="Tabella7.A2" office:value-type="string">
            <text:p text:style-name="Tasti">Kin 4</text:p>
          </table:table-cell>
          <table:table-cell table:style-name="Tabella7.C2" office:value-type="string">
            <text:p text:style-name="Tasti_20_-_20_commento">memorizza le dimensioni del campo di gioco nella memoria K4</text:p>
          </table:table-cell>
        </table:table-row>
        <table:table-row>
          <table:table-cell table:style-name="Tabella7.A2" office:value-type="string">
            <text:p text:style-name="Tasti_20_-_20_commento">3</text:p>
          </table:table-cell>
          <table:table-cell table:style-name="Tabella7.A2" office:value-type="string">
            <text:p text:style-name="Tasti">RAN#</text:p>
          </table:table-cell>
          <table:table-cell table:style-name="Tabella7.C2" office:value-type="string">
            <text:p text:style-name="Tasti_20_-_20_commento">genera la coordinata x nel campo [0, K4]</text:p>
          </table:table-cell>
        </table:table-row>
        <table:table-row>
          <table:table-cell table:style-name="Tabella7.A2" office:value-type="string">
            <text:p text:style-name="Tasti_20_-_20_commento">4</text:p>
          </table:table-cell>
          <table:table-cell table:style-name="Tabella7.A2" office:value-type="string">
            <text:p text:style-name="Tasti">×</text:p>
          </table:table-cell>
          <table:table-cell table:style-name="Tabella7.C2" office:value-type="string">
            <text:p text:style-name="Tasti_20_-_20_commento"/>
          </table:table-cell>
        </table:table-row>
        <table:table-row>
          <table:table-cell table:style-name="Tabella7.A2" office:value-type="string">
            <text:p text:style-name="Tasti_20_-_20_commento">5</text:p>
          </table:table-cell>
          <table:table-cell table:style-name="Tabella7.A2" office:value-type="string">
            <text:p text:style-name="Tasti">Kout 4</text:p>
          </table:table-cell>
          <table:table-cell table:style-name="Tabella7.C2" office:value-type="string">
            <text:p text:style-name="Tasti_20_-_20_commento"/>
          </table:table-cell>
        </table:table-row>
        <table:table-row>
          <table:table-cell table:style-name="Tabella7.A2" office:value-type="string">
            <text:p text:style-name="Tasti_20_-_20_commento">6</text:p>
          </table:table-cell>
          <table:table-cell table:style-name="Tabella7.A2" office:value-type="string">
            <text:p text:style-name="Tasti">=</text:p>
          </table:table-cell>
          <table:table-cell table:style-name="Tabella7.C2" office:value-type="string">
            <text:p text:style-name="Tasti_20_-_20_commento"/>
          </table:table-cell>
        </table:table-row>
        <table:table-row>
          <table:table-cell table:style-name="Tabella7.A2" office:value-type="string">
            <text:p text:style-name="Tasti_20_-_20_commento">7</text:p>
          </table:table-cell>
          <table:table-cell table:style-name="Tabella7.A2" office:value-type="string">
            <text:p text:style-name="Tasti">RND</text:p>
          </table:table-cell>
          <table:table-cell table:style-name="Tabella7.C2" office:value-type="string">
            <text:p text:style-name="Tasti_20_-_20_commento"/>
          </table:table-cell>
        </table:table-row>
        <table:table-row>
          <table:table-cell table:style-name="Tabella7.A2" office:value-type="string">
            <text:p text:style-name="Tasti_20_-_20_commento">8</text:p>
          </table:table-cell>
          <table:table-cell table:style-name="Tabella7.A2" office:value-type="string">
            <text:p text:style-name="Tasti">Kin 2</text:p>
          </table:table-cell>
          <table:table-cell table:style-name="Tabella7.C2" office:value-type="string">
            <text:p text:style-name="Tasti_20_-_20_commento">memorizza la coordinata x del punto da indovinare nella memoria K2</text:p>
          </table:table-cell>
        </table:table-row>
        <table:table-row>
          <table:table-cell table:style-name="Tabella7.A2" office:value-type="string">
            <text:p text:style-name="Tasti_20_-_20_commento">9</text:p>
          </table:table-cell>
          <table:table-cell table:style-name="Tabella7.A2" office:value-type="string">
            <text:p text:style-name="Tasti">RAN#</text:p>
          </table:table-cell>
          <table:table-cell table:style-name="Tabella7.C2" office:value-type="string">
            <text:p text:style-name="Tasti_20_-_20_commento">genera la coordinata y nel campo [0, K4]</text:p>
          </table:table-cell>
        </table:table-row>
        <table:table-row>
          <table:table-cell table:style-name="Tabella7.A2" office:value-type="string">
            <text:p text:style-name="Tasti_20_-_20_commento">10</text:p>
          </table:table-cell>
          <table:table-cell table:style-name="Tabella7.A2" office:value-type="string">
            <text:p text:style-name="Tasti">×</text:p>
          </table:table-cell>
          <table:table-cell table:style-name="Tabella7.C2" office:value-type="string">
            <text:p text:style-name="Tasti_20_-_20_commento"/>
          </table:table-cell>
        </table:table-row>
        <table:table-row>
          <table:table-cell table:style-name="Tabella7.A2" office:value-type="string">
            <text:p text:style-name="Tasti_20_-_20_commento">11</text:p>
          </table:table-cell>
          <table:table-cell table:style-name="Tabella7.A2" office:value-type="string">
            <text:p text:style-name="Tasti">Kout 4</text:p>
          </table:table-cell>
          <table:table-cell table:style-name="Tabella7.C2" office:value-type="string">
            <text:p text:style-name="Tasti_20_-_20_commento"/>
          </table:table-cell>
        </table:table-row>
        <table:table-row>
          <table:table-cell table:style-name="Tabella7.A2" office:value-type="string">
            <text:p text:style-name="Tasti_20_-_20_commento">12</text:p>
          </table:table-cell>
          <table:table-cell table:style-name="Tabella7.A2" office:value-type="string">
            <text:p text:style-name="Tasti">=</text:p>
          </table:table-cell>
          <table:table-cell table:style-name="Tabella7.C2" office:value-type="string">
            <text:p text:style-name="Tasti_20_-_20_commento"/>
          </table:table-cell>
        </table:table-row>
        <table:table-row>
          <table:table-cell table:style-name="Tabella7.A2" office:value-type="string">
            <text:p text:style-name="Tasti_20_-_20_commento">13</text:p>
          </table:table-cell>
          <table:table-cell table:style-name="Tabella7.A2" office:value-type="string">
            <text:p text:style-name="Tasti">RND</text:p>
          </table:table-cell>
          <table:table-cell table:style-name="Tabella7.C2" office:value-type="string">
            <text:p text:style-name="Tasti_20_-_20_commento"/>
          </table:table-cell>
        </table:table-row>
        <table:table-row>
          <table:table-cell table:style-name="Tabella7.A2" office:value-type="string">
            <text:p text:style-name="Tasti_20_-_20_commento">14</text:p>
          </table:table-cell>
          <table:table-cell table:style-name="Tabella7.A2" office:value-type="string">
            <text:p text:style-name="Tasti">Kin 3</text:p>
          </table:table-cell>
          <table:table-cell table:style-name="Tabella7.C2" office:value-type="string">
            <text:p text:style-name="Tasti_20_-_20_commento">memorizza la coordinata y del punto da indovinare nella memoria K3</text:p>
          </table:table-cell>
        </table:table-row>
        <table:table-row>
          <table:table-cell table:style-name="Tabella7.A2" office:value-type="string">
            <text:p text:style-name="Tasti_20_-_20_commento">15</text:p>
          </table:table-cell>
          <table:table-cell table:style-name="Tabella7.A2" office:value-type="string">
            <text:p text:style-name="Tasti">0</text:p>
          </table:table-cell>
          <table:table-cell table:style-name="Tabella7.C2" office:value-type="string">
            <text:p text:style-name="Tasti_20_-_20_commento">azzera il contatore dei tentativi</text:p>
          </table:table-cell>
        </table:table-row>
        <table:table-row>
          <table:table-cell table:style-name="Tabella7.A2" office:value-type="string">
            <text:p text:style-name="Tasti_20_-_20_commento">16</text:p>
          </table:table-cell>
          <table:table-cell table:style-name="Tabella7.A2" office:value-type="string">
            <text:p text:style-name="Tasti">Kin 1</text:p>
          </table:table-cell>
          <table:table-cell table:style-name="Tabella7.C2" office:value-type="string">
            <text:p text:style-name="Tasti_20_-_20_commento"/>
          </table:table-cell>
        </table:table-row>
      </table:table>
      <text:h text:style-name="Heading_20_2" text:outline-level="2">P1</text:h>
      <table:table table:name="Tabella6" table:style-name="Tabella6">
        <table:table-column table:style-name="Tabella6.A"/>
        <table:table-column table:style-name="Tabella6.B"/>
        <table:table-column table:style-name="Tabella6.C"/>
        <table:table-row>
          <table:table-cell table:style-name="Tabella6.A1" office:value-type="string">
            <text:p text:style-name="Tasti_20_-_20_commento">17</text:p>
          </table:table-cell>
          <table:table-cell table:style-name="Tabella6.A1" office:value-type="string">
            <text:p text:style-name="Tasti">ENT</text:p>
          </table:table-cell>
          <table:table-cell table:style-name="Tabella6.C1" office:value-type="string">
            <text:p text:style-name="P56">riceve la coordinata x del punto pensato dall'utente</text:p>
          </table:table-cell>
        </table:table-row>
        <table:table-row>
          <table:table-cell table:style-name="Tabella6.A2" office:value-type="string">
            <text:p text:style-name="Tasti_20_-_20_commento">18</text:p>
          </table:table-cell>
          <table:table-cell table:style-name="Tabella6.A2" office:value-type="string">
            <text:p text:style-name="Tasti">-</text:p>
          </table:table-cell>
          <table:table-cell table:style-name="Tabella6.C2" office:value-type="string">
            <text:p text:style-name="P56">determina la distanza dalla coordinata x del tesoro: |ENT - K2|</text:p>
          </table:table-cell>
        </table:table-row>
        <table:table-row>
          <table:table-cell table:style-name="Tabella6.A2" office:value-type="string">
            <text:p text:style-name="Tasti_20_-_20_commento">19</text:p>
          </table:table-cell>
          <table:table-cell table:style-name="Tabella6.A2" office:value-type="string">
            <text:p text:style-name="Tasti">Kout 2</text:p>
          </table:table-cell>
          <table:table-cell table:style-name="Tabella6.C2" office:value-type="string">
            <text:p text:style-name="P56"/>
          </table:table-cell>
        </table:table-row>
        <table:table-row>
          <table:table-cell table:style-name="Tabella6.A2" office:value-type="string">
            <text:p text:style-name="Tasti_20_-_20_commento">20</text:p>
          </table:table-cell>
          <table:table-cell table:style-name="Tabella6.A2" office:value-type="string">
            <text:p text:style-name="Tasti">=</text:p>
          </table:table-cell>
          <table:table-cell table:style-name="Tabella6.C2" office:value-type="string">
            <text:p text:style-name="P56"/>
          </table:table-cell>
        </table:table-row>
        <table:table-row>
          <table:table-cell table:style-name="Tabella6.A2" office:value-type="string">
            <text:p text:style-name="Tasti_20_-_20_commento">21</text:p>
          </table:table-cell>
          <table:table-cell table:style-name="Tabella6.A2" office:value-type="string">
            <text:p text:style-name="Tasti">x<text:span text:style-name="T11">2</text:span></text:p>
          </table:table-cell>
          <table:table-cell table:style-name="Tabella6.C2" office:value-type="string">
            <text:p text:style-name="P56"/>
          </table:table-cell>
        </table:table-row>
        <table:table-row>
          <table:table-cell table:style-name="Tabella6.A2" office:value-type="string">
            <text:p text:style-name="Tasti_20_-_20_commento">22</text:p>
          </table:table-cell>
          <table:table-cell table:style-name="Tabella6.A2" office:value-type="string">
            <text:p text:style-name="Tasti">X<text:span text:style-name="T17"></text:span>K 1</text:p>
          </table:table-cell>
          <table:table-cell table:style-name="Tabella6.C2" office:value-type="string">
            <text:p text:style-name="P56">incrementa il contatore dei tentativi</text:p>
          </table:table-cell>
        </table:table-row>
        <table:table-row>
          <table:table-cell table:style-name="Tabella6.A2" office:value-type="string">
            <text:p text:style-name="Tasti_20_-_20_commento">23</text:p>
          </table:table-cell>
          <table:table-cell table:style-name="Tabella6.A2" office:value-type="string">
            <text:p text:style-name="Tasti">+</text:p>
          </table:table-cell>
          <table:table-cell table:style-name="Tabella6.C2" office:value-type="string">
            <text:p text:style-name="P56"/>
          </table:table-cell>
        </table:table-row>
        <table:table-row>
          <table:table-cell table:style-name="Tabella6.A2" office:value-type="string">
            <text:p text:style-name="Tasti_20_-_20_commento">24</text:p>
          </table:table-cell>
          <table:table-cell table:style-name="Tabella6.A2" office:value-type="string">
            <text:p text:style-name="Tasti">1</text:p>
          </table:table-cell>
          <table:table-cell table:style-name="Tabella6.C2" office:value-type="string">
            <text:p text:style-name="P56"/>
          </table:table-cell>
        </table:table-row>
        <table:table-row>
          <table:table-cell table:style-name="Tabella6.A2" office:value-type="string">
            <text:p text:style-name="Tasti_20_-_20_commento">25</text:p>
          </table:table-cell>
          <table:table-cell table:style-name="Tabella6.A2" office:value-type="string">
            <text:p text:style-name="Tasti">=</text:p>
          </table:table-cell>
          <table:table-cell table:style-name="Tabella6.C2" office:value-type="string">
            <text:p text:style-name="P56"/>
          </table:table-cell>
        </table:table-row>
        <table:table-row>
          <table:table-cell table:style-name="Tabella6.A2" office:value-type="string">
            <text:p text:style-name="Tasti_20_-_20_commento">26</text:p>
          </table:table-cell>
          <table:table-cell table:style-name="Tabella6.A2" office:value-type="string">
            <text:p text:style-name="Tasti">X<text:span text:style-name="T17"></text:span>K 1</text:p>
          </table:table-cell>
          <table:table-cell table:style-name="Tabella6.C2" office:value-type="string">
            <text:p text:style-name="P56">richiama la distanza precedentemente calcolata sull'asse delle ascisse</text:p>
          </table:table-cell>
        </table:table-row>
        <table:table-row>
          <table:table-cell table:style-name="Tabella6.A2" office:value-type="string">
            <text:p text:style-name="Tasti_20_-_20_commento">27</text:p>
          </table:table-cell>
          <table:table-cell table:style-name="Tabella6.A2" office:value-type="string">
            <text:p text:style-name="Tasti">+</text:p>
          </table:table-cell>
          <table:table-cell table:style-name="Tabella6.C2" office:value-type="string">
            <text:p text:style-name="P56"/>
          </table:table-cell>
        </table:table-row>
        <table:table-row>
          <table:table-cell table:style-name="Tabella6.A2" office:value-type="string">
            <text:p text:style-name="Tasti_20_-_20_commento">28</text:p>
          </table:table-cell>
          <table:table-cell table:style-name="Tabella6.A2" office:value-type="string">
            <text:p text:style-name="Tasti">(</text:p>
          </table:table-cell>
          <table:table-cell table:style-name="Tabella6.C2" office:value-type="string">
            <text:p text:style-name="P56"/>
          </table:table-cell>
        </table:table-row>
        <table:table-row>
          <table:table-cell table:style-name="Tabella6.A2" office:value-type="string">
            <text:p text:style-name="Tasti_20_-_20_commento">29</text:p>
          </table:table-cell>
          <table:table-cell table:style-name="Tabella6.A2" office:value-type="string">
            <text:p text:style-name="Tasti">ENT</text:p>
          </table:table-cell>
          <table:table-cell table:style-name="Tabella6.C2" office:value-type="string">
            <text:p text:style-name="P56">determina la distanza dalla coordinata y del tesoro: |ENT - K3|</text:p>
          </table:table-cell>
        </table:table-row>
        <table:table-row>
          <table:table-cell table:style-name="Tabella6.A2" office:value-type="string">
            <text:p text:style-name="Tasti_20_-_20_commento">30</text:p>
          </table:table-cell>
          <table:table-cell table:style-name="Tabella6.A2" office:value-type="string">
            <text:p text:style-name="Tasti">-</text:p>
          </table:table-cell>
          <table:table-cell table:style-name="Tabella6.C2" office:value-type="string">
            <text:p text:style-name="P56"/>
          </table:table-cell>
        </table:table-row>
        <table:table-row>
          <table:table-cell table:style-name="Tabella6.A2" office:value-type="string">
            <text:p text:style-name="Tasti_20_-_20_commento">31</text:p>
          </table:table-cell>
          <table:table-cell table:style-name="Tabella6.A2" office:value-type="string">
            <text:p text:style-name="Tasti">Kout 3</text:p>
          </table:table-cell>
          <table:table-cell table:style-name="Tabella6.C2" office:value-type="string">
            <text:p text:style-name="P56"/>
          </table:table-cell>
        </table:table-row>
        <table:table-row>
          <table:table-cell table:style-name="Tabella6.A2" office:value-type="string">
            <text:p text:style-name="Tasti_20_-_20_commento">32</text:p>
          </table:table-cell>
          <table:table-cell table:style-name="Tabella6.A2" office:value-type="string">
            <text:p text:style-name="Tasti">)</text:p>
          </table:table-cell>
          <table:table-cell table:style-name="Tabella6.C2" office:value-type="string">
            <text:p text:style-name="P56"/>
          </table:table-cell>
        </table:table-row>
        <table:table-row>
          <table:table-cell table:style-name="Tabella6.A2" office:value-type="string">
            <text:p text:style-name="Tasti_20_-_20_commento">33</text:p>
          </table:table-cell>
          <table:table-cell table:style-name="Tabella6.A2" office:value-type="string">
            <text:p text:style-name="Tasti">x<text:span text:style-name="T11">2</text:span></text:p>
          </table:table-cell>
          <table:table-cell table:style-name="Tabella6.C2" office:value-type="string">
            <text:p text:style-name="P56"/>
          </table:table-cell>
        </table:table-row>
        <text:soft-page-break/>
        <table:table-row>
          <table:table-cell table:style-name="Tabella6.A2" office:value-type="string">
            <text:p text:style-name="Tasti_20_-_20_commento">34</text:p>
          </table:table-cell>
          <table:table-cell table:style-name="Tabella6.A2" office:value-type="string">
            <text:p text:style-name="Tasti">=</text:p>
          </table:table-cell>
          <table:table-cell table:style-name="Tabella6.C2" office:value-type="string">
            <text:p text:style-name="P56"/>
          </table:table-cell>
        </table:table-row>
        <table:table-row>
          <table:table-cell table:style-name="Tabella6.A2" office:value-type="string">
            <text:p text:style-name="Tasti_20_-_20_commento">35</text:p>
          </table:table-cell>
          <table:table-cell table:style-name="Tabella6.A2" office:value-type="string">
            <text:p text:style-name="Tasti">√</text:p>
          </table:table-cell>
          <table:table-cell table:style-name="Tabella6.C2" office:value-type="string">
            <text:p text:style-name="P56">determina la distanza euclidea</text:p>
          </table:table-cell>
        </table:table-row>
        <table:table-row>
          <table:table-cell table:style-name="Tabella6.A2" office:value-type="string">
            <text:p text:style-name="Tasti_20_-_20_commento">36</text:p>
          </table:table-cell>
          <table:table-cell table:style-name="Tabella6.A2" office:value-type="string">
            <text:p text:style-name="Tasti">RTN</text:p>
          </table:table-cell>
          <table:table-cell table:style-name="Tabella6.C2" office:value-type="string">
            <text:p text:style-name="P56">riesegue da capo il programma</text:p>
          </table:table-cell>
        </table:table-row>
      </table:table>
      <text:p text:style-name="Marginalia"/>
      <text:p text:style-name="P11"/>
      <text:h text:style-name="P17" text:outline-level="1">Scegli un numero</text:h>
      <text:p text:style-name="Text_20_body">Scopo del gioco è dimostrare che la calcolatrice è in grado di indovinare il numero scelto a piacere dall'utente nell'intervallo [1, 15], se questi indica correttamente in quali colonne del seguente specchietto esso si trova:</text:p>
      <text:p text:style-name="Text_20_body"/>
      <table:table table:name="Tabella15" table:style-name="Tabella15">
        <table:table-column table:style-name="Tabella15.A"/>
        <table:table-column table:style-name="Tabella15.B"/>
        <table:table-column table:style-name="Tabella15.C"/>
        <table:table-column table:style-name="Tabella15.D"/>
        <table:table-header-rows>
          <table:table-row>
            <table:table-cell table:style-name="Tabella15.A1" office:value-type="string">
              <text:p text:style-name="P10">15</text:p>
            </table:table-cell>
            <table:table-cell table:style-name="Tabella15.A1" office:value-type="string">
              <text:p text:style-name="P10">15</text:p>
            </table:table-cell>
            <table:table-cell table:style-name="Tabella15.A1" office:value-type="string">
              <text:p text:style-name="P10">15</text:p>
            </table:table-cell>
            <table:table-cell table:style-name="Tabella15.D1" office:value-type="string">
              <text:p text:style-name="P10">15</text:p>
            </table:table-cell>
          </table:table-row>
        </table:table-header-rows>
        <table:table-row>
          <table:table-cell table:style-name="Tabella15.A2" office:value-type="string">
            <text:p text:style-name="P10">13</text:p>
          </table:table-cell>
          <table:table-cell table:style-name="Tabella15.A2" office:value-type="string">
            <text:p text:style-name="P10">14</text:p>
          </table:table-cell>
          <table:table-cell table:style-name="Tabella15.A2" office:value-type="string">
            <text:p text:style-name="P10">14</text:p>
          </table:table-cell>
          <table:table-cell table:style-name="Tabella15.D2" office:value-type="string">
            <text:p text:style-name="P10">14</text:p>
          </table:table-cell>
        </table:table-row>
        <table:table-row>
          <table:table-cell table:style-name="Tabella15.A2" office:value-type="string">
            <text:p text:style-name="P10">11</text:p>
          </table:table-cell>
          <table:table-cell table:style-name="Tabella15.A2" office:value-type="string">
            <text:p text:style-name="P10">11</text:p>
          </table:table-cell>
          <table:table-cell table:style-name="Tabella15.A2" office:value-type="string">
            <text:p text:style-name="P10">13</text:p>
          </table:table-cell>
          <table:table-cell table:style-name="Tabella15.D2" office:value-type="string">
            <text:p text:style-name="P10">13</text:p>
          </table:table-cell>
        </table:table-row>
        <table:table-row>
          <table:table-cell table:style-name="Tabella15.A2" office:value-type="string">
            <text:p text:style-name="P10">9</text:p>
          </table:table-cell>
          <table:table-cell table:style-name="Tabella15.A2" office:value-type="string">
            <text:p text:style-name="P10">10</text:p>
          </table:table-cell>
          <table:table-cell table:style-name="Tabella15.A2" office:value-type="string">
            <text:p text:style-name="P10">12</text:p>
          </table:table-cell>
          <table:table-cell table:style-name="Tabella15.D2" office:value-type="string">
            <text:p text:style-name="P10">12</text:p>
          </table:table-cell>
        </table:table-row>
        <table:table-row>
          <table:table-cell table:style-name="Tabella15.A2" office:value-type="string">
            <text:p text:style-name="P10">7</text:p>
          </table:table-cell>
          <table:table-cell table:style-name="Tabella15.A2" office:value-type="string">
            <text:p text:style-name="P10">7</text:p>
          </table:table-cell>
          <table:table-cell table:style-name="Tabella15.A2" office:value-type="string">
            <text:p text:style-name="P10">7</text:p>
          </table:table-cell>
          <table:table-cell table:style-name="Tabella15.D2" office:value-type="string">
            <text:p text:style-name="P10">11</text:p>
          </table:table-cell>
        </table:table-row>
        <table:table-row>
          <table:table-cell table:style-name="Tabella15.A2" office:value-type="string">
            <text:p text:style-name="P10">5</text:p>
          </table:table-cell>
          <table:table-cell table:style-name="Tabella15.A2" office:value-type="string">
            <text:p text:style-name="P10">6</text:p>
          </table:table-cell>
          <table:table-cell table:style-name="Tabella15.A2" office:value-type="string">
            <text:p text:style-name="P10">6</text:p>
          </table:table-cell>
          <table:table-cell table:style-name="Tabella15.D2" office:value-type="string">
            <text:p text:style-name="P10">10</text:p>
          </table:table-cell>
        </table:table-row>
        <table:table-row>
          <table:table-cell table:style-name="Tabella15.A2" office:value-type="string">
            <text:p text:style-name="P10">3</text:p>
          </table:table-cell>
          <table:table-cell table:style-name="Tabella15.A2" office:value-type="string">
            <text:p text:style-name="P10">3</text:p>
          </table:table-cell>
          <table:table-cell table:style-name="Tabella15.A2" office:value-type="string">
            <text:p text:style-name="P10">5</text:p>
          </table:table-cell>
          <table:table-cell table:style-name="Tabella15.D2" office:value-type="string">
            <text:p text:style-name="P10">9</text:p>
          </table:table-cell>
        </table:table-row>
        <table:table-row>
          <table:table-cell table:style-name="Tabella15.A2" office:value-type="string">
            <text:p text:style-name="P10">1</text:p>
          </table:table-cell>
          <table:table-cell table:style-name="Tabella15.A2" office:value-type="string">
            <text:p text:style-name="P10">2</text:p>
          </table:table-cell>
          <table:table-cell table:style-name="Tabella15.A2" office:value-type="string">
            <text:p text:style-name="P10">4</text:p>
          </table:table-cell>
          <table:table-cell table:style-name="Tabella15.D2" office:value-type="string">
            <text:p text:style-name="P10">8</text:p>
          </table:table-cell>
        </table:table-row>
        <table:table-row>
          <table:table-cell table:style-name="Tabella15.A2" office:value-type="string">
            <text:p text:style-name="P15">1</text:p>
          </table:table-cell>
          <table:table-cell table:style-name="Tabella15.A2" office:value-type="string">
            <text:p text:style-name="P15">2</text:p>
          </table:table-cell>
          <table:table-cell table:style-name="Tabella15.A2" office:value-type="string">
            <text:p text:style-name="P15">3</text:p>
          </table:table-cell>
          <table:table-cell table:style-name="Tabella15.D2" office:value-type="string">
            <text:p text:style-name="P15">4</text:p>
          </table:table-cell>
        </table:table-row>
      </table:table>
      <text:p text:style-name="Text_20_body"/>
      <text:p text:style-name="Text_20_body">Il gioco è realizzato tramite un programma che propone in successione all'utente i numeri 1, 2, 3 e 4, ed attende la risposta dell'utente che deve essere 1 se il numero è presente nella colonna omonima, 0 se è assente.</text:p>
      <text:p text:style-name="Text_20_body">La risoluzione del problema è banale quando si nota che la disposizione è tale per cui ogni numero è inserito nell'i-esima colonna se e solo se l'i-esimo bit della sua rappresentazione binaria è 1 (considerando il bit meno significativo in posizione 1 ed il bit più significativo in posizione 4).</text:p>
      <text:p text:style-name="Text_20_body">Il programma pertanto si limita a calcolare il numero decimale rappresentato dai “bit” forniti dall'utente come risposte alle 4 domande poste.</text:p>
      <text:h text:style-name="Heading_20_2" text:outline-level="2">Uso delle memorie</text:h>
      <text:p text:style-name="P46">M<text:tab/>rappresentazione binaria “in divenire” del numero scelto dall'utente</text:p>
      <text:h text:style-name="Heading_20_2" text:outline-level="2">Esempio d'uso</text:h>
      <text:h text:style-name="Heading_20_3" text:outline-level="3">Uso del programma</text:h>
      <text:p text:style-name="Sequenza_20_di_20_tasti_20_-_20_commento">L'utente sceglie il numero 11, quindi avvia il programma:</text:p>
      <text:p text:style-name="Sequenza_20_di_20_tasti">P1 [1]</text:p>
      <text:p text:style-name="Sequenza_20_di_20_tasti_20_-_20_commento">poiché il numero 11 compare in colonna 1, l'utente risponde 1:</text:p>
      <text:p text:style-name="Sequenza_20_di_20_tasti">1 RUN [2]</text:p>
      <text:p text:style-name="P30"><text:soft-page-break/>poiché il numero 11 compare anche in colonna 2, l'utente risponde 1:</text:p>
      <text:p text:style-name="Sequenza_20_di_20_tasti">1 RUN [3]</text:p>
      <text:p text:style-name="P30">il numero 11 non <text:span text:style-name="T18">compare</text:span> in colonna 3, l'utente perciò risponde 0:</text:p>
      <text:p text:style-name="Sequenza_20_di_20_tasti">0 RUN [4]</text:p>
      <text:p text:style-name="P30">il numero 11 compare <text:span text:style-name="T18">in</text:span> colonna 4, quindi l'utente risponde 1:</text:p>
      <text:p text:style-name="Sequenza_20_di_20_tasti">1 RUN [11]</text:p>
      <text:p text:style-name="P30">La calcolatrice ha <text:span text:style-name="T18">indovinato</text:span>!</text:p>
      <text:h text:style-name="Heading_20_2" text:outline-level="2">P1</text:h>
      <table:table table:name="Tabella16" table:style-name="Tabella16">
        <table:table-column table:style-name="Tabella16.A"/>
        <table:table-column table:style-name="Tabella16.B"/>
        <table:table-column table:style-name="Tabella16.C"/>
        <table:table-row>
          <table:table-cell table:style-name="Tabella16.A1" office:value-type="string">
            <text:p text:style-name="Tasti_20_-_20_commento">1</text:p>
          </table:table-cell>
          <table:table-cell table:style-name="Tabella16.A1" office:value-type="string">
            <text:p text:style-name="Tasti">0</text:p>
          </table:table-cell>
          <table:table-cell table:style-name="Tabella16.C1" office:value-type="string">
            <text:p text:style-name="Tasti_20_-_20_commento"/>
          </table:table-cell>
        </table:table-row>
        <table:table-row>
          <table:table-cell table:style-name="Tabella16.A2" office:value-type="string">
            <text:p text:style-name="Tasti_20_-_20_commento">2</text:p>
          </table:table-cell>
          <table:table-cell table:style-name="Tabella16.A2" office:value-type="string">
            <text:p text:style-name="Tasti">Min</text:p>
          </table:table-cell>
          <table:table-cell table:style-name="Tabella16.C2" office:value-type="string">
            <text:p text:style-name="Tasti_20_-_20_commento">azzera l'accumulatore</text:p>
          </table:table-cell>
        </table:table-row>
        <table:table-row>
          <table:table-cell table:style-name="Tabella16.A2" office:value-type="string">
            <text:p text:style-name="Tasti_20_-_20_commento">3</text:p>
          </table:table-cell>
          <table:table-cell table:style-name="Tabella16.A2" office:value-type="string">
            <text:p text:style-name="Tasti">1</text:p>
          </table:table-cell>
          <table:table-cell table:style-name="Tabella16.C2" office:value-type="string">
            <text:p text:style-name="Tasti_20_-_20_commento">visualizza sul display il numero 1</text:p>
          </table:table-cell>
        </table:table-row>
        <table:table-row>
          <table:table-cell table:style-name="Tabella16.A2" office:value-type="string">
            <text:p text:style-name="Tasti_20_-_20_commento">4</text:p>
          </table:table-cell>
          <table:table-cell table:style-name="Tabella16.A2" office:value-type="string">
            <text:p text:style-name="P32">×</text:p>
          </table:table-cell>
          <table:table-cell table:style-name="Tabella16.C2" office:value-type="string">
            <text:p text:style-name="Tasti_20_-_20_commento"/>
          </table:table-cell>
        </table:table-row>
        <table:table-row>
          <table:table-cell table:style-name="Tabella16.A2" office:value-type="string">
            <text:p text:style-name="Tasti_20_-_20_commento">5</text:p>
          </table:table-cell>
          <table:table-cell table:style-name="Tabella16.A2" office:value-type="string">
            <text:p text:style-name="Tasti">ENT</text:p>
          </table:table-cell>
          <table:table-cell table:style-name="Tabella16.C2" office:value-type="string">
            <text:p text:style-name="Tasti_20_-_20_commento">attende la risposta circa la presenza del numero in colonna 1</text:p>
          </table:table-cell>
        </table:table-row>
        <table:table-row>
          <table:table-cell table:style-name="Tabella16.A2" office:value-type="string">
            <text:p text:style-name="Tasti_20_-_20_commento">6</text:p>
          </table:table-cell>
          <table:table-cell table:style-name="Tabella16.A2" office:value-type="string">
            <text:p text:style-name="Tasti">M+</text:p>
          </table:table-cell>
          <table:table-cell table:style-name="Tabella16.C2" office:value-type="string">
            <text:p text:style-name="Tasti_20_-_20_commento">aggiorna l'accumulatore</text:p>
          </table:table-cell>
        </table:table-row>
        <table:table-row>
          <table:table-cell table:style-name="Tabella16.A2" office:value-type="string">
            <text:p text:style-name="Tasti_20_-_20_commento">7</text:p>
          </table:table-cell>
          <table:table-cell table:style-name="Tabella16.A2" office:value-type="string">
            <text:p text:style-name="Tasti">2</text:p>
          </table:table-cell>
          <table:table-cell table:style-name="Tabella16.C2" office:value-type="string">
            <text:p text:style-name="Tasti_20_-_20_commento">visualizza sul display il numero 2</text:p>
          </table:table-cell>
        </table:table-row>
        <table:table-row>
          <table:table-cell table:style-name="Tabella16.A2" office:value-type="string">
            <text:p text:style-name="Tasti_20_-_20_commento">8</text:p>
          </table:table-cell>
          <table:table-cell table:style-name="Tabella16.A2" office:value-type="string">
            <text:p text:style-name="P32">×</text:p>
          </table:table-cell>
          <table:table-cell table:style-name="Tabella16.C2" office:value-type="string">
            <text:p text:style-name="Tasti_20_-_20_commento"/>
          </table:table-cell>
        </table:table-row>
        <table:table-row>
          <table:table-cell table:style-name="Tabella16.A2" office:value-type="string">
            <text:p text:style-name="Tasti_20_-_20_commento">9</text:p>
          </table:table-cell>
          <table:table-cell table:style-name="Tabella16.A2" office:value-type="string">
            <text:p text:style-name="Tasti">ENT</text:p>
          </table:table-cell>
          <table:table-cell table:style-name="Tabella16.C2" office:value-type="string">
            <text:p text:style-name="Tasti_20_-_20_commento">attende la risposta circa la presenza del numero in colonna 2</text:p>
          </table:table-cell>
        </table:table-row>
        <table:table-row>
          <table:table-cell table:style-name="Tabella16.A2" office:value-type="string">
            <text:p text:style-name="Tasti_20_-_20_commento">10</text:p>
          </table:table-cell>
          <table:table-cell table:style-name="Tabella16.A2" office:value-type="string">
            <text:p text:style-name="Tasti">M+</text:p>
          </table:table-cell>
          <table:table-cell table:style-name="Tabella16.C2" office:value-type="string">
            <text:p text:style-name="Tasti_20_-_20_commento">aggiorna l'accumulatore</text:p>
          </table:table-cell>
        </table:table-row>
        <table:table-row>
          <table:table-cell table:style-name="Tabella16.A2" office:value-type="string">
            <text:p text:style-name="Tasti_20_-_20_commento">11</text:p>
          </table:table-cell>
          <table:table-cell table:style-name="Tabella16.A2" office:value-type="string">
            <text:p text:style-name="Tasti">3</text:p>
          </table:table-cell>
          <table:table-cell table:style-name="Tabella16.C2" office:value-type="string">
            <text:p text:style-name="Tasti_20_-_20_commento">visualizza sul display il numero 3</text:p>
          </table:table-cell>
        </table:table-row>
        <table:table-row>
          <table:table-cell table:style-name="Tabella16.A2" office:value-type="string">
            <text:p text:style-name="Tasti_20_-_20_commento">12</text:p>
          </table:table-cell>
          <table:table-cell table:style-name="Tabella16.A2" office:value-type="string">
            <text:p text:style-name="P32">×</text:p>
          </table:table-cell>
          <table:table-cell table:style-name="Tabella16.C2" office:value-type="string">
            <text:p text:style-name="Tasti_20_-_20_commento"/>
          </table:table-cell>
        </table:table-row>
        <table:table-row>
          <table:table-cell table:style-name="Tabella16.A2" office:value-type="string">
            <text:p text:style-name="Tasti_20_-_20_commento">13</text:p>
          </table:table-cell>
          <table:table-cell table:style-name="Tabella16.A2" office:value-type="string">
            <text:p text:style-name="Tasti">ENT</text:p>
          </table:table-cell>
          <table:table-cell table:style-name="Tabella16.C2" office:value-type="string">
            <text:p text:style-name="Tasti_20_-_20_commento">attende la risposta circa la presenza del numero in colonna 3</text:p>
          </table:table-cell>
        </table:table-row>
        <table:table-row>
          <table:table-cell table:style-name="Tabella16.A2" office:value-type="string">
            <text:p text:style-name="Tasti_20_-_20_commento">14</text:p>
          </table:table-cell>
          <table:table-cell table:style-name="Tabella16.A2" office:value-type="string">
            <text:p text:style-name="P32">×</text:p>
          </table:table-cell>
          <table:table-cell table:style-name="Tabella16.C2" office:value-type="string">
            <text:p text:style-name="Tasti_20_-_20_commento">il bit in posizione 3 pesa 4, quindi, per procedere correttamente,</text:p>
          </table:table-cell>
        </table:table-row>
        <table:table-row>
          <table:table-cell table:style-name="Tabella16.A2" office:value-type="string">
            <text:p text:style-name="Tasti_20_-_20_commento">15</text:p>
          </table:table-cell>
          <table:table-cell table:style-name="Tabella16.A2" office:value-type="string">
            <text:p text:style-name="Tasti">4</text:p>
          </table:table-cell>
          <table:table-cell table:style-name="Tabella16.C2" office:value-type="string">
            <text:p text:style-name="Tasti_20_-_20_commento"><text:s/>si rende necessario moltiplicare per 4 e dividere per 3...</text:p>
          </table:table-cell>
        </table:table-row>
        <table:table-row>
          <table:table-cell table:style-name="Tabella16.A2" office:value-type="string">
            <text:p text:style-name="Tasti_20_-_20_commento">16</text:p>
          </table:table-cell>
          <table:table-cell table:style-name="Tabella16.A2" office:value-type="string">
            <text:p text:style-name="P32">÷</text:p>
          </table:table-cell>
          <table:table-cell table:style-name="Tabella16.C2" office:value-type="string">
            <text:p text:style-name="Tasti_20_-_20_commento"/>
          </table:table-cell>
        </table:table-row>
        <table:table-row>
          <table:table-cell table:style-name="Tabella16.A2" office:value-type="string">
            <text:p text:style-name="Tasti_20_-_20_commento">17</text:p>
          </table:table-cell>
          <table:table-cell table:style-name="Tabella16.A2" office:value-type="string">
            <text:p text:style-name="Tasti">3</text:p>
          </table:table-cell>
          <table:table-cell table:style-name="Tabella16.C2" office:value-type="string">
            <text:p text:style-name="Tasti_20_-_20_commento"/>
          </table:table-cell>
        </table:table-row>
        <table:table-row>
          <table:table-cell table:style-name="Tabella16.A2" office:value-type="string">
            <text:p text:style-name="Tasti_20_-_20_commento">18</text:p>
          </table:table-cell>
          <table:table-cell table:style-name="Tabella16.A2" office:value-type="string">
            <text:p text:style-name="Tasti">M+</text:p>
          </table:table-cell>
          <table:table-cell table:style-name="Tabella16.C2" office:value-type="string">
            <text:p text:style-name="Tasti_20_-_20_commento">aggiorna l'accumulatore</text:p>
          </table:table-cell>
        </table:table-row>
        <table:table-row>
          <table:table-cell table:style-name="Tabella16.A2" office:value-type="string">
            <text:p text:style-name="Tasti_20_-_20_commento">19</text:p>
          </table:table-cell>
          <table:table-cell table:style-name="Tabella16.A2" office:value-type="string">
            <text:p text:style-name="Tasti">4</text:p>
          </table:table-cell>
          <table:table-cell table:style-name="Tabella16.C2" office:value-type="string">
            <text:p text:style-name="Tasti_20_-_20_commento">visualizza sul display il numero 4</text:p>
          </table:table-cell>
        </table:table-row>
        <table:table-row>
          <table:table-cell table:style-name="Tabella16.A2" office:value-type="string">
            <text:p text:style-name="Tasti_20_-_20_commento">20</text:p>
          </table:table-cell>
          <table:table-cell table:style-name="Tabella16.A2" office:value-type="string">
            <text:p text:style-name="P32">×</text:p>
          </table:table-cell>
          <table:table-cell table:style-name="Tabella16.C2" office:value-type="string">
            <text:p text:style-name="Tasti_20_-_20_commento"/>
          </table:table-cell>
        </table:table-row>
        <table:table-row>
          <table:table-cell table:style-name="Tabella16.A2" office:value-type="string">
            <text:p text:style-name="Tasti_20_-_20_commento">21</text:p>
          </table:table-cell>
          <table:table-cell table:style-name="Tabella16.A2" office:value-type="string">
            <text:p text:style-name="Tasti">ENT</text:p>
          </table:table-cell>
          <table:table-cell table:style-name="Tabella16.C2" office:value-type="string">
            <text:p text:style-name="Tasti_20_-_20_commento">attende la risposta circa la presenza del numero in colonna 4</text:p>
          </table:table-cell>
        </table:table-row>
        <table:table-row>
          <table:table-cell table:style-name="Tabella16.A2" office:value-type="string">
            <text:p text:style-name="Tasti_20_-_20_commento">22</text:p>
          </table:table-cell>
          <table:table-cell table:style-name="Tabella16.A2" office:value-type="string">
            <text:p text:style-name="P32">×</text:p>
          </table:table-cell>
          <table:table-cell table:style-name="Tabella16.C2" office:value-type="string">
            <text:p text:style-name="Tasti_20_-_20_commento">il bit in posizione 4 pesa 8, quindi, per procedere correttamente,</text:p>
          </table:table-cell>
        </table:table-row>
        <table:table-row>
          <table:table-cell table:style-name="Tabella16.A2" office:value-type="string">
            <text:p text:style-name="Tasti_20_-_20_commento">23</text:p>
          </table:table-cell>
          <table:table-cell table:style-name="Tabella16.A2" office:value-type="string">
            <text:p text:style-name="Tasti">2</text:p>
          </table:table-cell>
          <table:table-cell table:style-name="Tabella16.C2" office:value-type="string">
            <text:p text:style-name="Tasti_20_-_20_commento"><text:s/>si rende necessario moltiplicare ulteriormente per 2...</text:p>
          </table:table-cell>
        </table:table-row>
        <table:table-row>
          <table:table-cell table:style-name="Tabella16.A2" office:value-type="string">
            <text:p text:style-name="Tasti_20_-_20_commento">24</text:p>
          </table:table-cell>
          <table:table-cell table:style-name="Tabella16.A2" office:value-type="string">
            <text:p text:style-name="Tasti">M+</text:p>
          </table:table-cell>
          <table:table-cell table:style-name="Tabella16.C2" office:value-type="string">
            <text:p text:style-name="Tasti_20_-_20_commento">aggiorna l'accumulatore</text:p>
          </table:table-cell>
        </table:table-row>
        <table:table-row>
          <table:table-cell table:style-name="Tabella16.A2" office:value-type="string">
            <text:p text:style-name="Tasti_20_-_20_commento">25</text:p>
          </table:table-cell>
          <table:table-cell table:style-name="Tabella16.A2" office:value-type="string">
            <text:p text:style-name="Tasti">MR</text:p>
          </table:table-cell>
          <table:table-cell table:style-name="Tabella16.C2" office:value-type="string">
            <text:p text:style-name="P27">visualizza il numero decimale risultante</text:p>
          </table:table-cell>
        </table:table-row>
      </table:table>
      <text:p text:style-name="P31"/>
      <text:h text:style-name="P17" text:outline-level="1">Morra cinese</text:h>
      <text:p text:style-name="P11">Il programma realizza il classico gioco della morra cinese, utilizzando la codifica:</text:p>
      <text:p text:style-name="P35"><text:tab/>SASSO <text:span text:style-name="T20">→ </text:span>1</text:p>
      <text:p text:style-name="P35"><text:tab/>CARTA <text:span text:style-name="T20">→</text:span> 2</text:p>
      <text:p text:style-name="P35"><text:tab/>FORBICE <text:span text:style-name="T20">→</text:span> 3</text:p>
      <text:p text:style-name="P11">La mappa seguente ricorda lo schema di gioco, riportando, per ogni giocata, il vincitore della partita:</text:p>
      <text:p text:style-name="P11"/>
      <table:table table:name="Tabella9" table:style-name="Tabella9">
        <table:table-column table:style-name="Tabella9.A"/>
        <table:table-column table:style-name="Tabella9.B"/>
        <table:table-column table:style-name="Tabella9.C"/>
        <table:table-column table:style-name="Tabella9.D"/>
        <table:table-column table:style-name="Tabella9.E"/>
        <table:table-row>
          <table:table-cell table:style-name="Tabella9.A1" office:value-type="string">
            <text:p text:style-name="P38"/>
          </table:table-cell>
          <table:table-cell table:style-name="Tabella9.B1" office:value-type="string">
            <text:p text:style-name="P39">F</text:p>
          </table:table-cell>
          <table:table-cell table:style-name="Tabella9.B1" office:value-type="string">
            <text:p text:style-name="P39">B</text:p>
          </table:table-cell>
          <table:table-cell table:style-name="Tabella9.D1" office:value-type="string">
            <text:p text:style-name="P39">A</text:p>
          </table:table-cell>
          <table:table-cell table:style-name="Tabella9.E1" office:value-type="string">
            <text:p text:style-name="P39">-</text:p>
          </table:table-cell>
        </table:table-row>
        <table:table-row>
          <table:table-cell table:style-name="Tabella9.A1" office:value-type="string">
            <text:p text:style-name="P38">Giocatore A</text:p>
          </table:table-cell>
          <table:table-cell table:style-name="Tabella9.B2" office:value-type="string">
            <text:p text:style-name="P39">C</text:p>
          </table:table-cell>
          <table:table-cell table:style-name="Tabella9.B2" office:value-type="string">
            <text:p text:style-name="P39">A</text:p>
          </table:table-cell>
          <table:table-cell table:style-name="Tabella9.D2" office:value-type="string">
            <text:p text:style-name="P39">-</text:p>
          </table:table-cell>
          <table:table-cell table:style-name="Tabella9.E2" office:value-type="string">
            <text:p text:style-name="P39">B</text:p>
          </table:table-cell>
        </table:table-row>
        <table:table-row>
          <table:table-cell table:style-name="Tabella9.A1" office:value-type="string">
            <text:p text:style-name="P38"/>
          </table:table-cell>
          <table:table-cell table:style-name="Tabella9.B2" office:value-type="string">
            <text:p text:style-name="P39">S</text:p>
          </table:table-cell>
          <table:table-cell table:style-name="Tabella9.C3" office:value-type="string">
            <text:p text:style-name="P39">-</text:p>
          </table:table-cell>
          <table:table-cell table:style-name="Tabella9.D3" office:value-type="string">
            <text:p text:style-name="P39">B</text:p>
          </table:table-cell>
          <table:table-cell table:style-name="Tabella9.E3" office:value-type="string">
            <text:p text:style-name="P39">A</text:p>
          </table:table-cell>
        </table:table-row>
        <table:table-row>
          <table:table-cell table:style-name="Tabella9.A1" office:value-type="string">
            <text:p text:style-name="P38"/>
          </table:table-cell>
          <table:table-cell table:style-name="Tabella9.B4" office:value-type="string">
            <text:p text:style-name="P39"/>
          </table:table-cell>
          <table:table-cell table:style-name="Tabella9.D3" office:value-type="string">
            <text:p text:style-name="P39">S</text:p>
          </table:table-cell>
          <table:table-cell table:style-name="Tabella9.D3" office:value-type="string">
            <text:p text:style-name="P39">C</text:p>
          </table:table-cell>
          <table:table-cell table:style-name="Tabella9.E3" office:value-type="string">
            <text:p text:style-name="P39">F</text:p>
          </table:table-cell>
        </table:table-row>
        <table:table-row table:style-name="Tabella9.5">
          <table:table-cell table:style-name="Tabella9.A1" office:value-type="string">
            <text:p text:style-name="P38"/>
          </table:table-cell>
          <table:table-cell table:style-name="Tabella9.A1" office:value-type="string">
            <text:p text:style-name="P38"/>
          </table:table-cell>
          <table:table-cell table:style-name="Tabella9.A1" office:value-type="string">
            <text:p text:style-name="P38"/>
          </table:table-cell>
          <table:table-cell table:style-name="Tabella9.A1" office:value-type="string">
            <text:p text:style-name="P38"/>
          </table:table-cell>
          <table:table-cell table:style-name="Tabella9.A1" office:value-type="string">
            <text:p text:style-name="P38"/>
          </table:table-cell>
        </table:table-row>
        <table:table-row>
          <table:table-cell table:style-name="Tabella9.A1" office:value-type="string">
            <text:p text:style-name="P38"/>
          </table:table-cell>
          <table:table-cell table:style-name="Tabella9.A1" office:value-type="string">
            <text:p text:style-name="P38"/>
          </table:table-cell>
          <table:table-cell table:style-name="Tabella9.A1" table:number-columns-spanned="3" office:value-type="string">
            <text:p text:style-name="P40">Giocatore B</text:p>
          </table:table-cell>
          <table:covered-table-cell/>
          <table:covered-table-cell/>
        </table:table-row>
      </table:table>
      <text:p text:style-name="P11"/>
      <text:p text:style-name="P11">Supponendo di assegnare 1 punto per la vittoria, 0 per il pareggio e -1 in caso di sconfitta, la situazione di gioco dal punto di vista del giocatore B diventa la seguente:</text:p>
      <text:p text:style-name="P11"><text:s text:c="2"/></text:p>
      <table:table table:name="Tabella10" table:style-name="Tabella10">
        <table:table-column table:style-name="Tabella10.A"/>
        <table:table-column table:style-name="Tabella10.B"/>
        <table:table-column table:style-name="Tabella10.C"/>
        <table:table-column table:style-name="Tabella10.D"/>
        <table:table-column table:style-name="Tabella10.E"/>
        <table:table-row>
          <table:table-cell table:style-name="Tabella10.A1" office:value-type="string">
            <text:p text:style-name="P38"/>
          </table:table-cell>
          <table:table-cell table:style-name="Tabella10.B1" office:value-type="string">
            <text:p text:style-name="P39">3</text:p>
          </table:table-cell>
          <table:table-cell table:style-name="Tabella10.B1" office:value-type="string">
            <text:p text:style-name="P39">+1</text:p>
          </table:table-cell>
          <table:table-cell table:style-name="Tabella10.D1" office:value-type="string">
            <text:p text:style-name="P39">-1</text:p>
          </table:table-cell>
          <table:table-cell table:style-name="Tabella10.E1" office:value-type="string">
            <text:p text:style-name="P39">0</text:p>
          </table:table-cell>
        </table:table-row>
        <table:table-row>
          <table:table-cell table:style-name="Tabella10.A1" office:value-type="string">
            <text:p text:style-name="P38">Calcolatrice</text:p>
          </table:table-cell>
          <table:table-cell table:style-name="Tabella10.B2" office:value-type="string">
            <text:p text:style-name="P39">2</text:p>
          </table:table-cell>
          <table:table-cell table:style-name="Tabella10.B2" office:value-type="string">
            <text:p text:style-name="P39">-1</text:p>
          </table:table-cell>
          <table:table-cell table:style-name="Tabella10.D2" office:value-type="string">
            <text:p text:style-name="P39">0</text:p>
          </table:table-cell>
          <table:table-cell table:style-name="Tabella10.E2" office:value-type="string">
            <text:p text:style-name="P39">+1</text:p>
          </table:table-cell>
        </table:table-row>
        <table:table-row>
          <table:table-cell table:style-name="Tabella10.A1" office:value-type="string">
            <text:p text:style-name="P38"/>
          </table:table-cell>
          <table:table-cell table:style-name="Tabella10.B2" office:value-type="string">
            <text:p text:style-name="P39">1</text:p>
          </table:table-cell>
          <table:table-cell table:style-name="Tabella10.C3" office:value-type="string">
            <text:p text:style-name="P39">0</text:p>
          </table:table-cell>
          <table:table-cell table:style-name="Tabella10.D3" office:value-type="string">
            <text:p text:style-name="P39">+1</text:p>
          </table:table-cell>
          <table:table-cell table:style-name="Tabella10.E3" office:value-type="string">
            <text:p text:style-name="P39">-1</text:p>
          </table:table-cell>
        </table:table-row>
        <table:table-row>
          <table:table-cell table:style-name="Tabella10.A1" office:value-type="string">
            <text:p text:style-name="P38"/>
          </table:table-cell>
          <table:table-cell table:style-name="Tabella10.B4" office:value-type="string">
            <text:p text:style-name="P39"/>
          </table:table-cell>
          <table:table-cell table:style-name="Tabella10.D3" office:value-type="string">
            <text:p text:style-name="P39">1</text:p>
          </table:table-cell>
          <table:table-cell table:style-name="Tabella10.D3" office:value-type="string">
            <text:p text:style-name="P39">2</text:p>
          </table:table-cell>
          <table:table-cell table:style-name="Tabella10.E3" office:value-type="string">
            <text:p text:style-name="P39">3</text:p>
          </table:table-cell>
        </table:table-row>
        <table:table-row table:style-name="Tabella10.5">
          <table:table-cell table:style-name="Tabella10.A1" office:value-type="string">
            <text:p text:style-name="P38"/>
          </table:table-cell>
          <table:table-cell table:style-name="Tabella10.A1" office:value-type="string">
            <text:p text:style-name="P38"/>
          </table:table-cell>
          <table:table-cell table:style-name="Tabella10.A1" office:value-type="string">
            <text:p text:style-name="P38"/>
          </table:table-cell>
          <table:table-cell table:style-name="Tabella10.A1" office:value-type="string">
            <text:p text:style-name="P38"/>
          </table:table-cell>
          <table:table-cell table:style-name="Tabella10.A1" office:value-type="string">
            <text:p text:style-name="P38"/>
          </table:table-cell>
        </table:table-row>
        <table:table-row>
          <table:table-cell table:style-name="Tabella10.A1" office:value-type="string">
            <text:p text:style-name="P38"/>
          </table:table-cell>
          <table:table-cell table:style-name="Tabella10.A1" office:value-type="string">
            <text:p text:style-name="P38"/>
          </table:table-cell>
          <table:table-cell table:style-name="Tabella10.A1" table:number-columns-spanned="3" office:value-type="string">
            <text:p text:style-name="P40">Utente</text:p>
          </table:table-cell>
          <table:covered-table-cell/>
          <table:covered-table-cell/>
        </table:table-row>
      </table:table>
      <text:p text:style-name="P11"/>
      <text:p text:style-name="P11">Osservando che le diagonali della matrice ospitano valori uguali, si desume che il punteggio dell'utente dipende esclusivamente dalla differenza delle due giocate. Più precisamente, detta y la giocata della calcolatrice e x quella dell'utente, posto d=x-y, si ottiene che il punteggio p ottenuto dall'utente in una generica partita è dato da:</text:p>
      <text:p text:style-name="P35"><text:tab/>p = +1<text:tab/>se d = -2, 1</text:p>
      <text:p text:style-name="P35"><text:tab/>p = 0<text:tab/>se d = 0</text:p>
      <text:p text:style-name="P35"><text:tab/>p = -1<text:tab/>se d = -1, 2</text:p>
      <text:p text:style-name="P11">Tale risultato si può ottenere utilizzando un polinomio di 5 grado, che si rivelerebbe tuttavia intrattabile per un programma che può essere lungo al più 38 passi. Si opta per una soluzione alternativa, ma equivalente, ovvero una sinusoide:</text:p>
      <text:p text:style-name="P41"><text:tab/>p = round(sin <text:span text:style-name="T20">⅔π</text:span>d)</text:p>
      <text:p text:style-name="Marginalia"><text:soft-page-break/>Nota: impostare l'uso dei gradi sessagesimali (DEG) e disattivare l'uso dei decimali <text:s/>(FIX 0) prima di iniziare il gioco. Prima di ogni ciclo di partite, inoltre, assicurarsi di azzerare le memorie (KAC).</text:p>
      <text:h text:style-name="Heading_20_2" text:outline-level="2">Uso delle memorie</text:h>
      <text:p text:style-name="P43"><text:span text:style-name="T2">M<text:tab/>esito d</text:span>ell'ultima partita disputata</text:p>
      <text:p text:style-name="P19">K1<text:span text:style-name="T2"><text:tab/>contiene il numero di partite giocate</text:span></text:p>
      <text:p text:style-name="P20">K2<text:tab/>contiene il numero di partite vinte</text:p>
      <text:h text:style-name="Heading_20_2" text:outline-level="2">Esempio d'uso</text:h>
      <text:h text:style-name="Heading_20_3" text:outline-level="3">Uso del programma</text:h>
      <text:p text:style-name="Sequenza_20_di_20_tasti">P1 [0]</text:p>
      <text:p text:style-name="Sequenza_20_di_20_tasti_20_-_20_commento">L'utente gioca SASSO:</text:p>
      <text:p text:style-name="Sequenza_20_di_20_tasti">1 RUN [2] RUN [-1]</text:p>
      <text:p text:style-name="Sequenza_20_di_20_tasti_20_-_20_commento">la calcolatrice ha giocato CARTA, e vince; l'utente gioca FORBICE:</text:p>
      <text:p text:style-name="Sequenza_20_di_20_tasti">3 RUN [3] RUN [0]</text:p>
      <text:p text:style-name="Sequenza_20_di_20_tasti_20_-_20_commento">La calcolatrice ha giocato FORBICE, evidenziando un pareggio; l'utente gioca CARTA:</text:p>
      <text:p text:style-name="Sequenza_20_di_20_tasti">2 RUN [3] [-1]</text:p>
      <text:p text:style-name="Sequenza_20_di_20_tasti_20_-_20_commento">la calcolatrice ha giocato FORBICE, e vince; l'utente gioca nuovamente CARTA:</text:p>
      <text:p text:style-name="Sequenza_20_di_20_tasti">2 RUN [1] [1]</text:p>
      <text:p text:style-name="Sequenza_20_di_20_tasti_20_-_20_commento">La calcolatrice ha giocato SASSO, e perde.</text:p>
      <text:p text:style-name="Sequenza_20_di_20_tasti_20_-_20_commento">Per verificare lo stato delle partite giocate e vinte, si esaminano i contenuti delle memorie K1 e K2:</text:p>
      <text:p text:style-name="Sequenza_20_di_20_tasti">Kout 1 [4] Kout 2 [1]</text:p>
      <text:p text:style-name="Sequenza_20_di_20_tasti_20_-_20_commento">Sono state giocate 4 partite, delle quali una solamente vinta dall'utente.</text:p>
      <text:h text:style-name="Heading_20_2" text:outline-level="2">P1</text:h>
      <table:table table:name="Tabella11" table:style-name="Tabella11">
        <table:table-column table:style-name="Tabella11.A"/>
        <table:table-column table:style-name="Tabella11.B"/>
        <table:table-column table:style-name="Tabella11.C"/>
        <table:table-row>
          <table:table-cell table:style-name="Tabella11.A1" office:value-type="string">
            <text:p text:style-name="Tasti_20_-_20_commento">1</text:p>
          </table:table-cell>
          <table:table-cell table:style-name="Tabella11.A1" office:value-type="string">
            <text:p text:style-name="Tasti">ENT</text:p>
          </table:table-cell>
          <table:table-cell table:style-name="Tabella11.C1" office:value-type="string">
            <text:p text:style-name="Tasti_20_-_20_commento">attende la giocata dell'utente</text:p>
          </table:table-cell>
        </table:table-row>
        <table:table-row>
          <table:table-cell table:style-name="Tabella11.A2" office:value-type="string">
            <text:p text:style-name="Tasti_20_-_20_commento">2</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3</text:p>
          </table:table-cell>
          <table:table-cell table:style-name="Tabella11.A2" office:value-type="string">
            <text:p text:style-name="Tasti">(</text:p>
          </table:table-cell>
          <table:table-cell table:style-name="Tabella11.C2" office:value-type="string">
            <text:p text:style-name="Tasti_20_-_20_commento">genera la giocata della calcolatrice</text:p>
          </table:table-cell>
        </table:table-row>
        <table:table-row>
          <table:table-cell table:style-name="Tabella11.A2" office:value-type="string">
            <text:p text:style-name="Tasti_20_-_20_commento">4</text:p>
          </table:table-cell>
          <table:table-cell table:style-name="Tabella11.A2" office:value-type="string">
            <text:p text:style-name="Tasti">RAN#</text:p>
          </table:table-cell>
          <table:table-cell table:style-name="Tabella11.C2" office:value-type="string">
            <text:p text:style-name="Tasti_20_-_20_commento">genera un numero casuale nel campo [0.000, 0.999]</text:p>
          </table:table-cell>
        </table:table-row>
        <table:table-row>
          <table:table-cell table:style-name="Tabella11.A2" office:value-type="string">
            <text:p text:style-name="Tasti_20_-_20_commento">5</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6</text:p>
          </table:table-cell>
          <table:table-cell table:style-name="Tabella11.A2" office:value-type="string">
            <text:p text:style-name="Tasti">3</text:p>
          </table:table-cell>
          <table:table-cell table:style-name="Tabella11.C2" office:value-type="string">
            <text:p text:style-name="Tasti_20_-_20_commento">moltiplica il numero per 3, coprendo il campo [0.000, 2.997]</text:p>
          </table:table-cell>
        </table:table-row>
        <table:table-row>
          <table:table-cell table:style-name="Tabella11.A2" office:value-type="string">
            <text:p text:style-name="Tasti_20_-_20_commento">7</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8</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9</text:p>
          </table:table-cell>
          <table:table-cell table:style-name="Tabella11.A2" office:value-type="string">
            <text:p text:style-name="Tasti">5</text:p>
          </table:table-cell>
          <table:table-cell table:style-name="Tabella11.C2" office:value-type="string">
            <text:p text:style-name="Tasti_20_-_20_commento">somma 0.5, coprendo il campo [0.500, 3.497]</text:p>
          </table:table-cell>
        </table:table-row>
        <table:table-row>
          <table:table-cell table:style-name="Tabella11.A2" office:value-type="string">
            <text:p text:style-name="Tasti_20_-_20_commento">10</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11</text:p>
          </table:table-cell>
          <table:table-cell table:style-name="Tabella11.A2" office:value-type="string">
            <text:p text:style-name="Tasti">RND</text:p>
          </table:table-cell>
          <table:table-cell table:style-name="Tabella11.C2" office:value-type="string">
            <text:p text:style-name="Tasti_20_-_20_commento">effettua l'arrotondamento in [1, 3]</text:p>
          </table:table-cell>
        </table:table-row>
        <table:table-row>
          <table:table-cell table:style-name="Tabella11.A2" office:value-type="string">
            <text:p text:style-name="Tasti_20_-_20_commento">12</text:p>
          </table:table-cell>
          <table:table-cell table:style-name="Tabella11.A2" office:value-type="string">
            <text:p text:style-name="Tasti">HLT</text:p>
          </table:table-cell>
          <table:table-cell table:style-name="Tabella11.C2" office:value-type="string">
            <text:p text:style-name="Tasti_20_-_20_commento">visualizza la giocata della calcolatrice</text:p>
          </table:table-cell>
        </table:table-row>
        <table:table-row>
          <table:table-cell table:style-name="Tabella11.A2" office:value-type="string">
            <text:p text:style-name="Tasti_20_-_20_commento">13</text:p>
          </table:table-cell>
          <table:table-cell table:style-name="Tabella11.A2" office:value-type="string">
            <text:p text:style-name="Tasti">=</text:p>
          </table:table-cell>
          <table:table-cell table:style-name="Tabella11.C2" office:value-type="string">
            <text:p text:style-name="Tasti_20_-_20_commento">determina la differenza d tra le due giocate</text:p>
          </table:table-cell>
        </table:table-row>
        <table:table-row>
          <table:table-cell table:style-name="Tabella11.A2" office:value-type="string">
            <text:p text:style-name="Tasti_20_-_20_commento">14</text:p>
          </table:table-cell>
          <table:table-cell table:style-name="Tabella11.A2" office:value-type="string">
            <text:p text:style-name="Tasti">×</text:p>
          </table:table-cell>
          <table:table-cell table:style-name="Tabella11.C2" office:value-type="string">
            <text:p text:style-name="Tasti_20_-_20_commento">determina il punteggio per l'utente</text:p>
          </table:table-cell>
        </table:table-row>
        <table:table-row>
          <table:table-cell table:style-name="Tabella11.A2" office:value-type="string">
            <text:p text:style-name="Tasti_20_-_20_commento">15</text:p>
          </table:table-cell>
          <table:table-cell table:style-name="Tabella11.A2" office:value-type="string">
            <text:p text:style-name="Tasti">1</text:p>
          </table:table-cell>
          <table:table-cell table:style-name="Tabella11.C2" office:value-type="string">
            <text:p text:style-name="Tasti_20_-_20_commento"/>
          </table:table-cell>
        </table:table-row>
        <table:table-row>
          <table:table-cell table:style-name="Tabella11.A2" office:value-type="string">
            <text:p text:style-name="Tasti_20_-_20_commento">16</text:p>
          </table:table-cell>
          <table:table-cell table:style-name="Tabella11.A2" office:value-type="string">
            <text:p text:style-name="Tasti">2</text:p>
          </table:table-cell>
          <table:table-cell table:style-name="Tabella11.C2" office:value-type="string">
            <text:p text:style-name="Tasti_20_-_20_commento"/>
          </table:table-cell>
        </table:table-row>
        <text:soft-page-break/>
        <table:table-row>
          <table:table-cell table:style-name="Tabella11.A2" office:value-type="string">
            <text:p text:style-name="Tasti_20_-_20_commento">17</text:p>
          </table:table-cell>
          <table:table-cell table:style-name="Tabella11.A2" office:value-type="string">
            <text:p text:style-name="Tasti">0</text:p>
          </table:table-cell>
          <table:table-cell table:style-name="Tabella11.C2" office:value-type="string">
            <text:p text:style-name="Tasti_20_-_20_commento"/>
          </table:table-cell>
        </table:table-row>
        <table:table-row>
          <table:table-cell table:style-name="Tabella11.A2" office:value-type="string">
            <text:p text:style-name="Tasti_20_-_20_commento">18</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19</text:p>
          </table:table-cell>
          <table:table-cell table:style-name="Tabella11.A2" office:value-type="string">
            <text:p text:style-name="Tasti">SIN</text:p>
          </table:table-cell>
          <table:table-cell table:style-name="Tabella11.C2" office:value-type="string">
            <text:p text:style-name="Tasti_20_-_20_commento"/>
          </table:table-cell>
        </table:table-row>
        <table:table-row>
          <table:table-cell table:style-name="Tabella11.A2" office:value-type="string">
            <text:p text:style-name="Tasti_20_-_20_commento">20</text:p>
          </table:table-cell>
          <table:table-cell table:style-name="Tabella11.A2" office:value-type="string">
            <text:p text:style-name="Tasti">RND</text:p>
          </table:table-cell>
          <table:table-cell table:style-name="Tabella11.C2" office:value-type="string">
            <text:p text:style-name="Tasti_20_-_20_commento">P=RND(SIN(d<text:span text:style-name="T19">×</text:span>120))</text:p>
          </table:table-cell>
        </table:table-row>
        <table:table-row>
          <table:table-cell table:style-name="Tabella11.A2" office:value-type="string">
            <text:p text:style-name="Tasti_20_-_20_commento">21</text:p>
          </table:table-cell>
          <table:table-cell table:style-name="Tabella11.A2" office:value-type="string">
            <text:p text:style-name="Tasti">Min</text:p>
          </table:table-cell>
          <table:table-cell table:style-name="Tabella11.C2" office:value-type="string">
            <text:p text:style-name="Tasti_20_-_20_commento">memorizza temporaneamente il risultato nella memoria M</text:p>
          </table:table-cell>
        </table:table-row>
        <table:table-row>
          <table:table-cell table:style-name="Tabella11.A2" office:value-type="string">
            <text:p text:style-name="Tasti_20_-_20_commento">22</text:p>
          </table:table-cell>
          <table:table-cell table:style-name="Tabella11.A2" office:value-type="string">
            <text:p text:style-name="Tasti">x<text:span text:style-name="T11">2</text:span></text:p>
          </table:table-cell>
          <table:table-cell table:style-name="Tabella11.C2" office:value-type="string">
            <text:p text:style-name="Tasti_20_-_20_commento">determina l'incremento del numero di partite vinte dall'utente:</text:p>
          </table:table-cell>
        </table:table-row>
        <table:table-row>
          <table:table-cell table:style-name="Tabella11.A2" office:value-type="string">
            <text:p text:style-name="Tasti_20_-_20_commento">23</text:p>
          </table:table-cell>
          <table:table-cell table:style-name="Tabella11.A2" office:value-type="string">
            <text:p text:style-name="Tasti">+</text:p>
          </table:table-cell>
          <table:table-cell table:style-name="Tabella11.C2" office:value-type="string">
            <text:p text:style-name="Tasti_20_-_20_commento">1 se P = +1; 0 se P = 0, -1</text:p>
          </table:table-cell>
        </table:table-row>
        <table:table-row>
          <table:table-cell table:style-name="Tabella11.A2" office:value-type="string">
            <text:p text:style-name="Tasti_20_-_20_commento">24</text:p>
          </table:table-cell>
          <table:table-cell table:style-name="Tabella11.A2" office:value-type="string">
            <text:p text:style-name="Tasti">MR</text:p>
          </table:table-cell>
          <table:table-cell table:style-name="Tabella11.C2" office:value-type="string">
            <text:p text:style-name="Tasti_20_-_20_commento">la formula implementata è (P + P<text:span text:style-name="T11">2</text:span>) / 2</text:p>
          </table:table-cell>
        </table:table-row>
        <table:table-row>
          <table:table-cell table:style-name="Tabella11.A2" office:value-type="string">
            <text:p text:style-name="Tasti_20_-_20_commento">25</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26</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27</text:p>
          </table:table-cell>
          <table:table-cell table:style-name="Tabella11.A2" office:value-type="string">
            <text:p text:style-name="Tasti">2</text:p>
          </table:table-cell>
          <table:table-cell table:style-name="Tabella11.C2" office:value-type="string">
            <text:p text:style-name="Tasti_20_-_20_commento"/>
          </table:table-cell>
        </table:table-row>
        <table:table-row>
          <table:table-cell table:style-name="Tabella11.A2" office:value-type="string">
            <text:p text:style-name="Tasti_20_-_20_commento">28</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29</text:p>
          </table:table-cell>
          <table:table-cell table:style-name="Tabella11.A2" office:value-type="string">
            <text:p text:style-name="Tasti">Kout 2</text:p>
          </table:table-cell>
          <table:table-cell table:style-name="Tabella11.C2" office:value-type="string">
            <text:p text:style-name="Tasti_20_-_20_commento">aggiungi l'incremento al conteggio attuale delle partite vinte dall'utente</text:p>
          </table:table-cell>
        </table:table-row>
        <table:table-row>
          <table:table-cell table:style-name="Tabella11.A2" office:value-type="string">
            <text:p text:style-name="Tasti_20_-_20_commento">30</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31</text:p>
          </table:table-cell>
          <table:table-cell table:style-name="Tabella11.A2" office:value-type="string">
            <text:p text:style-name="Tasti">Kin 2</text:p>
          </table:table-cell>
          <table:table-cell table:style-name="Tabella11.C2" office:value-type="string">
            <text:p text:style-name="Tasti_20_-_20_commento"/>
          </table:table-cell>
        </table:table-row>
        <table:table-row>
          <table:table-cell table:style-name="Tabella11.A2" office:value-type="string">
            <text:p text:style-name="Tasti_20_-_20_commento">32</text:p>
          </table:table-cell>
          <table:table-cell table:style-name="Tabella11.A2" office:value-type="string">
            <text:p text:style-name="Tasti">X<text:span text:style-name="T17"></text:span>K 1</text:p>
          </table:table-cell>
          <table:table-cell table:style-name="Tabella11.C2" office:value-type="string">
            <text:p text:style-name="Tasti_20_-_20_commento">incrementa di 1 il contatore delle partite giocate</text:p>
          </table:table-cell>
        </table:table-row>
        <table:table-row>
          <table:table-cell table:style-name="Tabella11.A2" office:value-type="string">
            <text:p text:style-name="Tasti_20_-_20_commento">33</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34</text:p>
          </table:table-cell>
          <table:table-cell table:style-name="Tabella11.A2" office:value-type="string">
            <text:p text:style-name="Tasti">1</text:p>
          </table:table-cell>
          <table:table-cell table:style-name="Tabella11.C2" office:value-type="string">
            <text:p text:style-name="Tasti_20_-_20_commento"/>
          </table:table-cell>
        </table:table-row>
        <table:table-row>
          <table:table-cell table:style-name="Tabella11.A2" office:value-type="string">
            <text:p text:style-name="Tasti_20_-_20_commento">35</text:p>
          </table:table-cell>
          <table:table-cell table:style-name="Tabella11.A2" office:value-type="string">
            <text:p text:style-name="Tasti">=</text:p>
          </table:table-cell>
          <table:table-cell table:style-name="Tabella11.C2" office:value-type="string">
            <text:p text:style-name="Tasti_20_-_20_commento"/>
          </table:table-cell>
        </table:table-row>
        <table:table-row>
          <table:table-cell table:style-name="Tabella11.A2" office:value-type="string">
            <text:p text:style-name="Tasti_20_-_20_commento">36</text:p>
          </table:table-cell>
          <table:table-cell table:style-name="Tabella11.A2" office:value-type="string">
            <text:p text:style-name="Tasti">X<text:span text:style-name="T17"></text:span>K 1</text:p>
          </table:table-cell>
          <table:table-cell table:style-name="Tabella11.C2" office:value-type="string">
            <text:p text:style-name="Tasti_20_-_20_commento"/>
          </table:table-cell>
        </table:table-row>
        <table:table-row>
          <table:table-cell table:style-name="Tabella11.A2" office:value-type="string">
            <text:p text:style-name="Tasti_20_-_20_commento">37</text:p>
          </table:table-cell>
          <table:table-cell table:style-name="Tabella11.A2" office:value-type="string">
            <text:p text:style-name="Tasti">MR</text:p>
          </table:table-cell>
          <table:table-cell table:style-name="Tabella11.C2" office:value-type="string">
            <text:p text:style-name="Tasti_20_-_20_commento">visualizza il punteggio dell'ultima partita</text:p>
          </table:table-cell>
        </table:table-row>
        <table:table-row>
          <table:table-cell table:style-name="Tabella11.A2" office:value-type="string">
            <text:p text:style-name="Tasti_20_-_20_commento">38</text:p>
          </table:table-cell>
          <table:table-cell table:style-name="Tabella11.A2" office:value-type="string">
            <text:p text:style-name="Tasti">RTN</text:p>
          </table:table-cell>
          <table:table-cell table:style-name="Tabella11.C2" office:value-type="string">
            <text:p text:style-name="Tasti_20_-_20_commento">predisponiti per una nuova partita</text:p>
          </table:table-cell>
        </table:table-row>
      </table:table>
      <text:p text:style-name="Marginalia"/>
      <text:h text:style-name="P17" text:outline-level="1">Ritorno al futuro</text:h>
      <text:p text:style-name="P11">Scopo del gioco è simulare un viaggio interstellare svolto ad una velocità prossima a quella della luce. Accade così che il tempo sulla navicella scorre più lentamente rispetto a quello terrestre.</text:p>
      <text:p text:style-name="P11">Il gioco è realizzato mediante un programma che richiede il tempo terrestre che deve trascorrere tra il decollo e l'atterraggio della navicella spaziale (i valori tipici sono compresi tra 100 e 200 anni). Successivamente richiede la lunghezza del viaggio che si intende intraprendere, espresso in anni-luce, quindi la velocità di crociera, espressa come frazione della velocità della luce (i valori tipici sono compresi tra 0,75 e 0,99). Il programma determina la durata del viaggio così come misurato dall'orologio della navicella, producendo una condizione d'errore nel caso questi superi i 70 anni<text:note text:id="ftn1" text:note-class="footnote"><text:note-citation text:label="1">1</text:note-citation><text:note-body><text:p text:style-name="Footnote">nell'ipotesi che l'aspettativa media dell'utente si aggiri sui cent'anni!</text:p></text:note-body></text:note>; successivamente visualizza il tempo trascorso sulla terra, emettendo infine uno 0 se questi differisce al più 5 anni dal tempo inizialmente programmato, con condizione d'errore in caso contrario.</text:p>
      <text:p text:style-name="Marginalia">Nota: per comodità conviene limitare il numero di cifre decimali in uso (FIX 2/FIX 3) durante il gioco.</text:p>
      <text:h text:style-name="Heading_20_2" text:outline-level="2">Fisica (approssimata) del gioco</text:h>
      <text:p text:style-name="P11">Poiché la navicella percorre la distanza d a velocità costante v = kc, il tempo impiegato è:</text:p>
      <text:p text:style-name="P12">t<text:span text:style-name="T13">NAV</text:span> = d / k</text:p>
      <text:p text:style-name="P11">poiché la navicella procede ad una velocità prossima a quella della luce, il tempo trascorso sulla terra è invece:</text:p>
      <text:p text:style-name="P12">t<text:span text:style-name="T13">TERRA</text:span> = t<text:span text:style-name="T13">NAV</text:span> / <text:span text:style-name="T21">√</text:span>(1 - k<text:span text:style-name="T11">2</text:span>)</text:p>
      <text:h text:style-name="Heading_20_2" text:outline-level="2">Uso delle memorie</text:h>
      <text:p text:style-name="P43">K1<text:tab/>durata programmata del viaggio, espressa in anni “<text:span text:style-name="T2">terrestri”</text:span></text:p>
      <text:p text:style-name="P46">K2<text:tab/>distanza da percorrere durante il viaggio, espressa in anni-luce</text:p>
      <text:p text:style-name="P46">K3<text:tab/>velocità di crociera, espressa come frazione della velocità della luce</text:p>
      <text:p text:style-name="P46">K4<text:tab/>durata del viaggio, espressi in anni “navicella”</text:p>
      <text:h text:style-name="Heading_20_2" text:outline-level="2">Esempio d'uso</text:h>
      <text:h text:style-name="Heading_20_3" text:outline-level="3">Uso del programma</text:h>
      <text:p text:style-name="Sequenza_20_di_20_tasti_20_-_20_commento">Si vuole effettuare un viaggio della durata di 100 anni:</text:p>
      <text:p text:style-name="Sequenza_20_di_20_tasti">P1 [0] 100</text:p>
      <text:p text:style-name="Sequenza_20_di_20_tasti_20_-_20_commento">il viaggio prevede di viaggiare per 30 anni luce, alla velocità di 0,90 c:</text:p>
      <text:p text:style-name="Sequenza_20_di_20_tasti">RUN [100.00] 30 RUN [30.00] .9</text:p>
      <text:p text:style-name="Sequenza_20_di_20_tasti_20_-_20_commento">il tempo trascorso all'interno della navicella è pari a (tutt i tempi sono espressi in anni):</text:p>
      <text:p text:style-name="Sequenza_20_di_20_tasti">RUN [33.33]</text:p>
      <text:p text:style-name="Sequenza_20_di_20_tasti_20_-_20_commento">mentre sulla terra è trascorso il tempo:</text:p>
      <text:p text:style-name="Sequenza_20_di_20_tasti">RUN [76.47]</text:p>
      <text:p text:style-name="Sequenza_20_di_20_tasti_20_-_20_commento"><text:soft-page-break/>il viaggio si è concluso in anticipo rispetto ai 100 anni programmati:</text:p>
      <text:p text:style-name="Sequenza_20_di_20_tasti">RUN [E]</text:p>
      <text:p text:style-name="Sequenza_20_di_20_tasti_20_-_20_commento">l'utente prova ad aumentare la distanza da percorrere:</text:p>
      <text:p text:style-name="P42">P1 [0] 100 RUN [100.00] 70 RUN [70.00] .9 RUN [77.78] RUN [E]</text:p>
      <text:p text:style-name="Sequenza_20_di_20_tasti_20_-_20_commento">il viaggio è durato più di 77 anni, troppi anche per un giovane astronauta!</text:p>
      <text:p text:style-name="Sequenza_20_di_20_tasti_20_-_20_commento">L'utente prova ad aumentare la velocità di crociera:</text:p>
      <text:p text:style-name="P42">P1 [0] 100 RUN [100.00] 30 RUN [30] .95 RUN [31.58] RUN [101.13] RUN [0]</text:p>
      <text:p text:style-name="Sequenza_20_di_20_tasti_20_-_20_commento">l'atterraggio è avvenuto con un solo anno di ritardo: missione compiuta!</text:p>
      <text:h text:style-name="Heading_20_2" text:outline-level="2">P1</text:h>
      <table:table table:name="Tabella19" table:style-name="Tabella19">
        <table:table-column table:style-name="Tabella19.A"/>
        <table:table-column table:style-name="Tabella19.B"/>
        <table:table-column table:style-name="Tabella19.C"/>
        <table:table-row>
          <table:table-cell table:style-name="Tabella19.A1" office:value-type="string">
            <text:p text:style-name="Tasti_20_-_20_commento">1</text:p>
          </table:table-cell>
          <table:table-cell table:style-name="Tabella19.A1" office:value-type="string">
            <text:p text:style-name="Tasti">ENT</text:p>
          </table:table-cell>
          <table:table-cell table:style-name="Tabella19.C1" office:value-type="string">
            <text:p text:style-name="Tasti_20_-_20_commento">attende l'immissione della durata programmata del viaggio</text:p>
          </table:table-cell>
        </table:table-row>
        <table:table-row>
          <table:table-cell table:style-name="Tabella19.A2" office:value-type="string">
            <text:p text:style-name="Tasti_20_-_20_commento">2</text:p>
          </table:table-cell>
          <table:table-cell table:style-name="Tabella19.A2" office:value-type="string">
            <text:p text:style-name="Tasti">Kin 1</text:p>
          </table:table-cell>
          <table:table-cell table:style-name="Tabella19.C2" office:value-type="string">
            <text:p text:style-name="Tasti_20_-_20_commento"/>
          </table:table-cell>
        </table:table-row>
        <table:table-row>
          <table:table-cell table:style-name="Tabella19.A2" office:value-type="string">
            <text:p text:style-name="Tasti_20_-_20_commento">3</text:p>
          </table:table-cell>
          <table:table-cell table:style-name="Tabella19.A2" office:value-type="string">
            <text:p text:style-name="Tasti">ENT</text:p>
          </table:table-cell>
          <table:table-cell table:style-name="Tabella19.C2" office:value-type="string">
            <text:p text:style-name="Tasti_20_-_20_commento">attende l'immissione della distanza da percorrere</text:p>
          </table:table-cell>
        </table:table-row>
        <table:table-row>
          <table:table-cell table:style-name="Tabella19.A2" office:value-type="string">
            <text:p text:style-name="Tasti_20_-_20_commento">4</text:p>
          </table:table-cell>
          <table:table-cell table:style-name="Tabella19.A2" office:value-type="string">
            <text:p text:style-name="Tasti">Kin 2</text:p>
          </table:table-cell>
          <table:table-cell table:style-name="Tabella19.C2" office:value-type="string">
            <text:p text:style-name="Tasti_20_-_20_commento"/>
          </table:table-cell>
        </table:table-row>
        <table:table-row>
          <table:table-cell table:style-name="Tabella19.A2" office:value-type="string">
            <text:p text:style-name="Tasti_20_-_20_commento">5</text:p>
          </table:table-cell>
          <table:table-cell table:style-name="Tabella19.A2" office:value-type="string">
            <text:p text:style-name="P32">÷</text:p>
          </table:table-cell>
          <table:table-cell table:style-name="Tabella19.C2" office:value-type="string">
            <text:p text:style-name="Tasti_20_-_20_commento"/>
          </table:table-cell>
        </table:table-row>
        <table:table-row>
          <table:table-cell table:style-name="Tabella19.A2" office:value-type="string">
            <text:p text:style-name="Tasti_20_-_20_commento">6</text:p>
          </table:table-cell>
          <table:table-cell table:style-name="Tabella19.A2" office:value-type="string">
            <text:p text:style-name="Tasti">ENT .5</text:p>
          </table:table-cell>
          <table:table-cell table:style-name="Tabella19.C2" office:value-type="string">
            <text:p text:style-name="Tasti_20_-_20_commento">attende l'immissione della velocità di crociera</text:p>
          </table:table-cell>
        </table:table-row>
        <table:table-row>
          <table:table-cell table:style-name="Tabella19.A2" office:value-type="string">
            <text:p text:style-name="Tasti_20_-_20_commento">7</text:p>
          </table:table-cell>
          <table:table-cell table:style-name="Tabella19.A2" office:value-type="string">
            <text:p text:style-name="Tasti">Kin 3</text:p>
          </table:table-cell>
          <table:table-cell table:style-name="Tabella19.C2" office:value-type="string">
            <text:p text:style-name="Tasti_20_-_20_commento">(il dato 0,5 serve ad evitare una condizione d'errore che si verificherebbe più avanti)</text:p>
          </table:table-cell>
        </table:table-row>
        <table:table-row>
          <table:table-cell table:style-name="Tabella19.A2" office:value-type="string">
            <text:p text:style-name="Tasti_20_-_20_commento">8</text:p>
          </table:table-cell>
          <table:table-cell table:style-name="Tabella19.A2" office:value-type="string">
            <text:p text:style-name="Tasti">=</text:p>
          </table:table-cell>
          <table:table-cell table:style-name="Tabella19.C2" office:value-type="string">
            <text:p text:style-name="Tasti_20_-_20_commento"/>
          </table:table-cell>
        </table:table-row>
        <table:table-row>
          <table:table-cell table:style-name="Tabella19.A2" office:value-type="string">
            <text:p text:style-name="Tasti_20_-_20_commento">9</text:p>
          </table:table-cell>
          <table:table-cell table:style-name="Tabella19.A2" office:value-type="string">
            <text:p text:style-name="Tasti">Kin 4</text:p>
          </table:table-cell>
          <table:table-cell table:style-name="Tabella19.C2" office:value-type="string">
            <text:p text:style-name="Tasti_20_-_20_commento"/>
          </table:table-cell>
        </table:table-row>
        <table:table-row>
          <table:table-cell table:style-name="Tabella19.A2" office:value-type="string">
            <text:p text:style-name="Tasti_20_-_20_commento">10</text:p>
          </table:table-cell>
          <table:table-cell table:style-name="Tabella19.A2" office:value-type="string">
            <text:p text:style-name="Tasti">HLT</text:p>
          </table:table-cell>
          <table:table-cell table:style-name="Tabella19.C2" office:value-type="string">
            <text:p text:style-name="Tasti_20_-_20_commento">visualizza il tempo trascorso sulla navicella</text:p>
          </table:table-cell>
        </table:table-row>
        <table:table-row>
          <table:table-cell table:style-name="Tabella19.A2" office:value-type="string">
            <text:p text:style-name="Tasti_20_-_20_commento">11</text:p>
          </table:table-cell>
          <table:table-cell table:style-name="Tabella19.A2" office:value-type="string">
            <text:p text:style-name="Tasti">+/-</text:p>
          </table:table-cell>
          <table:table-cell table:style-name="Tabella19.C2" office:value-type="string">
            <text:p text:style-name="Tasti_20_-_20_commento">verifica che il tempo trascorso sulla navicella sia inferiore a 70 anni</text:p>
          </table:table-cell>
        </table:table-row>
        <table:table-row>
          <table:table-cell table:style-name="Tabella19.A2" office:value-type="string">
            <text:p text:style-name="Tasti_20_-_20_commento">12</text:p>
          </table:table-cell>
          <table:table-cell table:style-name="Tabella19.A2" office:value-type="string">
            <text:p text:style-name="Tasti">+</text:p>
          </table:table-cell>
          <table:table-cell table:style-name="Tabella19.C2" office:value-type="string">
            <text:p text:style-name="Tasti_20_-_20_commento"/>
          </table:table-cell>
        </table:table-row>
        <table:table-row>
          <table:table-cell table:style-name="Tabella19.A2" office:value-type="string">
            <text:p text:style-name="Tasti_20_-_20_commento">13</text:p>
          </table:table-cell>
          <table:table-cell table:style-name="Tabella19.A2" office:value-type="string">
            <text:p text:style-name="Tasti">7</text:p>
          </table:table-cell>
          <table:table-cell table:style-name="Tabella19.C2" office:value-type="string">
            <text:p text:style-name="Tasti_20_-_20_commento"/>
          </table:table-cell>
        </table:table-row>
        <table:table-row>
          <table:table-cell table:style-name="Tabella19.A2" office:value-type="string">
            <text:p text:style-name="Tasti_20_-_20_commento">14</text:p>
          </table:table-cell>
          <table:table-cell table:style-name="Tabella19.A2" office:value-type="string">
            <text:p text:style-name="Tasti">0</text:p>
          </table:table-cell>
          <table:table-cell table:style-name="Tabella19.C2" office:value-type="string">
            <text:p text:style-name="Tasti_20_-_20_commento"/>
          </table:table-cell>
        </table:table-row>
        <table:table-row>
          <table:table-cell table:style-name="Tabella19.A2" office:value-type="string">
            <text:p text:style-name="Tasti_20_-_20_commento">15</text:p>
          </table:table-cell>
          <table:table-cell table:style-name="Tabella19.A2" office:value-type="string">
            <text:p text:style-name="Tasti">=</text:p>
          </table:table-cell>
          <table:table-cell table:style-name="Tabella19.C2" office:value-type="string">
            <text:p text:style-name="Tasti_20_-_20_commento"/>
          </table:table-cell>
        </table:table-row>
        <table:table-row>
          <table:table-cell table:style-name="Tabella19.A2" office:value-type="string">
            <text:p text:style-name="Tasti_20_-_20_commento">16</text:p>
          </table:table-cell>
          <table:table-cell table:style-name="Tabella19.A2" office:value-type="string">
            <text:p text:style-name="P33">√</text:p>
          </table:table-cell>
          <table:table-cell table:style-name="Tabella19.C2" office:value-type="string">
            <text:p text:style-name="Tasti_20_-_20_commento"/>
          </table:table-cell>
        </table:table-row>
        <table:table-row>
          <table:table-cell table:style-name="Tabella19.A2" office:value-type="string">
            <text:p text:style-name="Tasti_20_-_20_commento">17</text:p>
          </table:table-cell>
          <table:table-cell table:style-name="Tabella19.A2" office:value-type="string">
            <text:p text:style-name="Tasti">Kout 4</text:p>
          </table:table-cell>
          <table:table-cell table:style-name="Tabella19.C2" office:value-type="string">
            <text:p text:style-name="Tasti_20_-_20_commento"/>
          </table:table-cell>
        </table:table-row>
        <table:table-row>
          <table:table-cell table:style-name="Tabella19.A2" office:value-type="string">
            <text:p text:style-name="Tasti_20_-_20_commento">18</text:p>
          </table:table-cell>
          <table:table-cell table:style-name="Tabella19.A2" office:value-type="string">
            <text:p text:style-name="P32">÷</text:p>
          </table:table-cell>
          <table:table-cell table:style-name="Tabella19.C2" office:value-type="string">
            <text:p text:style-name="Tasti_20_-_20_commento"/>
          </table:table-cell>
        </table:table-row>
        <table:table-row>
          <table:table-cell table:style-name="Tabella19.A2" office:value-type="string">
            <text:p text:style-name="Tasti_20_-_20_commento">19</text:p>
          </table:table-cell>
          <table:table-cell table:style-name="Tabella19.A2" office:value-type="string">
            <text:p text:style-name="Tasti">(</text:p>
          </table:table-cell>
          <table:table-cell table:style-name="Tabella19.C2" office:value-type="string">
            <text:p text:style-name="Tasti_20_-_20_commento"/>
          </table:table-cell>
        </table:table-row>
        <table:table-row>
          <table:table-cell table:style-name="Tabella19.A2" office:value-type="string">
            <text:p text:style-name="Tasti_20_-_20_commento">20</text:p>
          </table:table-cell>
          <table:table-cell table:style-name="Tabella19.A2" office:value-type="string">
            <text:p text:style-name="Tasti">1</text:p>
          </table:table-cell>
          <table:table-cell table:style-name="Tabella19.C2" office:value-type="string">
            <text:p text:style-name="Tasti_20_-_20_commento"/>
          </table:table-cell>
        </table:table-row>
        <table:table-row>
          <table:table-cell table:style-name="Tabella19.A2" office:value-type="string">
            <text:p text:style-name="Tasti_20_-_20_commento">21</text:p>
          </table:table-cell>
          <table:table-cell table:style-name="Tabella19.A2" office:value-type="string">
            <text:p text:style-name="Tasti">-</text:p>
          </table:table-cell>
          <table:table-cell table:style-name="Tabella19.C2" office:value-type="string">
            <text:p text:style-name="Tasti_20_-_20_commento"/>
          </table:table-cell>
        </table:table-row>
        <table:table-row>
          <table:table-cell table:style-name="Tabella19.A2" office:value-type="string">
            <text:p text:style-name="Tasti_20_-_20_commento">22</text:p>
          </table:table-cell>
          <table:table-cell table:style-name="Tabella19.A2" office:value-type="string">
            <text:p text:style-name="Tasti">Kout 3</text:p>
          </table:table-cell>
          <table:table-cell table:style-name="Tabella19.C2" office:value-type="string">
            <text:p text:style-name="Tasti_20_-_20_commento"/>
          </table:table-cell>
        </table:table-row>
        <table:table-row>
          <table:table-cell table:style-name="Tabella19.A2" office:value-type="string">
            <text:p text:style-name="Tasti_20_-_20_commento">23</text:p>
          </table:table-cell>
          <table:table-cell table:style-name="Tabella19.A2" office:value-type="string">
            <text:p text:style-name="Tasti">x<text:span text:style-name="T11">2</text:span></text:p>
          </table:table-cell>
          <table:table-cell table:style-name="Tabella19.C2" office:value-type="string">
            <text:p text:style-name="Tasti_20_-_20_commento"/>
          </table:table-cell>
        </table:table-row>
        <table:table-row>
          <table:table-cell table:style-name="Tabella19.A2" office:value-type="string">
            <text:p text:style-name="Tasti_20_-_20_commento">24</text:p>
          </table:table-cell>
          <table:table-cell table:style-name="Tabella19.A2" office:value-type="string">
            <text:p text:style-name="Tasti">)</text:p>
          </table:table-cell>
          <table:table-cell table:style-name="Tabella19.C2" office:value-type="string">
            <text:p text:style-name="Tasti_20_-_20_commento"/>
          </table:table-cell>
        </table:table-row>
        <table:table-row>
          <table:table-cell table:style-name="Tabella19.A2" office:value-type="string">
            <text:p text:style-name="Tasti_20_-_20_commento">25</text:p>
          </table:table-cell>
          <table:table-cell table:style-name="Tabella19.A2" office:value-type="string">
            <text:p text:style-name="P33">√</text:p>
          </table:table-cell>
          <table:table-cell table:style-name="Tabella19.C2" office:value-type="string">
            <text:p text:style-name="Tasti_20_-_20_commento"/>
          </table:table-cell>
        </table:table-row>
        <table:table-row>
          <table:table-cell table:style-name="Tabella19.A2" office:value-type="string">
            <text:p text:style-name="Tasti_20_-_20_commento">26</text:p>
          </table:table-cell>
          <table:table-cell table:style-name="Tabella19.A2" office:value-type="string">
            <text:p text:style-name="Tasti">=</text:p>
          </table:table-cell>
          <table:table-cell table:style-name="Tabella19.C2" office:value-type="string">
            <text:p text:style-name="Tasti_20_-_20_commento"/>
          </table:table-cell>
        </table:table-row>
        <table:table-row>
          <table:table-cell table:style-name="Tabella19.A2" office:value-type="string">
            <text:p text:style-name="Tasti_20_-_20_commento">27</text:p>
          </table:table-cell>
          <table:table-cell table:style-name="Tabella19.A2" office:value-type="string">
            <text:p text:style-name="Tasti">HLT</text:p>
          </table:table-cell>
          <table:table-cell table:style-name="Tabella19.C2" office:value-type="string">
            <text:p text:style-name="Tasti_20_-_20_commento">visualizza il tempo trascorso sulla terra</text:p>
          </table:table-cell>
        </table:table-row>
        <table:table-row>
          <table:table-cell table:style-name="Tabella19.A2" office:value-type="string">
            <text:p text:style-name="Tasti_20_-_20_commento">28</text:p>
          </table:table-cell>
          <table:table-cell table:style-name="Tabella19.A2" office:value-type="string">
            <text:p text:style-name="Tasti">-</text:p>
          </table:table-cell>
          <table:table-cell table:style-name="Tabella19.C2" office:value-type="string">
            <text:p text:style-name="Tasti_20_-_20_commento">valuta la differenza tra la durata effettiva del viaggio e quella programmata</text:p>
          </table:table-cell>
        </table:table-row>
        <table:table-row>
          <table:table-cell table:style-name="Tabella19.A2" office:value-type="string">
            <text:p text:style-name="Tasti_20_-_20_commento">29</text:p>
          </table:table-cell>
          <table:table-cell table:style-name="Tabella19.A2" office:value-type="string">
            <text:p text:style-name="Tasti">Kout 1</text:p>
          </table:table-cell>
          <table:table-cell table:style-name="Tabella19.C2" office:value-type="string">
            <text:p text:style-name="Tasti_20_-_20_commento"/>
          </table:table-cell>
        </table:table-row>
        <table:table-row>
          <table:table-cell table:style-name="Tabella19.A2" office:value-type="string">
            <text:p text:style-name="Tasti_20_-_20_commento">30</text:p>
          </table:table-cell>
          <table:table-cell table:style-name="Tabella19.A2" office:value-type="string">
            <text:p text:style-name="Tasti">=</text:p>
          </table:table-cell>
          <table:table-cell table:style-name="Tabella19.C2" office:value-type="string">
            <text:p text:style-name="Tasti_20_-_20_commento"/>
          </table:table-cell>
        </table:table-row>
        <text:soft-page-break/>
        <table:table-row>
          <table:table-cell table:style-name="Tabella19.A2" office:value-type="string">
            <text:p text:style-name="Tasti_20_-_20_commento">31</text:p>
          </table:table-cell>
          <table:table-cell table:style-name="Tabella19.A2" office:value-type="string">
            <text:p text:style-name="Tasti">x<text:span text:style-name="T11">2</text:span></text:p>
          </table:table-cell>
          <table:table-cell table:style-name="Tabella19.C2" office:value-type="string">
            <text:p text:style-name="Tasti_20_-_20_commento">verifica che la discrepanza sia inferiore a 5 anni</text:p>
          </table:table-cell>
        </table:table-row>
        <table:table-row>
          <table:table-cell table:style-name="Tabella19.A2" office:value-type="string">
            <text:p text:style-name="Tasti_20_-_20_commento">32</text:p>
          </table:table-cell>
          <table:table-cell table:style-name="Tabella19.A2" office:value-type="string">
            <text:p text:style-name="P33">√</text:p>
          </table:table-cell>
          <table:table-cell table:style-name="Tabella19.C2" office:value-type="string">
            <text:p text:style-name="Tasti_20_-_20_commento"/>
          </table:table-cell>
        </table:table-row>
        <table:table-row>
          <table:table-cell table:style-name="Tabella19.A2" office:value-type="string">
            <text:p text:style-name="Tasti_20_-_20_commento">33</text:p>
          </table:table-cell>
          <table:table-cell table:style-name="Tabella19.A2" office:value-type="string">
            <text:p text:style-name="Tasti">+/-</text:p>
          </table:table-cell>
          <table:table-cell table:style-name="Tabella19.C2" office:value-type="string">
            <text:p text:style-name="Tasti_20_-_20_commento"/>
          </table:table-cell>
        </table:table-row>
        <table:table-row>
          <table:table-cell table:style-name="Tabella19.A2" office:value-type="string">
            <text:p text:style-name="Tasti_20_-_20_commento">34</text:p>
          </table:table-cell>
          <table:table-cell table:style-name="Tabella19.A2" office:value-type="string">
            <text:p text:style-name="Tasti">+</text:p>
          </table:table-cell>
          <table:table-cell table:style-name="Tabella19.C2" office:value-type="string">
            <text:p text:style-name="Tasti_20_-_20_commento"/>
          </table:table-cell>
        </table:table-row>
        <table:table-row>
          <table:table-cell table:style-name="Tabella19.A2" office:value-type="string">
            <text:p text:style-name="Tasti_20_-_20_commento">35</text:p>
          </table:table-cell>
          <table:table-cell table:style-name="Tabella19.A2" office:value-type="string">
            <text:p text:style-name="Tasti">5</text:p>
          </table:table-cell>
          <table:table-cell table:style-name="Tabella19.C2" office:value-type="string">
            <text:p text:style-name="Tasti_20_-_20_commento"/>
          </table:table-cell>
        </table:table-row>
        <table:table-row>
          <table:table-cell table:style-name="Tabella19.A2" office:value-type="string">
            <text:p text:style-name="Tasti_20_-_20_commento">36</text:p>
          </table:table-cell>
          <table:table-cell table:style-name="Tabella19.A2" office:value-type="string">
            <text:p text:style-name="Tasti">=</text:p>
          </table:table-cell>
          <table:table-cell table:style-name="Tabella19.C2" office:value-type="string">
            <text:p text:style-name="Tasti_20_-_20_commento"/>
          </table:table-cell>
        </table:table-row>
        <table:table-row>
          <table:table-cell table:style-name="Tabella19.A2" office:value-type="string">
            <text:p text:style-name="Tasti_20_-_20_commento">37</text:p>
          </table:table-cell>
          <table:table-cell table:style-name="Tabella19.A2" office:value-type="string">
            <text:p text:style-name="P33">√</text:p>
          </table:table-cell>
          <table:table-cell table:style-name="Tabella19.C2" office:value-type="string">
            <text:p text:style-name="Tasti_20_-_20_commento"/>
          </table:table-cell>
        </table:table-row>
        <table:table-row>
          <table:table-cell table:style-name="Tabella19.A2" office:value-type="string">
            <text:p text:style-name="Tasti_20_-_20_commento">38</text:p>
          </table:table-cell>
          <table:table-cell table:style-name="Tabella19.A2" office:value-type="string">
            <text:p text:style-name="Tasti">0</text:p>
          </table:table-cell>
          <table:table-cell table:style-name="Tabella19.C2" office:value-type="string">
            <text:p text:style-name="Tasti_20_-_20_commento">visualizza uno zero per indicare il successo della missione</text:p>
          </table:table-cell>
        </table:table-row>
      </table:table>
      <text:h text:style-name="Heading_20_2" text:outline-level="2"/>
      <text:h text:style-name="P17" text:outline-level="1">Gioco del 21</text:h>
      <text:p text:style-name="P11">Scopo del gioco è estrarre una dopo l'altra una sequenza di carte da gioco, avvicinandosi il più possibile al punteggio di 21 senza superarlo. Il punteggio è dato dalla somma dei valori numerici delle singole carte estratte, attribuendo il valore 10 alle figure, 1 all'asso.</text:p>
      <text:p text:style-name="P11">Il gioco è realizzato mediante due programmi: il programma P2 inizializza il gioco, mentre il programma P1 effettua l'estrazione delle carte in successione.</text:p>
      <text:p text:style-name="P11">Per ovvi motivi legati alle limitazioni della calcolatrice, il gioco implementato prevede il reinserimento della carta estratta nel mazzo.</text:p>
      <text:p text:style-name="Marginalia">Nota: disattivare l'uso dei decimali (FIX 0) prima di giocare.</text:p>
      <text:h text:style-name="Heading_20_2" text:outline-level="2">Uso delle memorie</text:h>
      <text:p text:style-name="P43"><text:span text:style-name="T2">M<text:tab/>21 (lim</text:span>ite oltre il quale la partita si considera persa)</text:p>
      <text:p text:style-name="P43">K1<text:tab/><text:span text:style-name="T2">contiene il punteggio corrente</text:span></text:p>
      <text:h text:style-name="Heading_20_2" text:outline-level="2">Note implementative</text:h>
      <text:p text:style-name="P22"><text:span text:style-name="T8">0 1/x AC</text:span><text:span text:style-name="T4"><text:tab/>genera una condizione d'errore;</text:span></text:p>
      <text:p text:style-name="P29">applicabile solo in coda al programma</text:p>
      <text:h text:style-name="Heading_20_2" text:outline-level="2">Esempio d'uso</text:h>
      <text:h text:style-name="Heading_20_3" text:outline-level="3">Sequenza di inizializzazione del programma</text:h>
      <text:p text:style-name="Sequenza_20_di_20_tasti">P2 [0]</text:p>
      <text:h text:style-name="Heading_20_3" text:outline-level="3">Uso del programma</text:h>
      <text:p text:style-name="Sequenza_20_di_20_tasti">P1 [0]</text:p>
      <text:p text:style-name="Sequenza_20_di_20_tasti_20_-_20_commento">Al momento, il punteggio dell'utente è nullo;</text:p>
      <text:p text:style-name="Sequenza_20_di_20_tasti">RUN [6] RUN [6]</text:p>
      <text:p text:style-name="Sequenza_20_di_20_tasti_20_-_20_commento">la carta estratta è un 6; il punteggio totale è 6; l'utente decide di proseguire:</text:p>
      <text:p text:style-name="Sequenza_20_di_20_tasti">RUN [1] RUN [7]</text:p>
      <text:p text:style-name="Sequenza_20_di_20_tasti_20_-_20_commento">è stato estratto un asso, per cui il punteggio sale a 7; l'utente decide di andare avanti:</text:p>
      <text:p text:style-name="Sequenza_20_di_20_tasti">RUN [10] RUN [17]</text:p>
      <text:p text:style-name="Sequenza_20_di_20_tasti_20_-_20_commento">è uscito un 10; il punteggio totale diventa 17; l'utente decide di chiamare un'altra carta:</text:p>
      <text:p text:style-name="Sequenza_20_di_20_tasti">RUN [5] RUN [E]</text:p>
      <text:p text:style-name="Sequenza_20_di_20_tasti_20_-_20_commento">è stato estratto un 5, che fa oltrepassare il punteggio limite di 21: errore!</text:p>
      <text:h text:style-name="Heading_20_2" text:outline-level="2">P2</text:h>
      <table:table table:name="Tabella12" table:style-name="Tabella12">
        <table:table-column table:style-name="Tabella12.A"/>
        <table:table-column table:style-name="Tabella12.B"/>
        <table:table-column table:style-name="Tabella12.C"/>
        <table:table-row>
          <table:table-cell table:style-name="Tabella12.A1" office:value-type="string">
            <text:p text:style-name="Tasti_20_-_20_commento">1</text:p>
          </table:table-cell>
          <table:table-cell table:style-name="Tabella12.A1" office:value-type="string">
            <text:p text:style-name="Tasti">2</text:p>
          </table:table-cell>
          <table:table-cell table:style-name="Tabella12.C1" office:value-type="string">
            <text:p text:style-name="Tasti_20_-_20_commento">inizializza il punteggio massimo</text:p>
          </table:table-cell>
        </table:table-row>
        <table:table-row>
          <table:table-cell table:style-name="Tabella12.A2" office:value-type="string">
            <text:p text:style-name="Tasti_20_-_20_commento">2</text:p>
          </table:table-cell>
          <table:table-cell table:style-name="Tabella12.A2" office:value-type="string">
            <text:p text:style-name="Tasti">1</text:p>
          </table:table-cell>
          <table:table-cell table:style-name="Tabella12.C2" office:value-type="string">
            <text:p text:style-name="Tasti_20_-_20_commento"/>
          </table:table-cell>
        </table:table-row>
        <table:table-row>
          <table:table-cell table:style-name="Tabella12.A2" office:value-type="string">
            <text:p text:style-name="Tasti_20_-_20_commento">3</text:p>
          </table:table-cell>
          <table:table-cell table:style-name="Tabella12.A2" office:value-type="string">
            <text:p text:style-name="Tasti">Min</text:p>
          </table:table-cell>
          <table:table-cell table:style-name="Tabella12.C2" office:value-type="string">
            <text:p text:style-name="Tasti_20_-_20_commento"/>
          </table:table-cell>
        </table:table-row>
        <table:table-row>
          <table:table-cell table:style-name="Tabella12.A2" office:value-type="string">
            <text:p text:style-name="Tasti_20_-_20_commento">4</text:p>
          </table:table-cell>
          <table:table-cell table:style-name="Tabella12.A2" office:value-type="string">
            <text:p text:style-name="Tasti">0</text:p>
          </table:table-cell>
          <table:table-cell table:style-name="Tabella12.C2" office:value-type="string">
            <text:p text:style-name="Tasti_20_-_20_commento">inizializza il punteggio corrente</text:p>
          </table:table-cell>
        </table:table-row>
        <text:soft-page-break/>
        <table:table-row>
          <table:table-cell table:style-name="Tabella12.A2" office:value-type="string">
            <text:p text:style-name="Tasti_20_-_20_commento">5</text:p>
          </table:table-cell>
          <table:table-cell table:style-name="Tabella12.A2" office:value-type="string">
            <text:p text:style-name="Tasti">Kin</text:p>
          </table:table-cell>
          <table:table-cell table:style-name="Tabella12.C2" office:value-type="string">
            <text:p text:style-name="Tasti_20_-_20_commento"/>
          </table:table-cell>
        </table:table-row>
      </table:table>
      <text:h text:style-name="Heading_20_2" text:outline-level="2">P1</text:h>
      <table:table table:name="Tabella13" table:style-name="Tabella13">
        <table:table-column table:style-name="Tabella13.A"/>
        <table:table-column table:style-name="Tabella13.B"/>
        <table:table-column table:style-name="Tabella13.C"/>
        <table:table-row>
          <table:table-cell table:style-name="Tabella13.A1" office:value-type="string">
            <text:p text:style-name="Tasti_20_-_20_commento">6</text:p>
          </table:table-cell>
          <table:table-cell table:style-name="Tabella13.A1" office:value-type="string">
            <text:p text:style-name="Tasti">Kout 1</text:p>
          </table:table-cell>
          <table:table-cell table:style-name="Tabella13.C1" office:value-type="string">
            <text:p text:style-name="Tasti_20_-_20_commento">visualizza il punteggio corrente</text:p>
          </table:table-cell>
        </table:table-row>
        <table:table-row>
          <table:table-cell table:style-name="Tabella13.A2" office:value-type="string">
            <text:p text:style-name="Tasti_20_-_20_commento">7</text:p>
          </table:table-cell>
          <table:table-cell table:style-name="Tabella13.A2" office:value-type="string">
            <text:p text:style-name="Tasti">HLT</text:p>
          </table:table-cell>
          <table:table-cell table:style-name="Tabella13.C2" office:value-type="string">
            <text:p text:style-name="Tasti_20_-_20_commento"/>
          </table:table-cell>
        </table:table-row>
        <table:table-row>
          <table:table-cell table:style-name="Tabella13.A2" office:value-type="string">
            <text:p text:style-name="Tasti_20_-_20_commento">8</text:p>
          </table:table-cell>
          <table:table-cell table:style-name="Tabella13.A2" office:value-type="string">
            <text:p text:style-name="Tasti">RAN#</text:p>
          </table:table-cell>
          <table:table-cell table:style-name="Tabella13.C2" office:value-type="string">
            <text:p text:style-name="Tasti_20_-_20_commento">genera un numero casuale nel campo [0.000, 0.999]</text:p>
          </table:table-cell>
        </table:table-row>
        <table:table-row>
          <table:table-cell table:style-name="Tabella13.A2" office:value-type="string">
            <text:p text:style-name="Tasti_20_-_20_commento">9</text:p>
          </table:table-cell>
          <table:table-cell table:style-name="Tabella13.A2" office:value-type="string">
            <text:p text:style-name="Tasti">×</text:p>
          </table:table-cell>
          <table:table-cell table:style-name="Tabella13.C2" office:value-type="string">
            <text:p text:style-name="Tasti_20_-_20_commento">moltiplica il numero per 10.01, coprendo il campo [0.000, 9.999]</text:p>
          </table:table-cell>
        </table:table-row>
        <table:table-row>
          <table:table-cell table:style-name="Tabella13.A2" office:value-type="string">
            <text:p text:style-name="Tasti_20_-_20_commento">10</text:p>
          </table:table-cell>
          <table:table-cell table:style-name="Tabella13.A2" office:value-type="string">
            <text:p text:style-name="Tasti">1</text:p>
          </table:table-cell>
          <table:table-cell table:style-name="Tabella13.C2" office:value-type="string">
            <text:p text:style-name="Tasti_20_-_20_commento"/>
          </table:table-cell>
        </table:table-row>
        <table:table-row>
          <table:table-cell table:style-name="Tabella13.A2" office:value-type="string">
            <text:p text:style-name="Tasti_20_-_20_commento">11</text:p>
          </table:table-cell>
          <table:table-cell table:style-name="Tabella13.A2" office:value-type="string">
            <text:p text:style-name="Tasti">0</text:p>
          </table:table-cell>
          <table:table-cell table:style-name="Tabella13.C2" office:value-type="string">
            <text:p text:style-name="Tasti_20_-_20_commento"/>
          </table:table-cell>
        </table:table-row>
        <table:table-row>
          <table:table-cell table:style-name="Tabella13.A2" office:value-type="string">
            <text:p text:style-name="Tasti_20_-_20_commento">12</text:p>
          </table:table-cell>
          <table:table-cell table:style-name="Tabella13.A2" office:value-type="string">
            <text:p text:style-name="Tasti">.</text:p>
          </table:table-cell>
          <table:table-cell table:style-name="Tabella13.C2" office:value-type="string">
            <text:p text:style-name="Tasti_20_-_20_commento"/>
          </table:table-cell>
        </table:table-row>
        <table:table-row>
          <table:table-cell table:style-name="Tabella13.A2" office:value-type="string">
            <text:p text:style-name="Tasti_20_-_20_commento">13</text:p>
          </table:table-cell>
          <table:table-cell table:style-name="Tabella13.A2" office:value-type="string">
            <text:p text:style-name="Tasti">0</text:p>
          </table:table-cell>
          <table:table-cell table:style-name="Tabella13.C2" office:value-type="string">
            <text:p text:style-name="Tasti_20_-_20_commento"/>
          </table:table-cell>
        </table:table-row>
        <table:table-row>
          <table:table-cell table:style-name="Tabella13.A2" office:value-type="string">
            <text:p text:style-name="Tasti_20_-_20_commento">14</text:p>
          </table:table-cell>
          <table:table-cell table:style-name="Tabella13.A2" office:value-type="string">
            <text:p text:style-name="Tasti">1</text:p>
          </table:table-cell>
          <table:table-cell table:style-name="Tabella13.C2" office:value-type="string">
            <text:p text:style-name="Tasti_20_-_20_commento"/>
          </table:table-cell>
        </table:table-row>
        <table:table-row>
          <table:table-cell table:style-name="Tabella13.A2" office:value-type="string">
            <text:p text:style-name="Tasti_20_-_20_commento">15</text:p>
          </table:table-cell>
          <table:table-cell table:style-name="Tabella13.A2" office:value-type="string">
            <text:p text:style-name="Tasti">+</text:p>
          </table:table-cell>
          <table:table-cell table:style-name="Tabella13.C2" office:value-type="string">
            <text:p text:style-name="Tasti_20_-_20_commento"/>
          </table:table-cell>
        </table:table-row>
        <table:table-row>
          <table:table-cell table:style-name="Tabella13.A2" office:value-type="string">
            <text:p text:style-name="Tasti_20_-_20_commento">16</text:p>
          </table:table-cell>
          <table:table-cell table:style-name="Tabella13.A2" office:value-type="string">
            <text:p text:style-name="Tasti">.</text:p>
          </table:table-cell>
          <table:table-cell table:style-name="Tabella13.C2" office:value-type="string">
            <text:p text:style-name="Tasti_20_-_20_commento"/>
          </table:table-cell>
        </table:table-row>
        <table:table-row>
          <table:table-cell table:style-name="Tabella13.A2" office:value-type="string">
            <text:p text:style-name="Tasti_20_-_20_commento">17</text:p>
          </table:table-cell>
          <table:table-cell table:style-name="Tabella13.A2" office:value-type="string">
            <text:p text:style-name="Tasti">5</text:p>
          </table:table-cell>
          <table:table-cell table:style-name="Tabella13.C2" office:value-type="string">
            <text:p text:style-name="Tasti_20_-_20_commento">somma 0.5, coprendo il campo [0.500, 10.499]</text:p>
          </table:table-cell>
        </table:table-row>
        <table:table-row>
          <table:table-cell table:style-name="Tabella13.A2" office:value-type="string">
            <text:p text:style-name="Tasti_20_-_20_commento">18</text:p>
          </table:table-cell>
          <table:table-cell table:style-name="Tabella13.A2" office:value-type="string">
            <text:p text:style-name="Tasti">=</text:p>
          </table:table-cell>
          <table:table-cell table:style-name="Tabella13.C2" office:value-type="string">
            <text:p text:style-name="Tasti_20_-_20_commento"/>
          </table:table-cell>
        </table:table-row>
        <table:table-row>
          <table:table-cell table:style-name="Tabella13.A2" office:value-type="string">
            <text:p text:style-name="Tasti_20_-_20_commento">19</text:p>
          </table:table-cell>
          <table:table-cell table:style-name="Tabella13.A2" office:value-type="string">
            <text:p text:style-name="Tasti">RND</text:p>
          </table:table-cell>
          <table:table-cell table:style-name="Tabella13.C2" office:value-type="string">
            <text:p text:style-name="Tasti_20_-_20_commento">effettua l'arrotondamento in [1, 11]</text:p>
          </table:table-cell>
        </table:table-row>
        <table:table-row>
          <table:table-cell table:style-name="Tabella13.A2" office:value-type="string">
            <text:p text:style-name="Tasti_20_-_20_commento">20</text:p>
          </table:table-cell>
          <table:table-cell table:style-name="Tabella13.A2" office:value-type="string">
            <text:p text:style-name="Tasti">HLT</text:p>
          </table:table-cell>
          <table:table-cell table:style-name="Tabella13.C2" office:value-type="string">
            <text:p text:style-name="Tasti_20_-_20_commento">visualizza il valore numerico della carta estratta</text:p>
          </table:table-cell>
        </table:table-row>
        <table:table-row>
          <table:table-cell table:style-name="Tabella13.A2" office:value-type="string">
            <text:p text:style-name="Tasti_20_-_20_commento">21</text:p>
          </table:table-cell>
          <table:table-cell table:style-name="Tabella13.A2" office:value-type="string">
            <text:p text:style-name="Tasti">+</text:p>
          </table:table-cell>
          <table:table-cell table:style-name="Tabella13.C2" office:value-type="string">
            <text:p text:style-name="Tasti_20_-_20_commento">aggiorna il punteggio dell'utente</text:p>
          </table:table-cell>
        </table:table-row>
        <table:table-row>
          <table:table-cell table:style-name="Tabella13.A2" office:value-type="string">
            <text:p text:style-name="Tasti_20_-_20_commento">22</text:p>
          </table:table-cell>
          <table:table-cell table:style-name="Tabella13.A2" office:value-type="string">
            <text:p text:style-name="Tasti">Kout 1</text:p>
          </table:table-cell>
          <table:table-cell table:style-name="Tabella13.C2" office:value-type="string">
            <text:p text:style-name="Tasti_20_-_20_commento"/>
          </table:table-cell>
        </table:table-row>
        <table:table-row>
          <table:table-cell table:style-name="Tabella13.A2" office:value-type="string">
            <text:p text:style-name="Tasti_20_-_20_commento">23</text:p>
          </table:table-cell>
          <table:table-cell table:style-name="Tabella13.A2" office:value-type="string">
            <text:p text:style-name="Tasti">=</text:p>
          </table:table-cell>
          <table:table-cell table:style-name="Tabella13.C2" office:value-type="string">
            <text:p text:style-name="Tasti_20_-_20_commento"/>
          </table:table-cell>
        </table:table-row>
        <table:table-row>
          <table:table-cell table:style-name="Tabella13.A2" office:value-type="string">
            <text:p text:style-name="Tasti_20_-_20_commento">24</text:p>
          </table:table-cell>
          <table:table-cell table:style-name="Tabella13.A2" office:value-type="string">
            <text:p text:style-name="Tasti">Kin 1</text:p>
          </table:table-cell>
          <table:table-cell table:style-name="Tabella13.C2" office:value-type="string">
            <text:p text:style-name="Tasti_20_-_20_commento"/>
          </table:table-cell>
        </table:table-row>
        <table:table-row>
          <table:table-cell table:style-name="Tabella13.A2" office:value-type="string">
            <text:p text:style-name="Tasti_20_-_20_commento">25</text:p>
          </table:table-cell>
          <table:table-cell table:style-name="Tabella13.A2" office:value-type="string">
            <text:p text:style-name="Tasti">x<text:span text:style-name="T20">≤</text:span>M</text:p>
          </table:table-cell>
          <table:table-cell table:style-name="Tabella13.C2" office:value-type="string">
            <text:p text:style-name="Tasti_20_-_20_commento">se il punteggio è minore del valore in memoria M, il gioco continua...</text:p>
          </table:table-cell>
        </table:table-row>
        <table:table-row>
          <table:table-cell table:style-name="Tabella13.A2" office:value-type="string">
            <text:p text:style-name="Tasti_20_-_20_commento">26</text:p>
          </table:table-cell>
          <table:table-cell table:style-name="Tabella13.A2" office:value-type="string">
            <text:p text:style-name="Tasti">0</text:p>
          </table:table-cell>
          <table:table-cell table:style-name="Tabella13.C2" office:value-type="string">
            <text:p text:style-name="Tasti_20_-_20_commento">in caso contrario, si genera una situazione d'errore (divisione per zero)</text:p>
          </table:table-cell>
        </table:table-row>
        <table:table-row>
          <table:table-cell table:style-name="Tabella13.A2" office:value-type="string">
            <text:p text:style-name="Tasti_20_-_20_commento">27</text:p>
          </table:table-cell>
          <table:table-cell table:style-name="Tabella13.A2" office:value-type="string">
            <text:p text:style-name="Tasti">1/x</text:p>
          </table:table-cell>
          <table:table-cell table:style-name="Tabella13.C2" office:value-type="string">
            <text:p text:style-name="Tasti_20_-_20_commento"/>
          </table:table-cell>
        </table:table-row>
        <table:table-row>
          <table:table-cell table:style-name="Tabella13.A2" office:value-type="string">
            <text:p text:style-name="Tasti_20_-_20_commento">28</text:p>
          </table:table-cell>
          <table:table-cell table:style-name="Tabella13.A2" office:value-type="string">
            <text:p text:style-name="Tasti">AC</text:p>
          </table:table-cell>
          <table:table-cell table:style-name="Tabella13.C2" office:value-type="string">
            <text:p text:style-name="Tasti_20_-_20_commento"/>
          </table:table-cell>
        </table:table-row>
      </table:table>
      <text:p text:style-name="Marginalia"/>
      <text:p text:style-name="P11"/>
      <text:h text:style-name="P17" text:outline-level="1">Balistica</text:h>
      <text:p text:style-name="P11">Scopo del gioco è colpire un bersaglio fisso, posto ad una distanza inferiore alla gittata, regolando l'alzo del cannone a disposizione.</text:p>
      <text:p text:style-name="P11">Il gioco è realizzato mediante due programmi: il programma P2 inizializza il gioco, mentre il programma P1 effettua il tiro, determinandone l'esito.</text:p>
      <text:p text:style-name="Marginalia">Nota: per comodità conviene utilizzare una sola cifra decimale (FIX 1) durante il gioco.</text:p>
      <text:h text:style-name="Heading_20_2" text:outline-level="2">Fisica (approssimata) del gioco</text:h>
      <text:p text:style-name="P11">Per facilitare il gioco, l'unica variabile indipendente è l'alzo <text:span text:style-name="T15">a</text:span>. La variabile dipendente cercata è la distanza cui il proiettile tocca terra. Detta h(t) l'altezza del proiettile e v il modulo della velocità, si determina il tempo di caduta tramite la relazione:</text:p>
      <text:p text:style-name="P12">h(t) = v sin <text:span text:style-name="T15">a </text:span>t - ½ gt<text:span text:style-name="T11">2</text:span></text:p>
      <text:p text:style-name="P11">dalla quale si ricava, ponendo h(t) = 0:</text:p>
      <text:p text:style-name="P12">t = 2 v sin <text:span text:style-name="T15">a</text:span> / g</text:p>
      <text:p text:style-name="P11">lo spazio percorso dal proiettile durante il volo è perciò:</text:p>
      <text:p text:style-name="P12">s = v cos <text:span text:style-name="T15">a</text:span> t</text:p>
      <text:p text:style-name="P11">Sostituendo il valore di t precedentemente ricavato si ottiene:</text:p>
      <text:p text:style-name="P12">s = 2 v<text:span text:style-name="T11">2</text:span> cos <text:span text:style-name="T15">a</text:span> sin <text:span text:style-name="T15">a</text:span> / g</text:p>
      <text:p text:style-name="P13">ovvero:</text:p>
      <text:p text:style-name="P12">s = v<text:span text:style-name="T11">2</text:span> sin 2<text:span text:style-name="T15">a</text:span> / g</text:p>
      <text:p text:style-name="P14">Derivando in <text:span text:style-name="T15">a</text:span> e annullando si ottiene che la gittata massima si ha per <text:span text:style-name="T15">a</text:span> = 45°, e vale:</text:p>
      <text:p text:style-name="P12">s<text:span text:style-name="T13">max</text:span> = v<text:span text:style-name="T11">2</text:span> / g</text:p>
      <text:p text:style-name="P13">Ponendo per semplicità v = 100 m/s e g = 10 m/s<text:span text:style-name="T11">2</text:span>, la gittata diventa pari a 1 Km.</text:p>
      <text:h text:style-name="Heading_20_2" text:outline-level="2">Uso delle memorie</text:h>
      <text:p text:style-name="P46">M<text:tab/>numero di colpi effettuati</text:p>
      <text:p text:style-name="P43">K1<text:tab/><text:span text:style-name="T2">distanza del bersaglio dalla postazione di tiro</text:span></text:p>
      <text:p text:style-name="P20">K2<text:tab/>tolleranza di tiro (distanza entro la quale il colpo viene assegnato)</text:p>
      <text:h text:style-name="Heading_20_2" text:outline-level="2">Esempio d'uso</text:h>
      <text:h text:style-name="Heading_20_3" text:outline-level="3">Sequenza di inizializzazione del programma</text:h>
      <text:p text:style-name="Sequenza_20_di_20_tasti">P2 [0]</text:p>
      <text:h text:style-name="Heading_20_3" text:outline-level="3">Uso del programma</text:h>
      <text:p text:style-name="Sequenza_20_di_20_tasti">P1 [560.0]</text:p>
      <text:p text:style-name="Sequenza_20_di_20_tasti_20_-_20_commento">Prima del tiro, il programma visualizza la posizione del bersaglio; si prova un alzo di 30°:</text:p>
      <text:p text:style-name="Sequenza_20_di_20_tasti">30 RUN [866.0] RUN [560.0]</text:p>
      <text:p text:style-name="Sequenza_20_di_20_tasti_20_-_20_commento">il tiro è troppo lungo, l'alzo va abbassato:</text:p>
      <text:p text:style-name="Sequenza_20_di_20_tasti"><text:soft-page-break/>20 RUN [642.8] RUN [560.0]</text:p>
      <text:p text:style-name="Sequenza_20_di_20_tasti_20_-_20_commento">il tiro è ancora lungo, l'alzo va abbassato ulteriormente:</text:p>
      <text:p text:style-name="Sequenza_20_di_20_tasti">15 RUN [500.0] RUN [560.0]</text:p>
      <text:p text:style-name="Sequenza_20_di_20_tasti_20_-_20_commento">tiro corto; l'alzo va leggermente aumentato:</text:p>
      <text:p text:style-name="Sequenza_20_di_20_tasti">17 RUN [559.2] RUN [0]</text:p>
      <text:p text:style-name="Sequenza_20_di_20_tasti_20_-_20_commento">Il bersaglio è stato colpito! Il numero di tiri effettuati (5) visibile richiamando la memoria M:</text:p>
      <text:p text:style-name="Sequenza_20_di_20_tasti">MR [5.0]</text:p>
      <text:h text:style-name="Heading_20_2" text:outline-level="2">P2</text:h>
      <table:table table:name="Tabella17" table:style-name="Tabella17">
        <table:table-column table:style-name="Tabella17.A"/>
        <table:table-column table:style-name="Tabella17.B"/>
        <table:table-column table:style-name="Tabella17.C"/>
        <table:table-row>
          <table:table-cell table:style-name="Tabella17.A1" office:value-type="string">
            <text:p text:style-name="Tasti_20_-_20_commento">1</text:p>
          </table:table-cell>
          <table:table-cell table:style-name="Tabella17.A1" office:value-type="string">
            <text:p text:style-name="Tasti">RAN#</text:p>
          </table:table-cell>
          <table:table-cell table:style-name="Tabella17.C1" office:value-type="string">
            <text:p text:style-name="Tasti_20_-_20_commento">determina la posizione del bersaglio nel campo [0.0, 999.0]</text:p>
          </table:table-cell>
        </table:table-row>
        <table:table-row>
          <table:table-cell table:style-name="Tabella17.A2" office:value-type="string">
            <text:p text:style-name="Tasti_20_-_20_commento">2</text:p>
          </table:table-cell>
          <table:table-cell table:style-name="Tabella17.A2" office:value-type="string">
            <text:p text:style-name="P32">×</text:p>
          </table:table-cell>
          <table:table-cell table:style-name="Tabella17.C2" office:value-type="string">
            <text:p text:style-name="Tasti_20_-_20_commento"/>
          </table:table-cell>
        </table:table-row>
        <table:table-row>
          <table:table-cell table:style-name="Tabella17.A2" office:value-type="string">
            <text:p text:style-name="Tasti_20_-_20_commento">3</text:p>
          </table:table-cell>
          <table:table-cell table:style-name="Tabella17.A2" office:value-type="string">
            <text:p text:style-name="Tasti">1</text:p>
          </table:table-cell>
          <table:table-cell table:style-name="Tabella17.C2" office:value-type="string">
            <text:p text:style-name="Tasti_20_-_20_commento"/>
          </table:table-cell>
        </table:table-row>
        <table:table-row>
          <table:table-cell table:style-name="Tabella17.A2" office:value-type="string">
            <text:p text:style-name="Tasti_20_-_20_commento">4</text:p>
          </table:table-cell>
          <table:table-cell table:style-name="Tabella17.A2" office:value-type="string">
            <text:p text:style-name="Tasti">EXP</text:p>
          </table:table-cell>
          <table:table-cell table:style-name="Tabella17.C2" office:value-type="string">
            <text:p text:style-name="Tasti_20_-_20_commento"/>
          </table:table-cell>
        </table:table-row>
        <table:table-row>
          <table:table-cell table:style-name="Tabella17.A2" office:value-type="string">
            <text:p text:style-name="Tasti_20_-_20_commento">5</text:p>
          </table:table-cell>
          <table:table-cell table:style-name="Tabella17.A2" office:value-type="string">
            <text:p text:style-name="Tasti">3</text:p>
          </table:table-cell>
          <table:table-cell table:style-name="Tabella17.C2" office:value-type="string">
            <text:p text:style-name="Tasti_20_-_20_commento"/>
          </table:table-cell>
        </table:table-row>
        <table:table-row>
          <table:table-cell table:style-name="Tabella17.A2" office:value-type="string">
            <text:p text:style-name="Tasti_20_-_20_commento">6</text:p>
          </table:table-cell>
          <table:table-cell table:style-name="Tabella17.A2" office:value-type="string">
            <text:p text:style-name="Tasti">=</text:p>
          </table:table-cell>
          <table:table-cell table:style-name="Tabella17.C2" office:value-type="string">
            <text:p text:style-name="Tasti_20_-_20_commento"/>
          </table:table-cell>
        </table:table-row>
        <table:table-row>
          <table:table-cell table:style-name="Tabella17.A2" office:value-type="string">
            <text:p text:style-name="Tasti_20_-_20_commento">7</text:p>
          </table:table-cell>
          <table:table-cell table:style-name="Tabella17.A2" office:value-type="string">
            <text:p text:style-name="Tasti">Kin 1</text:p>
          </table:table-cell>
          <table:table-cell table:style-name="Tabella17.C2" office:value-type="string">
            <text:p text:style-name="Tasti_20_-_20_commento">memorizza la posizione del bersaglio nella memoria K1</text:p>
          </table:table-cell>
        </table:table-row>
        <table:table-row>
          <table:table-cell table:style-name="Tabella17.A2" office:value-type="string">
            <text:p text:style-name="Tasti_20_-_20_commento">8</text:p>
          </table:table-cell>
          <table:table-cell table:style-name="Tabella17.A2" office:value-type="string">
            <text:p text:style-name="Tasti">1</text:p>
          </table:table-cell>
          <table:table-cell table:style-name="Tabella17.C2" office:value-type="string">
            <text:p text:style-name="Tasti_20_-_20_commento"/>
          </table:table-cell>
        </table:table-row>
        <table:table-row>
          <table:table-cell table:style-name="Tabella17.A2" office:value-type="string">
            <text:p text:style-name="Tasti_20_-_20_commento">9</text:p>
          </table:table-cell>
          <table:table-cell table:style-name="Tabella17.A2" office:value-type="string">
            <text:p text:style-name="Tasti">0</text:p>
          </table:table-cell>
          <table:table-cell table:style-name="Tabella17.C2" office:value-type="string">
            <text:p text:style-name="Tasti_20_-_20_commento"/>
          </table:table-cell>
        </table:table-row>
        <table:table-row>
          <table:table-cell table:style-name="Tabella17.A2" office:value-type="string">
            <text:p text:style-name="Tasti_20_-_20_commento">10</text:p>
          </table:table-cell>
          <table:table-cell table:style-name="Tabella17.A2" office:value-type="string">
            <text:p text:style-name="Tasti">Kin 2</text:p>
          </table:table-cell>
          <table:table-cell table:style-name="Tabella17.C2" office:value-type="string">
            <text:p text:style-name="Tasti_20_-_20_commento">K2 = 10 (impostazione della tolleranza di tiro)</text:p>
          </table:table-cell>
        </table:table-row>
        <table:table-row>
          <table:table-cell table:style-name="Tabella17.A2" office:value-type="string">
            <text:p text:style-name="Tasti_20_-_20_commento">11</text:p>
          </table:table-cell>
          <table:table-cell table:style-name="Tabella17.A2" office:value-type="string">
            <text:p text:style-name="Tasti">0</text:p>
          </table:table-cell>
          <table:table-cell table:style-name="Tabella17.C2" office:value-type="string">
            <text:p text:style-name="Tasti_20_-_20_commento"/>
          </table:table-cell>
        </table:table-row>
        <table:table-row>
          <table:table-cell table:style-name="Tabella17.A2" office:value-type="string">
            <text:p text:style-name="Tasti_20_-_20_commento">12</text:p>
          </table:table-cell>
          <table:table-cell table:style-name="Tabella17.A2" office:value-type="string">
            <text:p text:style-name="Tasti">Min</text:p>
          </table:table-cell>
          <table:table-cell table:style-name="Tabella17.C2" office:value-type="string">
            <text:p text:style-name="Tasti_20_-_20_commento">azzera il contatore dei tiri effettuati</text:p>
          </table:table-cell>
        </table:table-row>
      </table:table>
      <text:h text:style-name="Heading_20_2" text:outline-level="2">P1</text:h>
      <table:table table:name="Tabella18" table:style-name="Tabella18">
        <table:table-column table:style-name="Tabella18.A"/>
        <table:table-column table:style-name="Tabella18.B"/>
        <table:table-column table:style-name="Tabella18.C"/>
        <table:table-row>
          <table:table-cell table:style-name="Tabella18.A1" office:value-type="string">
            <text:p text:style-name="Tasti_20_-_20_commento">13</text:p>
          </table:table-cell>
          <table:table-cell table:style-name="Tabella18.A1" office:value-type="string">
            <text:p text:style-name="Tasti">1</text:p>
          </table:table-cell>
          <table:table-cell table:style-name="Tabella18.C1" office:value-type="string">
            <text:p text:style-name="Tasti_20_-_20_commento">aggiorna il contatore dei tiri effettuati</text:p>
          </table:table-cell>
        </table:table-row>
        <table:table-row>
          <table:table-cell table:style-name="Tabella18.A2" office:value-type="string">
            <text:p text:style-name="Tasti_20_-_20_commento">14</text:p>
          </table:table-cell>
          <table:table-cell table:style-name="Tabella18.A2" office:value-type="string">
            <text:p text:style-name="Tasti">M+</text:p>
          </table:table-cell>
          <table:table-cell table:style-name="Tabella18.C2" office:value-type="string">
            <text:p text:style-name="Tasti_20_-_20_commento"/>
          </table:table-cell>
        </table:table-row>
        <table:table-row>
          <table:table-cell table:style-name="Tabella18.A2" office:value-type="string">
            <text:p text:style-name="Tasti_20_-_20_commento">15</text:p>
          </table:table-cell>
          <table:table-cell table:style-name="Tabella18.A2" office:value-type="string">
            <text:p text:style-name="Tasti">Kout 1</text:p>
          </table:table-cell>
          <table:table-cell table:style-name="Tabella18.C2" office:value-type="string">
            <text:p text:style-name="Tasti_20_-_20_commento">visualizza la distanza cui si trova il bersaglio</text:p>
          </table:table-cell>
        </table:table-row>
        <table:table-row>
          <table:table-cell table:style-name="Tabella18.A2" office:value-type="string">
            <text:p text:style-name="Tasti_20_-_20_commento">16</text:p>
          </table:table-cell>
          <table:table-cell table:style-name="Tabella18.A2" office:value-type="string">
            <text:p text:style-name="Tasti">ENT</text:p>
          </table:table-cell>
          <table:table-cell table:style-name="Tabella18.C2" office:value-type="string">
            <text:p text:style-name="Tasti_20_-_20_commento">attendi l'immissione dell'alzo</text:p>
          </table:table-cell>
        </table:table-row>
        <table:table-row>
          <table:table-cell table:style-name="Tabella18.A2" office:value-type="string">
            <text:p text:style-name="Tasti_20_-_20_commento">17</text:p>
          </table:table-cell>
          <table:table-cell table:style-name="Tabella18.A2" office:value-type="string">
            <text:p text:style-name="P32">×</text:p>
          </table:table-cell>
          <table:table-cell table:style-name="Tabella18.C2" office:value-type="string">
            <text:p text:style-name="Tasti_20_-_20_commento">determina la posizione di caduta del colpo</text:p>
          </table:table-cell>
        </table:table-row>
        <table:table-row>
          <table:table-cell table:style-name="Tabella18.A2" office:value-type="string">
            <text:p text:style-name="Tasti_20_-_20_commento">18</text:p>
          </table:table-cell>
          <table:table-cell table:style-name="Tabella18.A2" office:value-type="string">
            <text:p text:style-name="Tasti">2</text:p>
          </table:table-cell>
          <table:table-cell table:style-name="Tabella18.C2" office:value-type="string">
            <text:p text:style-name="Tasti_20_-_20_commento"/>
          </table:table-cell>
        </table:table-row>
        <table:table-row>
          <table:table-cell table:style-name="Tabella18.A2" office:value-type="string">
            <text:p text:style-name="Tasti_20_-_20_commento">19</text:p>
          </table:table-cell>
          <table:table-cell table:style-name="Tabella18.A2" office:value-type="string">
            <text:p text:style-name="Tasti">=</text:p>
          </table:table-cell>
          <table:table-cell table:style-name="Tabella18.C2" office:value-type="string">
            <text:p text:style-name="Tasti_20_-_20_commento"/>
          </table:table-cell>
        </table:table-row>
        <table:table-row>
          <table:table-cell table:style-name="Tabella18.A2" office:value-type="string">
            <text:p text:style-name="Tasti_20_-_20_commento">20</text:p>
          </table:table-cell>
          <table:table-cell table:style-name="Tabella18.A2" office:value-type="string">
            <text:p text:style-name="Tasti">sin</text:p>
          </table:table-cell>
          <table:table-cell table:style-name="Tabella18.C2" office:value-type="string">
            <text:p text:style-name="Tasti_20_-_20_commento"/>
          </table:table-cell>
        </table:table-row>
        <table:table-row>
          <table:table-cell table:style-name="Tabella18.A2" office:value-type="string">
            <text:p text:style-name="Tasti_20_-_20_commento">21</text:p>
          </table:table-cell>
          <table:table-cell table:style-name="Tabella18.A2" office:value-type="string">
            <text:p text:style-name="P32">×</text:p>
          </table:table-cell>
          <table:table-cell table:style-name="Tabella18.C2" office:value-type="string">
            <text:p text:style-name="Tasti_20_-_20_commento"/>
          </table:table-cell>
        </table:table-row>
        <table:table-row>
          <table:table-cell table:style-name="Tabella18.A2" office:value-type="string">
            <text:p text:style-name="Tasti_20_-_20_commento">22</text:p>
          </table:table-cell>
          <table:table-cell table:style-name="Tabella18.A2" office:value-type="string">
            <text:p text:style-name="Tasti">1</text:p>
          </table:table-cell>
          <table:table-cell table:style-name="Tabella18.C2" office:value-type="string">
            <text:p text:style-name="Tasti_20_-_20_commento"/>
          </table:table-cell>
        </table:table-row>
        <table:table-row>
          <table:table-cell table:style-name="Tabella18.A2" office:value-type="string">
            <text:p text:style-name="Tasti_20_-_20_commento">23</text:p>
          </table:table-cell>
          <table:table-cell table:style-name="Tabella18.A2" office:value-type="string">
            <text:p text:style-name="Tasti">EXP</text:p>
          </table:table-cell>
          <table:table-cell table:style-name="Tabella18.C2" office:value-type="string">
            <text:p text:style-name="Tasti_20_-_20_commento"/>
          </table:table-cell>
        </table:table-row>
        <table:table-row>
          <table:table-cell table:style-name="Tabella18.A2" office:value-type="string">
            <text:p text:style-name="Tasti_20_-_20_commento">24</text:p>
          </table:table-cell>
          <table:table-cell table:style-name="Tabella18.A2" office:value-type="string">
            <text:p text:style-name="Tasti">3</text:p>
          </table:table-cell>
          <table:table-cell table:style-name="Tabella18.C2" office:value-type="string">
            <text:p text:style-name="Tasti_20_-_20_commento"/>
          </table:table-cell>
        </table:table-row>
        <table:table-row>
          <table:table-cell table:style-name="Tabella18.A2" office:value-type="string">
            <text:p text:style-name="Tasti_20_-_20_commento">25</text:p>
          </table:table-cell>
          <table:table-cell table:style-name="Tabella18.A2" office:value-type="string">
            <text:p text:style-name="Tasti">=</text:p>
          </table:table-cell>
          <table:table-cell table:style-name="Tabella18.C2" office:value-type="string">
            <text:p text:style-name="Tasti_20_-_20_commento"/>
          </table:table-cell>
        </table:table-row>
        <table:table-row>
          <table:table-cell table:style-name="Tabella18.A2" office:value-type="string">
            <text:p text:style-name="Tasti_20_-_20_commento">26</text:p>
          </table:table-cell>
          <table:table-cell table:style-name="Tabella18.A2" office:value-type="string">
            <text:p text:style-name="Tasti">HLT</text:p>
          </table:table-cell>
          <table:table-cell table:style-name="Tabella18.C2" office:value-type="string">
            <text:p text:style-name="Tasti_20_-_20_commento">visualizza il punto di caduta del colpo</text:p>
          </table:table-cell>
        </table:table-row>
        <table:table-row>
          <table:table-cell table:style-name="Tabella18.A2" office:value-type="string">
            <text:p text:style-name="Tasti_20_-_20_commento">27</text:p>
          </table:table-cell>
          <table:table-cell table:style-name="Tabella18.A2" office:value-type="string">
            <text:p text:style-name="Tasti">-</text:p>
          </table:table-cell>
          <table:table-cell table:style-name="Tabella18.C2" office:value-type="string">
            <text:p text:style-name="Tasti_20_-_20_commento">determina la distanza dal bersaglio</text:p>
          </table:table-cell>
        </table:table-row>
        <table:table-row>
          <table:table-cell table:style-name="Tabella18.A2" office:value-type="string">
            <text:p text:style-name="Tasti_20_-_20_commento">28</text:p>
          </table:table-cell>
          <table:table-cell table:style-name="Tabella18.A2" office:value-type="string">
            <text:p text:style-name="Tasti">Kout 1</text:p>
          </table:table-cell>
          <table:table-cell table:style-name="Tabella18.C2" office:value-type="string">
            <text:p text:style-name="Tasti_20_-_20_commento"/>
          </table:table-cell>
        </table:table-row>
        <table:table-row>
          <table:table-cell table:style-name="Tabella18.A2" office:value-type="string">
            <text:p text:style-name="Tasti_20_-_20_commento">29</text:p>
          </table:table-cell>
          <table:table-cell table:style-name="Tabella18.A2" office:value-type="string">
            <text:p text:style-name="Tasti">=</text:p>
          </table:table-cell>
          <table:table-cell table:style-name="Tabella18.C2" office:value-type="string">
            <text:p text:style-name="Tasti_20_-_20_commento"/>
          </table:table-cell>
        </table:table-row>
        <text:soft-page-break/>
        <table:table-row>
          <table:table-cell table:style-name="Tabella18.A2" office:value-type="string">
            <text:p text:style-name="Tasti_20_-_20_commento">30</text:p>
          </table:table-cell>
          <table:table-cell table:style-name="Tabella18.A2" office:value-type="string">
            <text:p text:style-name="Tasti">x<text:span text:style-name="T11">2</text:span></text:p>
          </table:table-cell>
          <table:table-cell table:style-name="Tabella18.C2" office:value-type="string">
            <text:p text:style-name="Tasti_20_-_20_commento"/>
          </table:table-cell>
        </table:table-row>
        <table:table-row>
          <table:table-cell table:style-name="Tabella18.A2" office:value-type="string">
            <text:p text:style-name="Tasti_20_-_20_commento">31</text:p>
          </table:table-cell>
          <table:table-cell table:style-name="Tabella18.A2" office:value-type="string">
            <text:p text:style-name="P33">√</text:p>
          </table:table-cell>
          <table:table-cell table:style-name="Tabella18.C2" office:value-type="string">
            <text:p text:style-name="Tasti_20_-_20_commento"/>
          </table:table-cell>
        </table:table-row>
        <table:table-row>
          <table:table-cell table:style-name="Tabella18.A2" office:value-type="string">
            <text:p text:style-name="Tasti_20_-_20_commento">32</text:p>
          </table:table-cell>
          <table:table-cell table:style-name="Tabella18.A2" office:value-type="string">
            <text:p text:style-name="Tasti">-</text:p>
          </table:table-cell>
          <table:table-cell table:style-name="Tabella18.C2" office:value-type="string">
            <text:p text:style-name="Tasti_20_-_20_commento"/>
          </table:table-cell>
        </table:table-row>
        <table:table-row>
          <table:table-cell table:style-name="Tabella18.A2" office:value-type="string">
            <text:p text:style-name="Tasti_20_-_20_commento">33</text:p>
          </table:table-cell>
          <table:table-cell table:style-name="Tabella18.A2" office:value-type="string">
            <text:p text:style-name="Tasti">Kout 2</text:p>
          </table:table-cell>
          <table:table-cell table:style-name="Tabella18.C2" office:value-type="string">
            <text:p text:style-name="Tasti_20_-_20_commento"/>
          </table:table-cell>
        </table:table-row>
        <table:table-row>
          <table:table-cell table:style-name="Tabella18.A2" office:value-type="string">
            <text:p text:style-name="Tasti_20_-_20_commento">34</text:p>
          </table:table-cell>
          <table:table-cell table:style-name="Tabella18.A2" office:value-type="string">
            <text:p text:style-name="Tasti">=</text:p>
          </table:table-cell>
          <table:table-cell table:style-name="Tabella18.C2" office:value-type="string">
            <text:p text:style-name="Tasti_20_-_20_commento"/>
          </table:table-cell>
        </table:table-row>
        <table:table-row>
          <table:table-cell table:style-name="Tabella18.A2" office:value-type="string">
            <text:p text:style-name="Tasti_20_-_20_commento">35</text:p>
          </table:table-cell>
          <table:table-cell table:style-name="Tabella18.A2" office:value-type="string">
            <text:p text:style-name="Tasti">x&gt;0</text:p>
          </table:table-cell>
          <table:table-cell table:style-name="Tabella18.C2" office:value-type="string">
            <text:p text:style-name="Tasti_20_-_20_commento">se la distanza è superiore alla tolleranza di tiro, si spara un nuovo colpo,</text:p>
          </table:table-cell>
        </table:table-row>
        <table:table-row>
          <table:table-cell table:style-name="Tabella18.A2" office:value-type="string">
            <text:p text:style-name="Tasti_20_-_20_commento">36</text:p>
          </table:table-cell>
          <table:table-cell table:style-name="Tabella18.A2" office:value-type="string">
            <text:p text:style-name="Tasti">0</text:p>
          </table:table-cell>
          <table:table-cell table:style-name="Tabella18.C2" office:value-type="string">
            <text:p text:style-name="Tasti_20_-_20_commento">in caso contrario si segnala il centro visualizzando uno zero</text:p>
          </table:table-cell>
        </table:table-row>
      </table:table>
      <text:h text:style-name="Heading_20_1" text:outline-level="1"/>
      <text:h text:style-name="P17" text:outline-level="1">Modulo lunare</text:h>
      <text:p text:style-name="P11">Scopo del gioco è riuscire a far toccare al modulo di allunaggio la superficie lunare ad una velocità consona, provvedendo ad azionare i motori quando opportuno, evitando nel contempo di esaurire il carburante a disposizione.</text:p>
      <text:p text:style-name="P11">Il gioco è realizzato mediante un programma che, passo dopo passo, indica l'altitudine alla quale si trova il modulo di allunaggio, la sua velocità verticale corrente e la quantità di carburante disponibile nei serbatoi; l'utente, valutando i dati forniti dagli “strumenti di bordo”, decide se è opportuno accendere i motori, e quanto carburante consumare durante il passo corrente. In funzione del carburante consumato, la velocità di discesa del modulo risulterà ridotta nella misura di 1 m/s per ogni kg di carburante utilizzato. L'allunaggio, affinché possa essere considerato valido, deve avvenire con una velocità verticale finale inferiore a 2 m/s; in caso contrario il modulo di allunaggio sarà considerato irrimediabilmente distrutto.</text:p>
      <text:p text:style-name="Marginalia">Nota: introdurre la sequenza <text:span text:style-name="T10">KAC 5 Kin 3</text:span> prima di iniziare la programmazione.</text:p>
      <text:h text:style-name="Heading_20_2" text:outline-level="2">Fisica (approssimata) del gioco</text:h>
      <text:p text:style-name="P11">Le variabili considerate sono la quota q, la velocità v, la quantità di carburante c e la quantità di carburante cc utilizzata per ottenere la spinta s.</text:p>
      <text:p text:style-name="P11">Sono prefissati i valori delle variabili dipendenti iniziali q(0), v(0), c(0).</text:p>
      <text:p text:style-name="P11">Al passo p, l'utente può decidere di utilizzare una quantità di carburante pari a:</text:p>
      <text:p text:style-name="P36">cc(p) <text:span text:style-name="T21">≤</text:span> c(p)</text:p>
      <text:p text:style-name="P11">la quantità di carburante consumato determina la spinta risultante sul modulo lunare, che per semplicità si considera numericamente equivalente al carburante utilizzato:</text:p>
      <text:p text:style-name="P37">s(p) = cc(p)</text:p>
      <text:p text:style-name="P11">la velocità verticale del modulo, considerando l'accelerazione di gravità e l'eventuale spinta dovuta all'accensione del motore, è espressa dall'equazione (<text:span text:style-name="T21">∆</text:span>t = 1):</text:p>
      <text:p text:style-name="P37">v(p+1) = v(p) - g + s(p)</text:p>
      <text:p text:style-name="P13">e di conseguenza, la quota alla quale si troverà il modulo al passo p+1 sarà:</text:p>
      <text:p text:style-name="P37">q(p+1) = q(p) + v(p) + 0.5 * a(t)</text:p>
      <text:p text:style-name="P11">essendo a(p) = (v(p+1) - v(p)), per sostituzione si ottiene:</text:p>
      <text:p text:style-name="P37">q(p+1) = q(p) + 0.5 * (v(p+1) + v(p)) </text:p>
      <text:p text:style-name="P11">detto p<text:span text:style-name="T13">a</text:span> = min<text:span text:style-name="T13">p</text:span> { q(p) <text:span text:style-name="T21">≤ 0</text:span> }, l'allunaggio si considererà riuscito se |v(p<text:span text:style-name="T13">a</text:span>)| &lt; 2.</text:p>
      <text:h text:style-name="Heading_20_2" text:outline-level="2">Uso delle memorie</text:h>
      <text:p text:style-name="P21">M<text:tab/>quantità di carburante consumata cc(p), successivamente v(p+1)</text:p>
      <text:p text:style-name="P21">K1<text:tab/>quota corrente q(p)</text:p>
      <text:p text:style-name="P21">K2<text:tab/>quantità di carburante disponibile c(p)</text:p>
      <text:p text:style-name="P21">K3<text:tab/>velocità verticale corrente v(p)</text:p>
      <text:h text:style-name="Heading_20_2" text:outline-level="2"><text:soft-page-break/>Note implementative</text:h>
      <text:p text:style-name="P22"><text:span text:style-name="T8">M - Kout N x</text:span><text:span text:style-name="T12">2</text:span><text:span text:style-name="T8"> = </text:span><text:span text:style-name="T16"></text:span><text:span text:style-name="T4"><text:tab/>verifica la condizione |KN| &lt; </text:span><text:span text:style-name="T5">√</text:span><text:span text:style-name="T4">M,</text:span></text:p>
      <text:p text:style-name="P29">generando un errore in caso di esito negativo</text:p>
      <text:h text:style-name="Heading_20_2" text:outline-level="2">Esempi d'uso</text:h>
      <text:h text:style-name="Heading_20_3" text:outline-level="3">Sequenza di inizializzazione del programma</text:h>
      <text:p text:style-name="Sequenza_20_di_20_tasti_20_-_20_commento">E' necessario impostare i valori q(0), v(0), c(0) nelle rispettive memorie.</text:p>
      <text:p text:style-name="Sequenza_20_di_20_tasti">100 Kin 1 50 Kin2 10 +/- Kin3</text:p>
      <text:h text:style-name="Heading_20_3" text:outline-level="3">Uso del programma</text:h>
      <text:p text:style-name="Sequenza_20_di_20_tasti">P1</text:p>
      <text:p text:style-name="Sequenza_20_di_20_tasti">[100] RUN [-10] RUN [50]</text:p>
      <text:p text:style-name="Sequenza_20_di_20_tasti_20_-_20_commento">Il programma mostra in sequenza quota, velocità, carburante disponibile;</text:p>
      <text:p text:style-name="Sequenza_20_di_20_tasti_20_-_20_commento">risultano 50kg di carburante disponibili; l'utente prova a bruciarne 60:</text:p>
      <text:p text:style-name="Sequenza_20_di_20_tasti">60 RUN [100] RUN <text:s/>[-10] RUN [50]</text:p>
      <text:p text:style-name="Sequenza_20_di_20_tasti_20_-_20_commento">il programma rifiuta di consumare più carburante di quello disponibile, e ripete la richiesta; l'utente opta in questo caso per una caduta libera, lasciando il motore sempre spento: la velocità di discesa aumenta incontrollata fino all'inevitabile schianto finale:</text:p>
      <text:p text:style-name="Sequenza_20_di_20_tasti">0 RUN [87.5] RUN [-15] RUN [50]</text:p>
      <text:p text:style-name="Sequenza_20_di_20_tasti">0 RUN [70] RUN [-20] RUN [50]</text:p>
      <text:p text:style-name="Sequenza_20_di_20_tasti">0 RUN [47.5] RUN [-25] RUN [50]</text:p>
      <text:p text:style-name="Sequenza_20_di_20_tasti">0 RUN [20] RUN [-30] RUN [50]</text:p>
      <text:p text:style-name="Sequenza_20_di_20_tasti">0 RUN [E]</text:p>
      <text:p text:style-name="Sequenza_20_di_20_tasti_20_-_20_commento">L'utente re-inizializza gli strumenti di bordo:</text:p>
      <text:p text:style-name="Sequenza_20_di_20_tasti">100 Kin 1 50 Kin2 10 +/- Kin3</text:p>
      <text:p text:style-name="Sequenza_20_di_20_tasti_20_-_20_commento">e riavvia il programma di allunaggio:</text:p>
      <text:p text:style-name="Sequenza_20_di_20_tasti">P1</text:p>
      <text:p text:style-name="Sequenza_20_di_20_tasti_20_-_20_commento">in questo caso l'utente effettua un allunaggio perfetto (velocità finale nulla):</text:p>
      <text:p text:style-name="Sequenza_20_di_20_tasti">[100] RUN [-10] RUN [50]</text:p>
      <text:p text:style-name="Sequenza_20_di_20_tasti">0 RUN [87.5] RUN [-15] RUN [50]</text:p>
      <text:p text:style-name="Sequenza_20_di_20_tasti">0 RUN [70] RUN [-20] RUN [50]</text:p>
      <text:p text:style-name="Sequenza_20_di_20_tasti">0 RUN [47.5] RUN [-25] RUN [50]</text:p>
      <text:p text:style-name="Sequenza_20_di_20_tasti">15 RUN [27.5] RUN [-15] RUN [35]</text:p>
      <text:p text:style-name="Sequenza_20_di_20_tasti">10 RUN [15] RUN [-10] RUN [25]</text:p>
      <text:p text:style-name="Sequenza_20_di_20_tasti">10 RUN [7.5] RUN [-5] RUN [15]</text:p>
      <text:p text:style-name="Sequenza_20_di_20_tasti">5 RUN [2.5] RUN [-5] RUN [10]</text:p>
      <text:p text:style-name="Sequenza_20_di_20_tasti">10 RUN [0]</text:p>
      <text:p text:style-name="Sequenza_20_di_20_tasti_20_-_20_commento">al termine del programma, Kout 2 contiene la quantità di carburante residuo, Kout 3 la velocità finale:</text:p>
      <text:p text:style-name="Sequenza_20_di_20_tasti">Kout 2 [0] Kout 3 [0]</text:p>
      <text:h text:style-name="Heading_20_2" text:outline-level="2">P1</text:h>
      <table:table table:name="Tabella14" table:style-name="Tabella14">
        <table:table-column table:style-name="Tabella14.A"/>
        <table:table-column table:style-name="Tabella14.B"/>
        <table:table-column table:style-name="Tabella14.C"/>
        <table:table-row>
          <table:table-cell table:style-name="Tabella14.A1" office:value-type="string">
            <text:p text:style-name="Tasti_20_-_20_commento">1</text:p>
          </table:table-cell>
          <table:table-cell table:style-name="Tabella14.A1" office:value-type="string">
            <text:p text:style-name="Tasti">Kout 1</text:p>
          </table:table-cell>
          <table:table-cell table:style-name="Tabella14.C1" office:value-type="string">
            <text:p text:style-name="Tasti_20_-_20_commento">visualizza q(p)</text:p>
          </table:table-cell>
        </table:table-row>
        <table:table-row>
          <table:table-cell table:style-name="Tabella14.A2" office:value-type="string">
            <text:p text:style-name="Tasti_20_-_20_commento">2</text:p>
          </table:table-cell>
          <table:table-cell table:style-name="Tabella14.A2" office:value-type="string">
            <text:p text:style-name="Tasti">HLT</text:p>
          </table:table-cell>
          <table:table-cell table:style-name="Tabella14.C2" office:value-type="string">
            <text:p text:style-name="Tasti_20_-_20_commento"/>
          </table:table-cell>
        </table:table-row>
        <table:table-row>
          <table:table-cell table:style-name="Tabella14.A2" office:value-type="string">
            <text:p text:style-name="Tasti_20_-_20_commento">3</text:p>
          </table:table-cell>
          <table:table-cell table:style-name="Tabella14.A2" office:value-type="string">
            <text:p text:style-name="Tasti">Kout 3</text:p>
          </table:table-cell>
          <table:table-cell table:style-name="Tabella14.C2" office:value-type="string">
            <text:p text:style-name="Tasti_20_-_20_commento">visualizza v(p)</text:p>
          </table:table-cell>
        </table:table-row>
        <text:soft-page-break/>
        <table:table-row>
          <table:table-cell table:style-name="Tabella14.A2" office:value-type="string">
            <text:p text:style-name="Tasti_20_-_20_commento">4</text:p>
          </table:table-cell>
          <table:table-cell table:style-name="Tabella14.A2" office:value-type="string">
            <text:p text:style-name="Tasti">HLT</text:p>
          </table:table-cell>
          <table:table-cell table:style-name="Tabella14.C2" office:value-type="string">
            <text:p text:style-name="Tasti_20_-_20_commento"/>
          </table:table-cell>
        </table:table-row>
        <table:table-row>
          <table:table-cell table:style-name="Tabella14.A2" office:value-type="string">
            <text:p text:style-name="Tasti_20_-_20_commento">5</text:p>
          </table:table-cell>
          <table:table-cell table:style-name="Tabella14.A2" office:value-type="string">
            <text:p text:style-name="Tasti">Kout 2</text:p>
          </table:table-cell>
          <table:table-cell table:style-name="Tabella14.C2" office:value-type="string">
            <text:p text:style-name="Tasti_20_-_20_commento">visualizza c(p)</text:p>
          </table:table-cell>
        </table:table-row>
        <table:table-row>
          <table:table-cell table:style-name="Tabella14.A2" office:value-type="string">
            <text:p text:style-name="Tasti_20_-_20_commento">6</text:p>
          </table:table-cell>
          <table:table-cell table:style-name="Tabella14.A2" office:value-type="string">
            <text:p text:style-name="Tasti">ENT</text:p>
          </table:table-cell>
          <table:table-cell table:style-name="Tabella14.C2" office:value-type="string">
            <text:p text:style-name="Tasti_20_-_20_commento">richiede il valore di cc(p)</text:p>
          </table:table-cell>
        </table:table-row>
        <table:table-row>
          <table:table-cell table:style-name="Tabella14.A2" office:value-type="string">
            <text:p text:style-name="Tasti_20_-_20_commento">7</text:p>
          </table:table-cell>
          <table:table-cell table:style-name="Tabella14.A2" office:value-type="string">
            <text:p text:style-name="Tasti">Min</text:p>
          </table:table-cell>
          <table:table-cell table:style-name="Tabella14.C2" office:value-type="string">
            <text:p text:style-name="Tasti_20_-_20_commento"/>
          </table:table-cell>
        </table:table-row>
        <table:table-row>
          <table:table-cell table:style-name="Tabella14.A2" office:value-type="string">
            <text:p text:style-name="Tasti_20_-_20_commento">8</text:p>
          </table:table-cell>
          <table:table-cell table:style-name="Tabella14.A2" office:value-type="string">
            <text:p text:style-name="Tasti">-</text:p>
          </table:table-cell>
          <table:table-cell table:style-name="Tabella14.C2" office:value-type="string">
            <text:p text:style-name="Tasti_20_-_20_commento"/>
          </table:table-cell>
        </table:table-row>
        <table:table-row>
          <table:table-cell table:style-name="Tabella14.A2" office:value-type="string">
            <text:p text:style-name="Tasti_20_-_20_commento">9</text:p>
          </table:table-cell>
          <table:table-cell table:style-name="Tabella14.A2" office:value-type="string">
            <text:p text:style-name="Tasti">Kout 2</text:p>
          </table:table-cell>
          <table:table-cell table:style-name="Tabella14.C2" office:value-type="string">
            <text:p text:style-name="Tasti_20_-_20_commento">verifica che cc(p) <text:span text:style-name="T6">≤</text:span> c(p)</text:p>
          </table:table-cell>
        </table:table-row>
        <table:table-row>
          <table:table-cell table:style-name="Tabella14.A2" office:value-type="string">
            <text:p text:style-name="Tasti_20_-_20_commento">10</text:p>
          </table:table-cell>
          <table:table-cell table:style-name="Tabella14.A2" office:value-type="string">
            <text:p text:style-name="Tasti">=</text:p>
          </table:table-cell>
          <table:table-cell table:style-name="Tabella14.C2" office:value-type="string">
            <text:p text:style-name="Tasti_20_-_20_commento"/>
          </table:table-cell>
        </table:table-row>
        <table:table-row>
          <table:table-cell table:style-name="Tabella14.A2" office:value-type="string">
            <text:p text:style-name="Tasti_20_-_20_commento">11</text:p>
          </table:table-cell>
          <table:table-cell table:style-name="Tabella14.A2" office:value-type="string">
            <text:p text:style-name="Tasti">x&gt;0</text:p>
          </table:table-cell>
          <table:table-cell table:style-name="Tabella14.C2" office:value-type="string">
            <text:p text:style-name="Tasti_20_-_20_commento">se cc(p<text:span text:style-name="T2">) </text:span><text:span text:style-name="T7">&gt;</text:span><text:span text:style-name="T2"> </text:span>c(p), riesegui la procedura di richiesta carburante</text:p>
          </table:table-cell>
        </table:table-row>
        <table:table-row>
          <table:table-cell table:style-name="Tabella14.A2" office:value-type="string">
            <text:p text:style-name="Tasti_20_-_20_commento">12</text:p>
          </table:table-cell>
          <table:table-cell table:style-name="Tabella14.A2" office:value-type="string">
            <text:p text:style-name="Tasti">+/-</text:p>
          </table:table-cell>
          <table:table-cell table:style-name="Tabella14.C2" office:value-type="string">
            <text:p text:style-name="Tasti_20_-_20_commento">aggiorna c(p+1)</text:p>
          </table:table-cell>
        </table:table-row>
        <table:table-row>
          <table:table-cell table:style-name="Tabella14.A2" office:value-type="string">
            <text:p text:style-name="Tasti_20_-_20_commento">13</text:p>
          </table:table-cell>
          <table:table-cell table:style-name="Tabella14.A2" office:value-type="string">
            <text:p text:style-name="Tasti">Kin 2</text:p>
          </table:table-cell>
          <table:table-cell table:style-name="Tabella14.C2" office:value-type="string">
            <text:p text:style-name="Tasti_20_-_20_commento"/>
          </table:table-cell>
        </table:table-row>
        <table:table-row>
          <table:table-cell table:style-name="Tabella14.A2" office:value-type="string">
            <text:p text:style-name="Tasti_20_-_20_commento">14</text:p>
          </table:table-cell>
          <table:table-cell table:style-name="Tabella14.A2" office:value-type="string">
            <text:p text:style-name="Tasti">(</text:p>
          </table:table-cell>
          <table:table-cell table:style-name="Tabella14.C2" office:value-type="string">
            <text:p text:style-name="Tasti_20_-_20_commento">determina v(p+1) utilizzando la memoria M come area di lavoro</text:p>
          </table:table-cell>
        </table:table-row>
        <table:table-row>
          <table:table-cell table:style-name="Tabella14.A2" office:value-type="string">
            <text:p text:style-name="Tasti_20_-_20_commento">15</text:p>
          </table:table-cell>
          <table:table-cell table:style-name="Tabella14.A2" office:value-type="string">
            <text:p text:style-name="Tasti">5</text:p>
          </table:table-cell>
          <table:table-cell table:style-name="Tabella14.C2" office:value-type="string">
            <text:p text:style-name="Tasti_20_-_20_commento">assume g = 5</text:p>
          </table:table-cell>
        </table:table-row>
        <table:table-row>
          <table:table-cell table:style-name="Tabella14.A2" office:value-type="string">
            <text:p text:style-name="Tasti_20_-_20_commento">16</text:p>
          </table:table-cell>
          <table:table-cell table:style-name="Tabella14.A2" office:value-type="string">
            <text:p text:style-name="Tasti">M-</text:p>
          </table:table-cell>
          <table:table-cell table:style-name="Tabella14.C2" office:value-type="string">
            <text:p text:style-name="Tasti_20_-_20_commento"/>
          </table:table-cell>
        </table:table-row>
        <table:table-row>
          <table:table-cell table:style-name="Tabella14.A2" office:value-type="string">
            <text:p text:style-name="Tasti_20_-_20_commento">17</text:p>
          </table:table-cell>
          <table:table-cell table:style-name="Tabella14.A2" office:value-type="string">
            <text:p text:style-name="Tasti">Kout 3</text:p>
          </table:table-cell>
          <table:table-cell table:style-name="Tabella14.C2" office:value-type="string">
            <text:p text:style-name="Tasti_20_-_20_commento"/>
          </table:table-cell>
        </table:table-row>
        <table:table-row>
          <table:table-cell table:style-name="Tabella14.A2" office:value-type="string">
            <text:p text:style-name="Tasti_20_-_20_commento">18</text:p>
          </table:table-cell>
          <table:table-cell table:style-name="Tabella14.A2" office:value-type="string">
            <text:p text:style-name="Tasti">M+</text:p>
          </table:table-cell>
          <table:table-cell table:style-name="Tabella14.C2" office:value-type="string">
            <text:p text:style-name="Tasti_20_-_20_commento">a questo punto, la memoria M contiene v(p+1)</text:p>
          </table:table-cell>
        </table:table-row>
        <table:table-row>
          <table:table-cell table:style-name="Tabella14.A2" office:value-type="string">
            <text:p text:style-name="Tasti_20_-_20_commento">19</text:p>
          </table:table-cell>
          <table:table-cell table:style-name="Tabella14.A2" office:value-type="string">
            <text:p text:style-name="Tasti">+</text:p>
          </table:table-cell>
          <table:table-cell table:style-name="Tabella14.C2" office:value-type="string">
            <text:p text:style-name="Tasti_20_-_20_commento"/>
          </table:table-cell>
        </table:table-row>
        <table:table-row>
          <table:table-cell table:style-name="Tabella14.A2" office:value-type="string">
            <text:p text:style-name="Tasti_20_-_20_commento">20</text:p>
          </table:table-cell>
          <table:table-cell table:style-name="Tabella14.A2" office:value-type="string">
            <text:p text:style-name="Tasti">MR</text:p>
          </table:table-cell>
          <table:table-cell table:style-name="Tabella14.C2" office:value-type="string">
            <text:p text:style-name="Tasti_20_-_20_commento"/>
          </table:table-cell>
        </table:table-row>
        <table:table-row>
          <table:table-cell table:style-name="Tabella14.A2" office:value-type="string">
            <text:p text:style-name="Tasti_20_-_20_commento">21</text:p>
          </table:table-cell>
          <table:table-cell table:style-name="Tabella14.A2" office:value-type="string">
            <text:p text:style-name="Tasti">Kin 3</text:p>
          </table:table-cell>
          <table:table-cell table:style-name="Tabella14.C2" office:value-type="string">
            <text:p text:style-name="Tasti_20_-_20_commento">v(p+1) viene salvata nella memoria K3</text:p>
          </table:table-cell>
        </table:table-row>
        <table:table-row>
          <table:table-cell table:style-name="Tabella14.A2" office:value-type="string">
            <text:p text:style-name="Tasti_20_-_20_commento">22</text:p>
          </table:table-cell>
          <table:table-cell table:style-name="Tabella14.A2" office:value-type="string">
            <text:p text:style-name="Tasti">)</text:p>
          </table:table-cell>
          <table:table-cell table:style-name="Tabella14.C2" office:value-type="string">
            <text:p text:style-name="Tasti_20_-_20_commento"/>
          </table:table-cell>
        </table:table-row>
        <table:table-row>
          <table:table-cell table:style-name="Tabella14.A2" office:value-type="string">
            <text:p text:style-name="Tasti_20_-_20_commento">23</text:p>
          </table:table-cell>
          <table:table-cell table:style-name="Tabella14.A2" office:value-type="string">
            <text:p text:style-name="Tasti">÷</text:p>
          </table:table-cell>
          <table:table-cell table:style-name="Tabella14.C2" office:value-type="string">
            <text:p text:style-name="Tasti_20_-_20_commento"/>
          </table:table-cell>
        </table:table-row>
        <table:table-row>
          <table:table-cell table:style-name="Tabella14.A2" office:value-type="string">
            <text:p text:style-name="Tasti_20_-_20_commento">24</text:p>
          </table:table-cell>
          <table:table-cell table:style-name="Tabella14.A2" office:value-type="string">
            <text:p text:style-name="Tasti">2</text:p>
          </table:table-cell>
          <table:table-cell table:style-name="Tabella14.C2" office:value-type="string">
            <text:p text:style-name="Tasti_20_-_20_commento"/>
          </table:table-cell>
        </table:table-row>
        <table:table-row>
          <table:table-cell table:style-name="Tabella14.A2" office:value-type="string">
            <text:p text:style-name="Tasti_20_-_20_commento">25</text:p>
          </table:table-cell>
          <table:table-cell table:style-name="Tabella14.A2" office:value-type="string">
            <text:p text:style-name="Tasti">+</text:p>
          </table:table-cell>
          <table:table-cell table:style-name="Tabella14.C2" office:value-type="string">
            <text:p text:style-name="Tasti_20_-_20_commento">sul display è ora presente il valore 0.5 * (v(p) + v(p+1))</text:p>
          </table:table-cell>
        </table:table-row>
        <table:table-row>
          <table:table-cell table:style-name="Tabella14.A2" office:value-type="string">
            <text:p text:style-name="Tasti_20_-_20_commento">26</text:p>
          </table:table-cell>
          <table:table-cell table:style-name="Tabella14.A2" office:value-type="string">
            <text:p text:style-name="Tasti">Kout 1</text:p>
          </table:table-cell>
          <table:table-cell table:style-name="Tabella14.C2" office:value-type="string">
            <text:p text:style-name="Tasti_20_-_20_commento">che sommato al valore q(p)</text:p>
          </table:table-cell>
        </table:table-row>
        <table:table-row>
          <table:table-cell table:style-name="Tabella14.A2" office:value-type="string">
            <text:p text:style-name="Tasti_20_-_20_commento">27</text:p>
          </table:table-cell>
          <table:table-cell table:style-name="Tabella14.A2" office:value-type="string">
            <text:p text:style-name="Tasti">=</text:p>
          </table:table-cell>
          <table:table-cell table:style-name="Tabella14.C2" office:value-type="string">
            <text:p text:style-name="Tasti_20_-_20_commento"/>
          </table:table-cell>
        </table:table-row>
        <table:table-row>
          <table:table-cell table:style-name="Tabella14.A2" office:value-type="string">
            <text:p text:style-name="Tasti_20_-_20_commento">28</text:p>
          </table:table-cell>
          <table:table-cell table:style-name="Tabella14.A2" office:value-type="string">
            <text:p text:style-name="Tasti">Kin 1</text:p>
          </table:table-cell>
          <table:table-cell table:style-name="Tabella14.C2" office:value-type="string">
            <text:p text:style-name="Tasti_20_-_20_commento">origina q(p+1), che viene immediatamente salvato nella memoria K1</text:p>
          </table:table-cell>
        </table:table-row>
        <table:table-row>
          <table:table-cell table:style-name="Tabella14.A2" office:value-type="string">
            <text:p text:style-name="Tasti_20_-_20_commento">29</text:p>
          </table:table-cell>
          <table:table-cell table:style-name="Tabella14.A2" office:value-type="string">
            <text:p text:style-name="Tasti">x&gt;0</text:p>
          </table:table-cell>
          <table:table-cell table:style-name="Tabella14.C2" office:value-type="string">
            <text:p text:style-name="Tasti_20_-_20_commento">se q(p+1) è positivo, la discesa non è terminata: si effettua un altro passo</text:p>
          </table:table-cell>
        </table:table-row>
        <table:table-row>
          <table:table-cell table:style-name="Tabella14.A2" office:value-type="string">
            <text:p text:style-name="Tasti_20_-_20_commento">30</text:p>
          </table:table-cell>
          <table:table-cell table:style-name="Tabella14.A2" office:value-type="string">
            <text:p text:style-name="Tasti">4</text:p>
          </table:table-cell>
          <table:table-cell table:style-name="Tabella14.C2" office:value-type="string">
            <text:p text:style-name="Tasti_20_-_20_commento">il modulo ha toccato “terra”!</text:p>
          </table:table-cell>
        </table:table-row>
        <table:table-row>
          <table:table-cell table:style-name="Tabella14.A2" office:value-type="string">
            <text:p text:style-name="Tasti_20_-_20_commento">31</text:p>
          </table:table-cell>
          <table:table-cell table:style-name="Tabella14.A2" office:value-type="string">
            <text:p text:style-name="Tasti">-</text:p>
          </table:table-cell>
          <table:table-cell table:style-name="Tabella14.C2" office:value-type="string">
            <text:p text:style-name="Tasti_20_-_20_commento">la verifica |v(p+1)| <text:span text:style-name="T6">≤</text:span> 2 avviene valutando l'espressione:</text:p>
          </table:table-cell>
        </table:table-row>
        <table:table-row>
          <table:table-cell table:style-name="Tabella14.A2" office:value-type="string">
            <text:p text:style-name="Tasti_20_-_20_commento">32</text:p>
          </table:table-cell>
          <table:table-cell table:style-name="Tabella14.A2" office:value-type="string">
            <text:p text:style-name="Tasti">Kout 3</text:p>
          </table:table-cell>
          <table:table-cell table:style-name="Tabella14.C2" office:value-type="string">
            <text:p text:style-name="Tasti_20_-_20_commento"><text:span text:style-name="T6">√</text:span>(4 - v(p+1)<text:span text:style-name="T11">2</text:span>)</text:p>
          </table:table-cell>
        </table:table-row>
        <table:table-row>
          <table:table-cell table:style-name="Tabella14.A2" office:value-type="string">
            <text:p text:style-name="Tasti_20_-_20_commento">33</text:p>
          </table:table-cell>
          <table:table-cell table:style-name="Tabella14.A2" office:value-type="string">
            <text:p text:style-name="Tasti">x<text:span text:style-name="T11">2</text:span></text:p>
          </table:table-cell>
          <table:table-cell table:style-name="Tabella14.C2" office:value-type="string">
            <text:p text:style-name="Tasti_20_-_20_commento">che esiste solo per i valori ammissibili di v(p+1)</text:p>
          </table:table-cell>
        </table:table-row>
        <table:table-row>
          <table:table-cell table:style-name="Tabella14.A2" office:value-type="string">
            <text:p text:style-name="Tasti_20_-_20_commento">34</text:p>
          </table:table-cell>
          <table:table-cell table:style-name="Tabella14.A2" office:value-type="string">
            <text:p text:style-name="Tasti">=</text:p>
          </table:table-cell>
          <table:table-cell table:style-name="Tabella14.C2" office:value-type="string">
            <text:p text:style-name="Tasti_20_-_20_commento"/>
          </table:table-cell>
        </table:table-row>
        <table:table-row>
          <table:table-cell table:style-name="Tabella14.A2" office:value-type="string">
            <text:p text:style-name="Tasti_20_-_20_commento">35</text:p>
          </table:table-cell>
          <table:table-cell table:style-name="Tabella14.A2" office:value-type="string">
            <text:p text:style-name="P34">√</text:p>
          </table:table-cell>
          <table:table-cell table:style-name="Tabella14.C2" office:value-type="string">
            <text:p text:style-name="Tasti_20_-_20_commento">se v(p+1) è troppo elevata, si produce una condizione d'errore,</text:p>
          </table:table-cell>
        </table:table-row>
        <table:table-row>
          <table:table-cell table:style-name="Tabella14.A2" office:value-type="string">
            <text:p text:style-name="Tasti_20_-_20_commento">36</text:p>
          </table:table-cell>
          <table:table-cell table:style-name="Tabella14.A2" office:value-type="string">
            <text:p text:style-name="Tasti">0</text:p>
          </table:table-cell>
          <table:table-cell table:style-name="Tabella14.C2" office:value-type="string">
            <text:p text:style-name="Tasti_20_-_20_commento">in caso contrario segnala si l'avvenuto allunaggio visualizzando quota 0</text:p>
          </table:table-cell>
        </table:table-row>
      </table:table>
      <text:p text:style-name="P11"/>
      <text:h text:style-name="P17" text:outline-level="1">Valutazione delle prestazioni</text:h>
      <text:p text:style-name="P11">Il programma effettua un conteggio alla rovescia a partire dal numero visualizzato sul display, terminando quando il contatore si azzera.</text:p>
      <text:h text:style-name="Heading_20_2" text:outline-level="2">Note implementative</text:h>
      <text:p text:style-name="P22"><text:span text:style-name="T9">x&gt;0</text:span><text:span text:style-name="T3"><text:tab/>effettua un salto condizionato all'inizio</text:span></text:p>
      <text:p text:style-name="P25"><text:tab/>del programma se il valore sul display è non nullo</text:p>
      <text:h text:style-name="Heading_20_2" text:outline-level="2">Esempio d'uso</text:h>
      <text:h text:style-name="Heading_20_3" text:outline-level="3">Uso del programma</text:h>
      <text:p text:style-name="Sequenza_20_di_20_tasti_20_-_20_commento">Effettuare un conteggio da 1000 cicli:</text:p>
      <text:p text:style-name="Sequenza_20_di_20_tasti">1000 P1 [0]</text:p>
      <text:p text:style-name="Sequenza_20_di_20_tasti_20_-_20_commento">La calcolatrice impiega circa 130 secondi per completare il conto alla rovescia.</text:p>
      <text:h text:style-name="Heading_20_2" text:outline-level="2">P1</text:h>
      <table:table table:name="Tabella5" table:style-name="Tabella5">
        <table:table-column table:style-name="Tabella5.A"/>
        <table:table-column table:style-name="Tabella5.B"/>
        <table:table-column table:style-name="Tabella5.C"/>
        <table:table-row>
          <table:table-cell table:style-name="Tabella5.A1" office:value-type="string">
            <text:p text:style-name="Tasti_20_-_20_commento">1</text:p>
          </table:table-cell>
          <table:table-cell table:style-name="Tabella5.A1" office:value-type="string">
            <text:p text:style-name="Tasti">-</text:p>
          </table:table-cell>
          <table:table-cell table:style-name="Tabella5.C1" office:value-type="string">
            <text:p text:style-name="Tasti_20_-_20_commento">decrementa il numero visualizzato sul display</text:p>
          </table:table-cell>
        </table:table-row>
        <table:table-row>
          <table:table-cell table:style-name="Tabella5.A2" office:value-type="string">
            <text:p text:style-name="Tasti_20_-_20_commento">2</text:p>
          </table:table-cell>
          <table:table-cell table:style-name="Tabella5.A2" office:value-type="string">
            <text:p text:style-name="Tasti">1</text:p>
          </table:table-cell>
          <table:table-cell table:style-name="Tabella5.C2" office:value-type="string">
            <text:p text:style-name="Tasti_20_-_20_commento"/>
          </table:table-cell>
        </table:table-row>
        <table:table-row>
          <table:table-cell table:style-name="Tabella5.A2" office:value-type="string">
            <text:p text:style-name="Tasti_20_-_20_commento">3</text:p>
          </table:table-cell>
          <table:table-cell table:style-name="Tabella5.A2" office:value-type="string">
            <text:p text:style-name="Tasti">=</text:p>
          </table:table-cell>
          <table:table-cell table:style-name="Tabella5.C2" office:value-type="string">
            <text:p text:style-name="Tasti_20_-_20_commento"/>
          </table:table-cell>
        </table:table-row>
        <table:table-row>
          <table:table-cell table:style-name="Tabella5.A2" office:value-type="string">
            <text:p text:style-name="Tasti_20_-_20_commento">4</text:p>
          </table:table-cell>
          <table:table-cell table:style-name="Tabella5.A2" office:value-type="string">
            <text:p text:style-name="Tasti">x&gt;0</text:p>
          </table:table-cell>
          <table:table-cell table:style-name="Tabella5.C2" office:value-type="string">
            <text:p text:style-name="Tasti_20_-_20_commento">se il contatore non è giunto a zero, ricomincia dal passo 1</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family-generic="roman" style:font-pitch="variable" style:font-charset="x-symbol"/>
    <style:font-face style:name="Symbol" svg:font-family="Symbol" style:font-adornments="Roman" style:font-family-generic="roman" style:font-pitch="variable" style:font-charset="x-symbol"/>
    <style:font-face style:name="Tahoma1" svg:font-family="Tahoma"/>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Lucida Sans Unicode" svg:font-family="'Lucida Sans Unicode'" style:font-pitch="variable"/>
    <style:font-face style:name="Tahoma" svg:font-family="Tahoma" style:font-pitch="variable"/>
    <style:font-face style:name="Georgia4" svg:font-family="Georgia" style:font-family-generic="roman" style:font-pitch="variable"/>
    <style:font-face style:name="Georgia3" svg:font-family="Georgia" style:font-adornments="Corsivo" style:font-family-generic="roman" style:font-pitch="variable"/>
    <style:font-face style:name="Georgia1" svg:font-family="Georgia" style:font-adornments="Grassetto" style:font-family-generic="roman" style:font-pitch="variable"/>
    <style:font-face style:name="Georgia2" svg:font-family="Georgia" style:font-adornments="Grassetto Corsivo" style:font-family-generic="roman" style:font-pitch="variable"/>
    <style:font-face style:name="Georgia" svg:font-family="Georgia"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fo:text-align="justify" style:justify-single-word="false"/>
      <style:text-properties style:font-name="Georgia"/>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0cm" fo:margin-right="0cm" fo:margin-top="0.199cm" fo:margin-bottom="0.199cm" fo:text-indent="0cm" style:auto-text-indent="false"/>
      <style:text-properties fo:font-size="10pt" fo:font-style="italic"/>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99cm" fo:margin-bottom="0.801cm"/>
      <style:text-properties style:font-name="Georgia1"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499cm" fo:margin-right="0cm" fo:margin-top="0.22cm" fo:margin-bottom="0.21cm" fo:text-indent="0cm" style:auto-text-indent="false"/>
      <style:text-properties style:font-name="Georgia3" fo:font-size="12pt" fo:font-style="italic" fo:font-weight="normal"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Heading_20_1" style:class="index">
      <style:paragraph-properties text:number-lines="false" text:line-number="0"/>
      <style:text-properties fo:font-size="24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2" style:class="index">
      <style:paragraph-properties fo:margin-left="1cm" fo:margin-right="2cm" fo:margin-top="0.199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next-style-name="Heading_20_2"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equenza_20_di_20_tasti" style:display-name="Sequenza di tasti" style:family="paragraph" style:parent-style-name="Standard" style:class="text">
      <style:paragraph-properties fo:margin-left="1cm" fo:margin-right="0cm" fo:margin-top="0cm" fo:margin-bottom="0.101cm" fo:text-indent="0cm" style:auto-text-indent="false"/>
      <style:text-properties style:font-name="Bitstream Vera Sans Mono" fo:font-size="10pt"/>
    </style:style>
    <style:style style:name="Sequenza_20_di_20_tasti_20_-_20_commento" style:display-name="Sequenza di tasti - commento" style:family="paragraph" style:parent-style-name="Sequenza_20_di_20_tasti" style:class="text">
      <style:paragraph-properties fo:margin-top="0cm" fo:margin-bottom="0.101cm"/>
      <style:text-properties style:font-name="Georgia"/>
    </style:style>
    <style:style style:name="Tasti" style:family="paragraph" style:parent-style-name="Sequenza_20_di_20_tasti">
      <style:paragraph-properties fo:margin-left="0cm" fo:margin-right="0cm" fo:margin-top="0cm" fo:margin-bottom="0cm" fo:text-indent="0cm" style:auto-text-indent="false"/>
    </style:style>
    <style:style style:name="Tasti_20_-_20_commento" style:display-name="Tasti - commento" style:family="paragraph" style:parent-style-name="Sequenza_20_di_20_tasti_20_-_20_commento">
      <style:paragraph-properties fo:margin-left="0cm" fo:margin-right="0cm" fo:margin-top="0cm" fo:margin-bottom="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fo:font-size="8pt" fo:font-style="italic" style:font-size-asian="8pt" style:font-style-asian="italic" style:font-size-complex="8pt" style:font-style-complex="italic"/>
    </style:style>
    <style:style style:name="P2" style:family="paragraph" style:parent-style-name="Footer">
      <style:text-properties fo:font-size="16pt" fo:font-style="italic" style:font-size-asian="16pt" style:font-style-asian="italic" style:font-size-complex="16pt" style:font-style-complex="italic"/>
    </style:style>
    <style:style style:name="P3"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4" style:family="paragraph" style:parent-style-name="Footer">
      <style:paragraph-properties fo:text-align="end" style:justify-single-word="false"/>
      <style:text-properties fo:font-size="16pt" fo:font-style="italic" style:font-size-asian="16pt" style:font-style-asian="italic" style:font-size-complex="16pt" style:font-style-complex="italic"/>
    </style:style>
    <style:style style:name="P5" style:family="paragraph" style:parent-style-name="Header_20_left">
      <style:paragraph-properties fo:text-align="start" style:justify-single-word="false"/>
      <style:text-properties fo:font-size="8pt" fo:font-style="italic" style:font-size-asian="8pt" style:font-style-asian="italic" style:font-size-complex="8pt" style:font-style-complex="italic"/>
    </style:style>
    <style:style style:name="P6" style:family="paragraph" style:parent-style-name="Header_20_left">
      <style:paragraph-properties fo:text-align="end" style:justify-single-word="false"/>
      <style:text-properties fo:font-size="8pt" fo:font-style="italic" style:font-size-asian="8pt" style:font-style-asian="italic" style:font-size-complex="8pt" style:font-style-complex="italic"/>
    </style:style>
    <style:style style:name="P7" style:family="paragraph" style:parent-style-name="Footer">
      <style:text-properties fo:font-size="14pt" fo:font-style="normal" style:font-size-asian="14pt" style:font-style-asian="normal" style:font-size-complex="14pt" style:font-style-complex="normal"/>
    </style:style>
    <style:style style:name="P8" style:family="paragraph" style:parent-style-name="Footer">
      <style:paragraph-properties fo:text-align="end" style:justify-single-word="false"/>
      <style:text-properties fo:font-size="14pt" fo:font-style="italic" style:font-size-asian="14pt" style:font-style-asian="italic" style:font-size-complex="14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Right_20_Page"/>
    <style:master-page style:name="Left_20_Page" style:display-name="Left Page" style:page-layout-name="pm3" style:next-style-name="Right_20_Page">
      <style:header>
        <text:p text:style-name="P1"><text:title>10 programmi per la calcolatrice CASIO fx-180P</text:title></text:p>
      </style:header>
      <style:footer>
        <text:p text:style-name="P2"><text:page-number text:select-page="current">11</text:page-number></text:p>
      </style:footer>
    </style:master-page>
    <style:master-page style:name="Right_20_Page" style:display-name="Right Page" style:page-layout-name="pm4" style:next-style-name="Left_20_Page">
      <style:header>
        <text:p text:style-name="P3"><text:title>10 programmi per la calcolatrice CASIO fx-180P</text:title></text:p>
      </style:header>
      <style:footer>
        <text:p text:style-name="P4"><text:page-number text:select-page="current">11</text:page-number></text:p>
      </style:footer>
    </style:master-page>
    <style:master-page style:name="Index" style:page-layout-name="pm5">
      <style:header>
        <text:p text:style-name="P5"><text:title>10 programmi per la calcolatrice CASIO fx-180P</text:title></text:p>
      </style:header>
      <style:header-left>
        <text:p text:style-name="P6"><text:title>10 programmi per la calcolatrice CASIO fx-180P</text:title></text:p>
      </style:header-left>
      <style:footer>
        <text:p text:style-name="P7"><text:page-number text:select-page="current">11</text:page-number></text:p>
      </style:footer>
      <style:footer-left>
        <text:p text:style-name="P8"><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10 programmi per la calcolatrice CASIO fx-180P</dc:title>
    <meta:creation-date>2006-09-04T23:28:40</meta:creation-date>
    <dc:date>2008-04-25T17:26:11</dc:date>
    <meta:editing-cycles>43</meta:editing-cycles>
    <meta:editing-duration>PT9H51M1S</meta:editing-duration>
    <meta:user-defined meta:name="Data">10/09/2006</meta:user-defined>
    <meta:user-defined meta:name="Revisione">0.1</meta:user-defined>
    <meta:user-defined meta:name="Copyright">Alcuni diritti riservati</meta:user-defined>
    <meta:user-defined meta:name="Autore">Gianfranco Zuliani</meta:user-defined>
    <meta:document-statistic meta:table-count="19" meta:image-count="0" meta:object-count="0" meta:page-count="28" meta:paragraph-count="1224" meta:word-count="4811" meta:character-count="26313"/>
  </office:meta>
</office:document-meta>
</file>